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</manifest:manifest>
</file>

<file path=content.xml><?xml version="1.0" encoding="utf-8"?>
<office:document xmlns:office="urn:oasis:names:tc:opendocument:xmlns:office:1.0" xmlns:table="urn:oasis:names:tc:opendocument:xmlns:table:1.0" xmlns:text="urn:oasis:names:tc:opendocument:xmlns:text:1.0" xmlns:style="urn:oasis:names:tc:opendocument:xmlns:style:1.0" xmlns:fo="urn:oasis:names:tc:opendocument:xmlns:xsl-fo-compatible:1.0" xmlns:xlink="http://www.w3.org/1999/xlink" xmlns:number="urn:oasis:names:tc:opendocument:xmlns:datastyle:1.0" xmlns:svg="urn:oasis:names:tc:opendocument:xmlns:svg-compatible:1.0" xmlns:of="urn:oasis:names:tc:opendocument:xmlns:of:1.2" office:version="1.2" office:mimetype="application/vnd.oasis.opendocument.spreadsheet-flat-xml">
  <office:meta/>
  <office:settings/>
  <office:scripts/>
  <office:font-face-decls/>
  <office:styles/>
  <office:automatic-styles/>
  <office:master-styles/>
  <office:body>
    <office:spreadsheet>
      <table:table table:name="Data">
        <table:table-column table:number-columns-repeated="23" table:default-cell-style-name="Default"/>
        <table:table-row>
          <table:table-cell office:value-type="string">
            <text:p>timestamp</text:p>
          </table:table-cell>
          <table:table-cell office:value-type="string">
            <text:p>duration_time_sec</text:p>
          </table:table-cell>
          <table:table-cell office:value-type="string">
            <text:p>inference_class</text:p>
          </table:table-cell>
          <table:table-cell office:value-type="string">
            <text:p>dataset</text:p>
          </table:table-cell>
          <table:table-cell office:value-type="string">
            <text:p>design</text:p>
          </table:table-cell>
          <table:table-cell office:value-type="string">
            <text:p>response_type</text:p>
          </table:table-cell>
          <table:table-cell office:value-type="string">
            <text:p>function_run</text:p>
          </table:table-cell>
          <table:table-cell office:value-type="string">
            <text:p>result_1</text:p>
          </table:table-cell>
          <table:table-cell office:value-type="string">
            <text:p>result_2</text:p>
          </table:table-cell>
          <table:table-cell office:value-type="string">
            <text:p>beta_T_in_confidence_interval</text:p>
          </table:table-cell>
          <table:table-cell office:value-type="string">
            <text:p>error_message</text:p>
          </table:table-cell>
          <table:table-cell office:value-type="string">
            <text:p>rep</text:p>
          </table:table-cell>
          <table:table-cell office:value-type="string">
            <text:p>run_row_id</text:p>
          </table:table-cell>
          <table:table-cell office:value-type="string">
            <text:p>beta_T</text:p>
          </table:table-cell>
          <table:table-cell office:value-type="string">
            <text:p>r</text:p>
          </table:table-cell>
          <table:table-cell office:value-type="string">
            <text:p>pval_epsilon</text:p>
          </table:table-cell>
          <table:table-cell office:value-type="string">
            <text:p>prob_censoring</text:p>
          </table:table-cell>
          <table:table-cell office:value-type="string">
            <text:p>sd_noise</text:p>
          </table:table-cell>
          <table:table-cell office:value-type="string">
            <text:p>num_cores</text:p>
          </table:table-cell>
          <table:table-cell office:value-type="string">
            <text:p>dataset_n_rows</text:p>
          </table:table-cell>
          <table:table-cell office:value-type="string">
            <text:p>dataset_n_cols</text:p>
          </table:table-cell>
          <table:table-cell office:value-type="string">
            <text:p>result</text:p>
          </table:table-cell>
          <table:table-cell office:value-type="string">
            <text:p>status</text:p>
          </table:table-cell>
        </table:table-row>
        <table:table-row>
          <table:table-cell office:value-type="string">
            <text:p>2026-04-07 10:03:37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2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063288823852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37 EDT</text:p>
          </table:table-cell>
          <table:table-cell office:value-type="string">
            <text:p>0.013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6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6355429326720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37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57</text:p>
          </table:table-cell>
          <table:table-cell office:value-type="string">
            <text:p>0.15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69652652728317 0.1569948879578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39 EDT</text:p>
          </table:table-cell>
          <table:table-cell office:value-type="string">
            <text:p>2.186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0 EDT</text:p>
          </table:table-cell>
          <table:table-cell office:value-type="string">
            <text:p>1.173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608</text:p>
          </table:table-cell>
          <table:table-cell office:value-type="string">
            <text:p>0.1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07779514579349 0.1396478837248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0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28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820512820512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1 EDT</text:p>
          </table:table-cell>
          <table:table-cell office:value-type="string">
            <text:p>0.434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1 EDT</text:p>
          </table:table-cell>
          <table:table-cell office:value-type="string">
            <text:p>0.032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1 EDT</text:p>
          </table:table-cell>
          <table:table-cell office:value-type="string">
            <text:p>0.026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1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99967029702444 0.49996702970244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1 EDT</text:p>
          </table:table-cell>
          <table:table-cell office:value-type="string">
            <text:p>0.275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1 EDT</text:p>
          </table:table-cell>
          <table:table-cell office:value-type="string">
            <text:p>0.286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6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6606007756652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1 EDT</text:p>
          </table:table-cell>
          <table:table-cell office:value-type="string">
            <text:p>0.014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629669155288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1 EDT</text:p>
          </table:table-cell>
          <table:table-cell office:value-type="string">
            <text:p>0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57</text:p>
          </table:table-cell>
          <table:table-cell office:value-type="string">
            <text:p>0.12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5681404216808 0.1246938870350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5:29 EDT</text:p>
          </table:table-cell>
          <table:table-cell office:value-type="string">
            <text:p>107.372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6:15 EDT</text:p>
          </table:table-cell>
          <table:table-cell office:value-type="string">
            <text:p>46.329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521</text:p>
          </table:table-cell>
          <table:table-cell office:value-type="string">
            <text:p>0.08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21133097340371 0.08795834884460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6:15 EDT</text:p>
          </table:table-cell>
          <table:table-cell office:value-type="string">
            <text:p>0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24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78632478632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6:15 EDT</text:p>
          </table:table-cell>
          <table:table-cell office:value-type="string">
            <text:p>0.34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6:20 EDT</text:p>
          </table:table-cell>
          <table:table-cell office:value-type="string">
            <text:p>4.348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4525276041186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6:20 EDT</text:p>
          </table:table-cell>
          <table:table-cell office:value-type="string">
            <text:p>0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2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278885036377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6:20 EDT</text:p>
          </table:table-cell>
          <table:table-cell office:value-type="string">
            <text:p>0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1.025</text:p>
          </table:table-cell>
          <table:table-cell office:value-type="string">
            <text:p>0.93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02527558811741 0.9347700672936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5:02 EDT</text:p>
          </table:table-cell>
          <table:table-cell office:value-type="string">
            <text:p>1722.363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8:28 EDT</text:p>
          </table:table-cell>
          <table:table-cell office:value-type="string">
            <text:p>806.209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426</text:p>
          </table:table-cell>
          <table:table-cell office:value-type="string">
            <text:p>0.70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26076466900982 0.7045485604372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8:28 EDT</text:p>
          </table:table-cell>
          <table:table-cell office:value-type="string">
            <text:p>0.001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8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60398860398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8:29 EDT</text:p>
          </table:table-cell>
          <table:table-cell office:value-type="string">
            <text:p>0.604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8:29 EDT</text:p>
          </table:table-cell>
          <table:table-cell office:value-type="string">
            <text:p>0.02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103681107254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8:29 EDT</text:p>
          </table:table-cell>
          <table:table-cell office:value-type="string">
            <text:p>0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3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62967620960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8:29 EDT</text:p>
          </table:table-cell>
          <table:table-cell office:value-type="string">
            <text:p>0.001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559</text:p>
          </table:table-cell>
          <table:table-cell office:value-type="string">
            <text:p>0.13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58519813273396 0.137783591822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8:43 EDT</text:p>
          </table:table-cell>
          <table:table-cell office:value-type="string">
            <text:p>13.783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8:48 EDT</text:p>
          </table:table-cell>
          <table:table-cell office:value-type="string">
            <text:p>5.45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545</text:p>
          </table:table-cell>
          <table:table-cell office:value-type="string">
            <text:p>0.09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45423894743098 0.0993282448328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8:48 EDT</text:p>
          </table:table-cell>
          <table:table-cell office:value-type="string">
            <text:p>0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20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051282051282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8:49 EDT</text:p>
          </table:table-cell>
          <table:table-cell office:value-type="string">
            <text:p>0.59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9:31 EDT</text:p>
          </table:table-cell>
          <table:table-cell office:value-type="string">
            <text:p>41.94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40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086618380201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9:31 EDT</text:p>
          </table:table-cell>
          <table:table-cell office:value-type="string">
            <text:p>0.001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7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789220744621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9:31 EDT</text:p>
          </table:table-cell>
          <table:table-cell office:value-type="string">
            <text:p>0.001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30.725</text:p>
          </table:table-cell>
          <table:table-cell office:value-type="string">
            <text:p>29.90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30.7247978956797 29.90747421963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16:44 EDT</text:p>
          </table:table-cell>
          <table:table-cell office:value-type="string">
            <text:p>5233.034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3:40 EDT</text:p>
          </table:table-cell>
          <table:table-cell office:value-type="string">
            <text:p>5216.214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1.382</text:p>
          </table:table-cell>
          <table:table-cell office:value-type="string">
            <text:p>0.08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38156340843962 0.08615831504178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3:40 EDT</text:p>
          </table:table-cell>
          <table:table-cell office:value-type="string">
            <text:p>0.001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18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880341880341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3:41 EDT</text:p>
          </table:table-cell>
          <table:table-cell office:value-type="string">
            <text:p>0.581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3:41 EDT</text:p>
          </table:table-cell>
          <table:table-cell office:value-type="string">
            <text:p>0.011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103681107254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3:41 EDT</text:p>
          </table:table-cell>
          <table:table-cell office:value-type="string">
            <text:p>0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3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62967620960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3:41 EDT</text:p>
          </table:table-cell>
          <table:table-cell office:value-type="string">
            <text:p>0.001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559</text:p>
          </table:table-cell>
          <table:table-cell office:value-type="string">
            <text:p>0.13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58519813273396 0.137783591822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3:41 EDT</text:p>
          </table:table-cell>
          <table:table-cell office:value-type="string">
            <text:p>0.289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4:13 EDT</text:p>
          </table:table-cell>
          <table:table-cell office:value-type="string">
            <text:p>31.739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40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086618380201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4:13 EDT</text:p>
          </table:table-cell>
          <table:table-cell office:value-type="string">
            <text:p>0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7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789220744621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4:13 EDT</text:p>
          </table:table-cell>
          <table:table-cell office:value-type="string">
            <text:p>0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30.725</text:p>
          </table:table-cell>
          <table:table-cell office:value-type="string">
            <text:p>29.90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30.7247978956797 29.90747421963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4:13 EDT</text:p>
          </table:table-cell>
          <table:table-cell office:value-type="string">
            <text:p>0.294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4:13 EDT</text:p>
          </table:table-cell>
          <table:table-cell office:value-type="string">
            <text:p>0.024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32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247973485401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4:13 EDT</text:p>
          </table:table-cell>
          <table:table-cell office:value-type="string">
            <text:p>0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7108214397805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4:13 EDT</text:p>
          </table:table-cell>
          <table:table-cell office:value-type="string">
            <text:p>0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903</text:p>
          </table:table-cell>
          <table:table-cell office:value-type="string">
            <text:p>0.25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903214751765993 0.2536200546855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4:37 EDT</text:p>
          </table:table-cell>
          <table:table-cell office:value-type="string">
            <text:p>23.799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4:43 EDT</text:p>
          </table:table-cell>
          <table:table-cell office:value-type="string">
            <text:p>6.243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944</text:p>
          </table:table-cell>
          <table:table-cell office:value-type="string">
            <text:p>0.23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944012715283437 0.235960373942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4:43 EDT</text:p>
          </table:table-cell>
          <table:table-cell office:value-type="string">
            <text:p>0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2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735042735042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4:43 EDT</text:p>
          </table:table-cell>
          <table:table-cell office:value-type="string">
            <text:p>0.327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4:44 EDT</text:p>
          </table:table-cell>
          <table:table-cell office:value-type="string">
            <text:p>1.006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1.0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041031033411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4:44 EDT</text:p>
          </table:table-cell>
          <table:table-cell office:value-type="string">
            <text:p>0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734394185757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44:44 EDT</text:p>
          </table:table-cell>
          <table:table-cell office:value-type="string">
            <text:p>0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3.333</text:p>
          </table:table-cell>
          <table:table-cell office:value-type="string">
            <text:p>1.25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3.33346960784419 1.251407541021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4:43 EDT</text:p>
          </table:table-cell>
          <table:table-cell office:value-type="string">
            <text:p>1198.944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01 EDT</text:p>
          </table:table-cell>
          <table:table-cell office:value-type="string">
            <text:p>197.236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3.527</text:p>
          </table:table-cell>
          <table:table-cell office:value-type="string">
            <text:p>0.23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3.52657672927101 0.2324208320121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01 EDT</text:p>
          </table:table-cell>
          <table:table-cell office:value-type="string">
            <text:p>0.001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20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0227920227920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01 EDT</text:p>
          </table:table-cell>
          <table:table-cell office:value-type="string">
            <text:p>0.492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01 EDT</text:p>
          </table:table-cell>
          <table:table-cell office:value-type="string">
            <text:p>0.315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103682712099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01 EDT</text:p>
          </table:table-cell>
          <table:table-cell office:value-type="string">
            <text:p>0.024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3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62962905167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01 EDT</text:p>
          </table:table-cell>
          <table:table-cell office:value-type="string">
            <text:p>0.001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559</text:p>
          </table:table-cell>
          <table:table-cell office:value-type="string">
            <text:p>0.13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58519889018473 0.137783346598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08 EDT</text:p>
          </table:table-cell>
          <table:table-cell office:value-type="string">
            <text:p>6.831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11 EDT</text:p>
          </table:table-cell>
          <table:table-cell office:value-type="string">
            <text:p>3.262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542</text:p>
          </table:table-cell>
          <table:table-cell office:value-type="string">
            <text:p>0.21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42033253537752 0.2149236653601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11 EDT</text:p>
          </table:table-cell>
          <table:table-cell office:value-type="string">
            <text:p>0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29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905982905982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12 EDT</text:p>
          </table:table-cell>
          <table:table-cell office:value-type="string">
            <text:p>0.3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12 EDT</text:p>
          </table:table-cell>
          <table:table-cell office:value-type="string">
            <text:p>0.008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103682712099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12 EDT</text:p>
          </table:table-cell>
          <table:table-cell office:value-type="string">
            <text:p>0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3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62962905167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12 EDT</text:p>
          </table:table-cell>
          <table:table-cell office:value-type="string">
            <text:p>0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559</text:p>
          </table:table-cell>
          <table:table-cell office:value-type="string">
            <text:p>0.13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58519889018473 0.137783346598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18 EDT</text:p>
          </table:table-cell>
          <table:table-cell office:value-type="string">
            <text:p>5.907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21 EDT</text:p>
          </table:table-cell>
          <table:table-cell office:value-type="string">
            <text:p>2.854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588</text:p>
          </table:table-cell>
          <table:table-cell office:value-type="string">
            <text:p>0.14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88457285617191 0.1451895247714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21 EDT</text:p>
          </table:table-cell>
          <table:table-cell office:value-type="string">
            <text:p>0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2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706552706552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21 EDT</text:p>
          </table:table-cell>
          <table:table-cell office:value-type="string">
            <text:p>0.366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21 EDT</text:p>
          </table:table-cell>
          <table:table-cell office:value-type="string">
            <text:p>0.02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32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247972975371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21 EDT</text:p>
          </table:table-cell>
          <table:table-cell office:value-type="string">
            <text:p>0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710823891835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21 EDT</text:p>
          </table:table-cell>
          <table:table-cell office:value-type="string">
            <text:p>0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903</text:p>
          </table:table-cell>
          <table:table-cell office:value-type="string">
            <text:p>0.25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903214905894908 0.2536203108206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29 EDT</text:p>
          </table:table-cell>
          <table:table-cell office:value-type="string">
            <text:p>8.431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33 EDT</text:p>
          </table:table-cell>
          <table:table-cell office:value-type="string">
            <text:p>4.095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831</text:p>
          </table:table-cell>
          <table:table-cell office:value-type="string">
            <text:p>0.26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830724601474081 0.2690727957898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33 EDT</text:p>
          </table:table-cell>
          <table:table-cell office:value-type="string">
            <text:p>0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25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5356125356125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34 EDT</text:p>
          </table:table-cell>
          <table:table-cell office:value-type="string">
            <text:p>0.449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34 EDT</text:p>
          </table:table-cell>
          <table:table-cell office:value-type="string">
            <text:p>0.017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32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247972975371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34 EDT</text:p>
          </table:table-cell>
          <table:table-cell office:value-type="string">
            <text:p>0.029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710823891835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34 EDT</text:p>
          </table:table-cell>
          <table:table-cell office:value-type="string">
            <text:p>0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903</text:p>
          </table:table-cell>
          <table:table-cell office:value-type="string">
            <text:p>0.25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903214905894908 0.2536203108206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44 EDT</text:p>
          </table:table-cell>
          <table:table-cell office:value-type="string">
            <text:p>10.103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49 EDT</text:p>
          </table:table-cell>
          <table:table-cell office:value-type="string">
            <text:p>4.404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845</text:p>
          </table:table-cell>
          <table:table-cell office:value-type="string">
            <text:p>0.26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845251404620603 0.2628195686421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49 EDT</text:p>
          </table:table-cell>
          <table:table-cell office:value-type="string">
            <text:p>0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2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706552706552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8:49 EDT</text:p>
          </table:table-cell>
          <table:table-cell office:value-type="string">
            <text:p>0.316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9:47 EDT</text:p>
          </table:table-cell>
          <table:table-cell office:value-type="string">
            <text:p>58.462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008675424853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9:47 EDT</text:p>
          </table:table-cell>
          <table:table-cell office:value-type="string">
            <text:p>0.001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9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81666868762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09:47 EDT</text:p>
          </table:table-cell>
          <table:table-cell office:value-type="string">
            <text:p>0.001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86.141</text:p>
          </table:table-cell>
          <table:table-cell office:value-type="string">
            <text:p>85.9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86.1412957083023 85.93956062333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5:19:36 EDT</text:p>
          </table:table-cell>
          <table:table-cell office:value-type="string">
            <text:p>4188.956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30:14 EDT</text:p>
          </table:table-cell>
          <table:table-cell office:value-type="string">
            <text:p>4237.713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911</text:p>
          </table:table-cell>
          <table:table-cell office:value-type="string">
            <text:p>1.07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91076690026808 1.07855965054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30:14 EDT</text:p>
          </table:table-cell>
          <table:table-cell office:value-type="string">
            <text:p>0.001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82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233618233618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30:14 EDT</text:p>
          </table:table-cell>
          <table:table-cell office:value-type="string">
            <text:p>0.411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7:05 EDT</text:p>
          </table:table-cell>
          <table:table-cell office:value-type="string">
            <text:p>0.025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26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690260622010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7:05 EDT</text:p>
          </table:table-cell>
          <table:table-cell office:value-type="string">
            <text:p>0.025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596927670284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7:05 EDT</text:p>
          </table:table-cell>
          <table:table-cell office:value-type="string">
            <text:p>0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106</text:p>
          </table:table-cell>
          <table:table-cell office:value-type="string">
            <text:p>0.64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05968098545574 0.6440202229476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7:14 EDT</text:p>
          </table:table-cell>
          <table:table-cell office:value-type="string">
            <text:p>9.404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7:19 EDT</text:p>
          </table:table-cell>
          <table:table-cell office:value-type="string">
            <text:p>4.336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065</text:p>
          </table:table-cell>
          <table:table-cell office:value-type="string">
            <text:p>0.72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4953491777765 0.72469344337837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7:19 EDT</text:p>
          </table:table-cell>
          <table:table-cell office:value-type="string">
            <text:p>0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1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623931623931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7:19 EDT</text:p>
          </table:table-cell>
          <table:table-cell office:value-type="string">
            <text:p>0.522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7:43 EDT</text:p>
          </table:table-cell>
          <table:table-cell office:value-type="string">
            <text:p>23.518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58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8859281494290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7:43 EDT</text:p>
          </table:table-cell>
          <table:table-cell office:value-type="string">
            <text:p>0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19638073572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7:43 EDT</text:p>
          </table:table-cell>
          <table:table-cell office:value-type="string">
            <text:p>0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10.846</text:p>
          </table:table-cell>
          <table:table-cell office:value-type="string">
            <text:p>12.02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0.8458895585821 12.023075188467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7:43 EDT</text:p>
          </table:table-cell>
          <table:table-cell office:value-type="string">
            <text:p>0.314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7:43 EDT</text:p>
          </table:table-cell>
          <table:table-cell office:value-type="string">
            <text:p>0.017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20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022159427195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7:43 EDT</text:p>
          </table:table-cell>
          <table:table-cell office:value-type="string">
            <text:p>0.039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6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692919733720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7:43 EDT</text:p>
          </table:table-cell>
          <table:table-cell office:value-type="string">
            <text:p>0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561</text:p>
          </table:table-cell>
          <table:table-cell office:value-type="string">
            <text:p>0.15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6099020402536 0.1565583185862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7:44 EDT</text:p>
          </table:table-cell>
          <table:table-cell office:value-type="string">
            <text:p>0.319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8:50 EDT</text:p>
          </table:table-cell>
          <table:table-cell office:value-type="string">
            <text:p>66.429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2.09558532038301e-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8:50 EDT</text:p>
          </table:table-cell>
          <table:table-cell office:value-type="string">
            <text:p>0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9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81681413130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8:50 EDT</text:p>
          </table:table-cell>
          <table:table-cell office:value-type="string">
            <text:p>0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02</text:p>
          </table:table-cell>
          <table:table-cell office:value-type="string">
            <text:p>0.00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179105772753158 0.001786866556890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8:50 EDT</text:p>
          </table:table-cell>
          <table:table-cell office:value-type="string">
            <text:p>0.394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8:50 EDT</text:p>
          </table:table-cell>
          <table:table-cell office:value-type="string">
            <text:p>0.044</text:p>
          </table:table-cell>
          <table:table-cell office:value-type="string">
            <text:p>InferenceOrdinalJonckheereTerpstraTes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exact_two_sided_pval_for_treatment_effect</text:p>
          </table:table-cell>
          <table:table-cell office:value-type="string">
            <text:p>0.28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86219061763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8:50 EDT</text:p>
          </table:table-cell>
          <table:table-cell office:value-type="string">
            <text:p>0.014</text:p>
          </table:table-cell>
          <table:table-cell office:value-type="string">
            <text:p>InferenceOrdinalJonckheereTerpstraTes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06676422169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8:50 EDT</text:p>
          </table:table-cell>
          <table:table-cell office:value-type="string">
            <text:p>0.012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2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220589720843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8:50 EDT</text:p>
          </table:table-cell>
          <table:table-cell office:value-type="string">
            <text:p>0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400589469313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8:50 EDT</text:p>
          </table:table-cell>
          <table:table-cell office:value-type="string">
            <text:p>0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634</text:p>
          </table:table-cell>
          <table:table-cell office:value-type="string">
            <text:p>0.3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33656080231063 0.3895381360623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58:51 EDT</text:p>
          </table:table-cell>
          <table:table-cell office:value-type="string">
            <text:p>0.406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9 23:53:35 EDT</text:p>
          </table:table-cell>
          <table:table-cell office:value-type="string">
            <text:p>2.471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9 23:53:35 EDT</text:p>
          </table:table-cell>
          <table:table-cell office:value-type="string">
            <text:p>0.041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9 23:53:35 EDT</text:p>
          </table:table-cell>
          <table:table-cell office:value-type="string">
            <text:p>0.001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638</text:p>
          </table:table-cell>
          <table:table-cell office:value-type="string">
            <text:p>0.63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38393309294784 0.63839330929478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27 EDT</text:p>
          </table:table-cell>
          <table:table-cell office:value-type="string">
            <text:p>0.566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735042735042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27 EDT</text:p>
          </table:table-cell>
          <table:table-cell office:value-type="string">
            <text:p>0.004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3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208218582229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27 EDT</text:p>
          </table:table-cell>
          <table:table-cell office:value-type="string">
            <text:p>0.017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7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76996661352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27 EDT</text:p>
          </table:table-cell>
          <table:table-cell office:value-type="string">
            <text:p>0.001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146</text:p>
          </table:table-cell>
          <table:table-cell office:value-type="string">
            <text:p>0.78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45690873274284 0.7873345897201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28 EDT</text:p>
          </table:table-cell>
          <table:table-cell office:value-type="string">
            <text:p>0.866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30 EDT</text:p>
          </table:table-cell>
          <table:table-cell office:value-type="string">
            <text:p>1.809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186</text:p>
          </table:table-cell>
          <table:table-cell office:value-type="string">
            <text:p>0.7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86150243040983 0.7304289769168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31 EDT</text:p>
          </table:table-cell>
          <table:table-cell office:value-type="string">
            <text:p>1.595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28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828344968531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32 EDT</text:p>
          </table:table-cell>
          <table:table-cell office:value-type="string">
            <text:p>0.294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735042735042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0 EDT</text:p>
          </table:table-cell>
          <table:table-cell office:value-type="string">
            <text:p>8.403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14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493360913348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0 EDT</text:p>
          </table:table-cell>
          <table:table-cell office:value-type="string">
            <text:p>0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9991400855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0 EDT</text:p>
          </table:table-cell>
          <table:table-cell office:value-type="string">
            <text:p>0.001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27157.844</text:p>
          </table:table-cell>
          <table:table-cell office:value-type="string">
            <text:p>27158.14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27157.8444854092 27158.14315759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0 EDT</text:p>
          </table:table-cell>
          <table:table-cell office:value-type="string">
            <text:p>0.326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735042735042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0 EDT</text:p>
          </table:table-cell>
          <table:table-cell office:value-type="string">
            <text:p>0.001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0667642216938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0 EDT</text:p>
          </table:table-cell>
          <table:table-cell office:value-type="string">
            <text:p>0.044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057893695503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0 EDT</text:p>
          </table:table-cell>
          <table:table-cell office:value-type="string">
            <text:p>0.001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112</text:p>
          </table:table-cell>
          <table:table-cell office:value-type="string">
            <text:p>0.01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2066192346719 0.01073090791284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1 EDT</text:p>
          </table:table-cell>
          <table:table-cell office:value-type="string">
            <text:p>0.115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2 EDT</text:p>
          </table:table-cell>
          <table:table-cell office:value-type="string">
            <text:p>1.304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155</text:p>
          </table:table-cell>
          <table:table-cell office:value-type="string">
            <text:p>0.03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5484549718588 0.03851765593347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3 EDT</text:p>
          </table:table-cell>
          <table:table-cell office:value-type="string">
            <text:p>1.531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2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523669938916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4 EDT</text:p>
          </table:table-cell>
          <table:table-cell office:value-type="string">
            <text:p>0.334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735042735042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4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081081081081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4 EDT</text:p>
          </table:table-cell>
          <table:table-cell office:value-type="string">
            <text:p>0.016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5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5928397438200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4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73</text:p>
          </table:table-cell>
          <table:table-cell office:value-type="string">
            <text:p>0.25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73190345063767 0.256974128847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4 EDT</text:p>
          </table:table-cell>
          <table:table-cell office:value-type="string">
            <text:p>0.062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6 EDT</text:p>
          </table:table-cell>
          <table:table-cell office:value-type="string">
            <text:p>1.468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517</text:p>
          </table:table-cell>
          <table:table-cell office:value-type="string">
            <text:p>0.25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17491237137305 0.2567421375877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7 EDT</text:p>
          </table:table-cell>
          <table:table-cell office:value-type="string">
            <text:p>1.213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58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809466919442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7 EDT</text:p>
          </table:table-cell>
          <table:table-cell office:value-type="string">
            <text:p>0.39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29914529914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7 EDT</text:p>
          </table:table-cell>
          <table:table-cell office:value-type="string">
            <text:p>0.038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7 EDT</text:p>
          </table:table-cell>
          <table:table-cell office:value-type="string">
            <text:p>0.05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7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2.14848877127335e-05 2.14848877127335e-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8 EDT</text:p>
          </table:table-cell>
          <table:table-cell office:value-type="string">
            <text:p>0.44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29914529914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8 EDT</text:p>
          </table:table-cell>
          <table:table-cell office:value-type="string">
            <text:p>0.013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8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664575635669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8 EDT</text:p>
          </table:table-cell>
          <table:table-cell office:value-type="string">
            <text:p>0.001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5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567114453326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8 EDT</text:p>
          </table:table-cell>
          <table:table-cell office:value-type="string">
            <text:p>0.001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376</text:p>
          </table:table-cell>
          <table:table-cell office:value-type="string">
            <text:p>0.20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75590785800011 0.2022992730866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52 EDT</text:p>
          </table:table-cell>
          <table:table-cell office:value-type="string">
            <text:p>4.185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55 EDT</text:p>
          </table:table-cell>
          <table:table-cell office:value-type="string">
            <text:p>3.006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388</text:p>
          </table:table-cell>
          <table:table-cell office:value-type="string">
            <text:p>0.22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87793181851197 0.2273739496411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58 EDT</text:p>
          </table:table-cell>
          <table:table-cell office:value-type="string">
            <text:p>3.054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59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963869382270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59 EDT</text:p>
          </table:table-cell>
          <table:table-cell office:value-type="string">
            <text:p>0.44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29914529914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5:00 EDT</text:p>
          </table:table-cell>
          <table:table-cell office:value-type="string">
            <text:p>0.965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8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8432572137071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5:00 EDT</text:p>
          </table:table-cell>
          <table:table-cell office:value-type="string">
            <text:p>0.001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8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534058624844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5:00 EDT</text:p>
          </table:table-cell>
          <table:table-cell office:value-type="string">
            <text:p>0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1.062</text:p>
          </table:table-cell>
          <table:table-cell office:value-type="string">
            <text:p>1.2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06180839551675 1.230459838258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0:53 EDT</text:p>
          </table:table-cell>
          <table:table-cell office:value-type="string">
            <text:p>353.449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3:19 EDT</text:p>
          </table:table-cell>
          <table:table-cell office:value-type="string">
            <text:p>145.931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185</text:p>
          </table:table-cell>
          <table:table-cell office:value-type="string">
            <text:p>0.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84582357563963 0.7002943258718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6:14 EDT</text:p>
          </table:table-cell>
          <table:table-cell office:value-type="string">
            <text:p>174.971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25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568863029090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6:14 EDT</text:p>
          </table:table-cell>
          <table:table-cell office:value-type="string">
            <text:p>0.515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29914529914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6:14 EDT</text:p>
          </table:table-cell>
          <table:table-cell office:value-type="string">
            <text:p>0.006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1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24220964763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6:14 EDT</text:p>
          </table:table-cell>
          <table:table-cell office:value-type="string">
            <text:p>0.001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2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262008424782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6:14 EDT</text:p>
          </table:table-cell>
          <table:table-cell office:value-type="string">
            <text:p>0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6</text:p>
          </table:table-cell>
          <table:table-cell office:value-type="string">
            <text:p>0.23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60067507984661 0.235223315031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6:17 EDT</text:p>
          </table:table-cell>
          <table:table-cell office:value-type="string">
            <text:p>2.102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6:19 EDT</text:p>
          </table:table-cell>
          <table:table-cell office:value-type="string">
            <text:p>2.471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474</text:p>
          </table:table-cell>
          <table:table-cell office:value-type="string">
            <text:p>0.22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73837025396201 0.2238975739035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6:21 EDT</text:p>
          </table:table-cell>
          <table:table-cell office:value-type="string">
            <text:p>2.431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49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9602912131180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6:22 EDT</text:p>
          </table:table-cell>
          <table:table-cell office:value-type="string">
            <text:p>0.477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29914529914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6:43 EDT</text:p>
          </table:table-cell>
          <table:table-cell office:value-type="string">
            <text:p>21.238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2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364053900582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6:43 EDT</text:p>
          </table:table-cell>
          <table:table-cell office:value-type="string">
            <text:p>0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9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7583976643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6:43 EDT</text:p>
          </table:table-cell>
          <table:table-cell office:value-type="string">
            <text:p>0.003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15.325</text:p>
          </table:table-cell>
          <table:table-cell office:value-type="string">
            <text:p>15.27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5.3254832905347 15.2782022125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52:10 EDT</text:p>
          </table:table-cell>
          <table:table-cell office:value-type="string">
            <text:p>4204.517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1:54:52 EDT</text:p>
          </table:table-cell>
          <table:table-cell office:value-type="string">
            <text:p>3761.681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610</text:p>
          </table:table-cell>
          <table:table-cell office:value-type="string">
            <text:p>0.72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09698191843095 0.7245467435935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29 EDT</text:p>
          </table:table-cell>
          <table:table-cell office:value-type="string">
            <text:p>3697.686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9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726097210675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30 EDT</text:p>
          </table:table-cell>
          <table:table-cell office:value-type="string">
            <text:p>0.473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68660968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30 EDT</text:p>
          </table:table-cell>
          <table:table-cell office:value-type="string">
            <text:p>0.004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310934510678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30 EDT</text:p>
          </table:table-cell>
          <table:table-cell office:value-type="string">
            <text:p>0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2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219670653993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30 EDT</text:p>
          </table:table-cell>
          <table:table-cell office:value-type="string">
            <text:p>0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11</text:p>
          </table:table-cell>
          <table:table-cell office:value-type="string">
            <text:p>0.28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10723838055325 0.2845051478417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30 EDT</text:p>
          </table:table-cell>
          <table:table-cell office:value-type="string">
            <text:p>0.301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68660968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49 EDT</text:p>
          </table:table-cell>
          <table:table-cell office:value-type="string">
            <text:p>18.838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489115903978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49 EDT</text:p>
          </table:table-cell>
          <table:table-cell office:value-type="string">
            <text:p>0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9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12740421174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49 EDT</text:p>
          </table:table-cell>
          <table:table-cell office:value-type="string">
            <text:p>0.001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11.694</text:p>
          </table:table-cell>
          <table:table-cell office:value-type="string">
            <text:p>11.56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1.6941467008098 11.564364382730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49 EDT</text:p>
          </table:table-cell>
          <table:table-cell office:value-type="string">
            <text:p>0.324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68660968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49 EDT</text:p>
          </table:table-cell>
          <table:table-cell office:value-type="string">
            <text:p>0.012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3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348117605266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49 EDT</text:p>
          </table:table-cell>
          <table:table-cell office:value-type="string">
            <text:p>0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4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472657255215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49 EDT</text:p>
          </table:table-cell>
          <table:table-cell office:value-type="string">
            <text:p>0.001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712</text:p>
          </table:table-cell>
          <table:table-cell office:value-type="string">
            <text:p>0.44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12274598417782 0.4426510773645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53 EDT</text:p>
          </table:table-cell>
          <table:table-cell office:value-type="string">
            <text:p>3.572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56 EDT</text:p>
          </table:table-cell>
          <table:table-cell office:value-type="string">
            <text:p>2.945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743</text:p>
          </table:table-cell>
          <table:table-cell office:value-type="string">
            <text:p>0.49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43432129204546 0.4939559263004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58 EDT</text:p>
          </table:table-cell>
          <table:table-cell office:value-type="string">
            <text:p>2.552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67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700751714852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59 EDT</text:p>
          </table:table-cell>
          <table:table-cell office:value-type="string">
            <text:p>0.303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68660968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59 EDT</text:p>
          </table:table-cell>
          <table:table-cell office:value-type="string">
            <text:p>0.409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70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024134146772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59 EDT</text:p>
          </table:table-cell>
          <table:table-cell office:value-type="string">
            <text:p>0.001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97321952650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6:59 EDT</text:p>
          </table:table-cell>
          <table:table-cell office:value-type="string">
            <text:p>0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4100.986</text:p>
          </table:table-cell>
          <table:table-cell office:value-type="string">
            <text:p>4102.39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4100.98622921383 4102.391056043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8:11 EDT</text:p>
          </table:table-cell>
          <table:table-cell office:value-type="string">
            <text:p>71.922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8:34 EDT</text:p>
          </table:table-cell>
          <table:table-cell office:value-type="string">
            <text:p>23.138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009</text:p>
          </table:table-cell>
          <table:table-cell office:value-type="string">
            <text:p>2.70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878664224263703 2.701835746365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8:58 EDT</text:p>
          </table:table-cell>
          <table:table-cell office:value-type="string">
            <text:p>23.474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0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5052395828108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8:58 EDT</text:p>
          </table:table-cell>
          <table:table-cell office:value-type="string">
            <text:p>0.302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68660968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8:58 EDT</text:p>
          </table:table-cell>
          <table:table-cell office:value-type="string">
            <text:p>0.275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310802935324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8:58 EDT</text:p>
          </table:table-cell>
          <table:table-cell office:value-type="string">
            <text:p>0.015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2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219726757804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8:58 EDT</text:p>
          </table:table-cell>
          <table:table-cell office:value-type="string">
            <text:p>0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11</text:p>
          </table:table-cell>
          <table:table-cell office:value-type="string">
            <text:p>0.28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10722593088906 0.28450653438240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02 EDT</text:p>
          </table:table-cell>
          <table:table-cell office:value-type="string">
            <text:p>3.968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05 EDT</text:p>
          </table:table-cell>
          <table:table-cell office:value-type="string">
            <text:p>2.782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442</text:p>
          </table:table-cell>
          <table:table-cell office:value-type="string">
            <text:p>0.29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42132919955112 0.2988133048975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08 EDT</text:p>
          </table:table-cell>
          <table:table-cell office:value-type="string">
            <text:p>2.876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68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82430673247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08 EDT</text:p>
          </table:table-cell>
          <table:table-cell office:value-type="string">
            <text:p>0.31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68660968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08 EDT</text:p>
          </table:table-cell>
          <table:table-cell office:value-type="string">
            <text:p>0.01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310802935324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08 EDT</text:p>
          </table:table-cell>
          <table:table-cell office:value-type="string">
            <text:p>0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2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219726757804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08 EDT</text:p>
          </table:table-cell>
          <table:table-cell office:value-type="string">
            <text:p>0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11</text:p>
          </table:table-cell>
          <table:table-cell office:value-type="string">
            <text:p>0.28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10722593088906 0.28450653438240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12 EDT</text:p>
          </table:table-cell>
          <table:table-cell office:value-type="string">
            <text:p>3.442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14 EDT</text:p>
          </table:table-cell>
          <table:table-cell office:value-type="string">
            <text:p>2.752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392</text:p>
          </table:table-cell>
          <table:table-cell office:value-type="string">
            <text:p>0.25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91830442009308 0.2557910549697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17 EDT</text:p>
          </table:table-cell>
          <table:table-cell office:value-type="string">
            <text:p>2.862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65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548415704469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18 EDT</text:p>
          </table:table-cell>
          <table:table-cell office:value-type="string">
            <text:p>0.384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68660968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18 EDT</text:p>
          </table:table-cell>
          <table:table-cell office:value-type="string">
            <text:p>0.021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3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348117465354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18 EDT</text:p>
          </table:table-cell>
          <table:table-cell office:value-type="string">
            <text:p>0.001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4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472657743083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18 EDT</text:p>
          </table:table-cell>
          <table:table-cell office:value-type="string">
            <text:p>0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712</text:p>
          </table:table-cell>
          <table:table-cell office:value-type="string">
            <text:p>0.44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12274610179268 0.4426511171084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23 EDT</text:p>
          </table:table-cell>
          <table:table-cell office:value-type="string">
            <text:p>5.272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26 EDT</text:p>
          </table:table-cell>
          <table:table-cell office:value-type="string">
            <text:p>3.462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696</text:p>
          </table:table-cell>
          <table:table-cell office:value-type="string">
            <text:p>0.51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96179710096039 0.5158841842947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30 EDT</text:p>
          </table:table-cell>
          <table:table-cell office:value-type="string">
            <text:p>3.638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72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248857105553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30 EDT</text:p>
          </table:table-cell>
          <table:table-cell office:value-type="string">
            <text:p>0.29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68660968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30 EDT</text:p>
          </table:table-cell>
          <table:table-cell office:value-type="string">
            <text:p>0.021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3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348117465354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30 EDT</text:p>
          </table:table-cell>
          <table:table-cell office:value-type="string">
            <text:p>0.022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4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472657743083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30 EDT</text:p>
          </table:table-cell>
          <table:table-cell office:value-type="string">
            <text:p>0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712</text:p>
          </table:table-cell>
          <table:table-cell office:value-type="string">
            <text:p>0.44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12274610179268 0.4426511171084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37 EDT</text:p>
          </table:table-cell>
          <table:table-cell office:value-type="string">
            <text:p>6.276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40 EDT</text:p>
          </table:table-cell>
          <table:table-cell office:value-type="string">
            <text:p>3.605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663</text:p>
          </table:table-cell>
          <table:table-cell office:value-type="string">
            <text:p>0.53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63371760401701 0.5331486070164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44 EDT</text:p>
          </table:table-cell>
          <table:table-cell office:value-type="string">
            <text:p>3.809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7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497994162143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9:44 EDT</text:p>
          </table:table-cell>
          <table:table-cell office:value-type="string">
            <text:p>0.355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68660968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00:05 EDT</text:p>
          </table:table-cell>
          <table:table-cell office:value-type="string">
            <text:p>20.815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1.03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030712940138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00:05 EDT</text:p>
          </table:table-cell>
          <table:table-cell office:value-type="string">
            <text:p>0.001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1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1176764352805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00:05 EDT</text:p>
          </table:table-cell>
          <table:table-cell office:value-type="string">
            <text:p>0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19.262</text:p>
          </table:table-cell>
          <table:table-cell office:value-type="string">
            <text:p>17.2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9.2616910383752 17.20026515809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05:06 EDT</text:p>
          </table:table-cell>
          <table:table-cell office:value-type="string">
            <text:p>3900.398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4:11 EDT</text:p>
          </table:table-cell>
          <table:table-cell office:value-type="string">
            <text:p>4144.928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2.338</text:p>
          </table:table-cell>
          <table:table-cell office:value-type="string">
            <text:p>-0.628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2.33786934557653 -0.6284120008942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3:31 EDT</text:p>
          </table:table-cell>
          <table:table-cell office:value-type="string">
            <text:p>4160.562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00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2356372530347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3:32 EDT</text:p>
          </table:table-cell>
          <table:table-cell office:value-type="string">
            <text:p>0.46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68660968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3:32 EDT</text:p>
          </table:table-cell>
          <table:table-cell office:value-type="string">
            <text:p>0.006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2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231713816525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3:32 EDT</text:p>
          </table:table-cell>
          <table:table-cell office:value-type="string">
            <text:p>0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0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069352877872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3:32 EDT</text:p>
          </table:table-cell>
          <table:table-cell office:value-type="string">
            <text:p>0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352</text:p>
          </table:table-cell>
          <table:table-cell office:value-type="string">
            <text:p>0.39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51839350660747 0.3964736269912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3:33 EDT</text:p>
          </table:table-cell>
          <table:table-cell office:value-type="string">
            <text:p>1.146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3:35 EDT</text:p>
          </table:table-cell>
          <table:table-cell office:value-type="string">
            <text:p>2.099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322</text:p>
          </table:table-cell>
          <table:table-cell office:value-type="string">
            <text:p>0.44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21519763090427 0.440540986657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3:37 EDT</text:p>
          </table:table-cell>
          <table:table-cell office:value-type="string">
            <text:p>2.166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85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553670139696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3:38 EDT</text:p>
          </table:table-cell>
          <table:table-cell office:value-type="string">
            <text:p>0.671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68660968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17 EDT</text:p>
          </table:table-cell>
          <table:table-cell office:value-type="string">
            <text:p>39.014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3982497739407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17 EDT</text:p>
          </table:table-cell>
          <table:table-cell office:value-type="string">
            <text:p>0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9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77163474148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17 EDT</text:p>
          </table:table-cell>
          <table:table-cell office:value-type="string">
            <text:p>0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50.589</text:p>
          </table:table-cell>
          <table:table-cell office:value-type="string">
            <text:p>50.73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50.5885055442835 50.73647053976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17 EDT</text:p>
          </table:table-cell>
          <table:table-cell office:value-type="string">
            <text:p>0.288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68660968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17 EDT</text:p>
          </table:table-cell>
          <table:table-cell office:value-type="string">
            <text:p>0.016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8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406829206611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17 EDT</text:p>
          </table:table-cell>
          <table:table-cell office:value-type="string">
            <text:p>0.048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4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468916840102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17 EDT</text:p>
          </table:table-cell>
          <table:table-cell office:value-type="string">
            <text:p>0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44</text:p>
          </table:table-cell>
          <table:table-cell office:value-type="string">
            <text:p>0.27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43763500096056 0.275626915963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17 EDT</text:p>
          </table:table-cell>
          <table:table-cell office:value-type="string">
            <text:p>0.284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68660968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38 EDT</text:p>
          </table:table-cell>
          <table:table-cell office:value-type="string">
            <text:p>20.819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07703681152682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38 EDT</text:p>
          </table:table-cell>
          <table:table-cell office:value-type="string">
            <text:p>0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3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348367713005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38 EDT</text:p>
          </table:table-cell>
          <table:table-cell office:value-type="string">
            <text:p>0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19</text:p>
          </table:table-cell>
          <table:table-cell office:value-type="string">
            <text:p>0.01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92375321442526 0.01769679591371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39 EDT</text:p>
          </table:table-cell>
          <table:table-cell office:value-type="string">
            <text:p>0.286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68660968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39 EDT</text:p>
          </table:table-cell>
          <table:table-cell office:value-type="string">
            <text:p>0.018</text:p>
          </table:table-cell>
          <table:table-cell office:value-type="string">
            <text:p>InferenceOrdinalJonckheereTerpstraTes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exact_two_sided_pval_for_treatment_effect</text:p>
          </table:table-cell>
          <table:table-cell office:value-type="string">
            <text:p>0.6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413952008239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39 EDT</text:p>
          </table:table-cell>
          <table:table-cell office:value-type="string">
            <text:p>0.013</text:p>
          </table:table-cell>
          <table:table-cell office:value-type="string">
            <text:p>InferenceOrdinalJonckheereTerpstraTes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1000730460189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39 EDT</text:p>
          </table:table-cell>
          <table:table-cell office:value-type="string">
            <text:p>0.019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2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710692873042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39 EDT</text:p>
          </table:table-cell>
          <table:table-cell office:value-type="string">
            <text:p>0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0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485157068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39 EDT</text:p>
          </table:table-cell>
          <table:table-cell office:value-type="string">
            <text:p>0.001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789</text:p>
          </table:table-cell>
          <table:table-cell office:value-type="string">
            <text:p>0.24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88849097015041 0.2467105224066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39 EDT</text:p>
          </table:table-cell>
          <table:table-cell office:value-type="string">
            <text:p>0.305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68660968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2 EDT</text:p>
          </table:table-cell>
          <table:table-cell office:value-type="string">
            <text:p>2.646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2 EDT</text:p>
          </table:table-cell>
          <table:table-cell office:value-type="string">
            <text:p>0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2 EDT</text:p>
          </table:table-cell>
          <table:table-cell office:value-type="string">
            <text:p>0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804</text:p>
          </table:table-cell>
          <table:table-cell office:value-type="string">
            <text:p>0.80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803516128631288 0.8035161286312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2 EDT</text:p>
          </table:table-cell>
          <table:table-cell office:value-type="string">
            <text:p>0.296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68660968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2 EDT</text:p>
          </table:table-cell>
          <table:table-cell office:value-type="string">
            <text:p>0.005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4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621101664961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2 EDT</text:p>
          </table:table-cell>
          <table:table-cell office:value-type="string">
            <text:p>0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4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4559079117861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2 EDT</text:p>
          </table:table-cell>
          <table:table-cell office:value-type="string">
            <text:p>0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19</text:p>
          </table:table-cell>
          <table:table-cell office:value-type="string">
            <text:p>0.51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18863130869799 0.5112851641690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3 EDT</text:p>
          </table:table-cell>
          <table:table-cell office:value-type="string">
            <text:p>0.953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4 EDT</text:p>
          </table:table-cell>
          <table:table-cell office:value-type="string">
            <text:p>1.507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415</text:p>
          </table:table-cell>
          <table:table-cell office:value-type="string">
            <text:p>0.49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14999685331188 0.4936457475249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6 EDT</text:p>
          </table:table-cell>
          <table:table-cell office:value-type="string">
            <text:p>1.662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92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2719256780774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6 EDT</text:p>
          </table:table-cell>
          <table:table-cell office:value-type="string">
            <text:p>0.327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68660968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56 EDT</text:p>
          </table:table-cell>
          <table:table-cell office:value-type="string">
            <text:p>9.385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0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2710981541520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56 EDT</text:p>
          </table:table-cell>
          <table:table-cell office:value-type="string">
            <text:p>0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99998501589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56 EDT</text:p>
          </table:table-cell>
          <table:table-cell office:value-type="string">
            <text:p>0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28293.310</text:p>
          </table:table-cell>
          <table:table-cell office:value-type="string">
            <text:p>28293.31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28293.3101284958 28293.31555045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56 EDT</text:p>
          </table:table-cell>
          <table:table-cell office:value-type="string">
            <text:p>0.398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68660968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56 EDT</text:p>
          </table:table-cell>
          <table:table-cell office:value-type="string">
            <text:p>0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1000730460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56 EDT</text:p>
          </table:table-cell>
          <table:table-cell office:value-type="string">
            <text:p>0.02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3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374548279073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56 EDT</text:p>
          </table:table-cell>
          <table:table-cell office:value-type="string">
            <text:p>0.001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88</text:p>
          </table:table-cell>
          <table:table-cell office:value-type="string">
            <text:p>0.04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77478070124745 0.045746346092094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56 EDT</text:p>
          </table:table-cell>
          <table:table-cell office:value-type="string">
            <text:p>0.108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58 EDT</text:p>
          </table:table-cell>
          <table:table-cell office:value-type="string">
            <text:p>1.248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100</text:p>
          </table:table-cell>
          <table:table-cell office:value-type="string">
            <text:p>0.08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00398936394655 0.08651404682820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59 EDT</text:p>
          </table:table-cell>
          <table:table-cell office:value-type="string">
            <text:p>1.164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74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423010225703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59 EDT</text:p>
          </table:table-cell>
          <table:table-cell office:value-type="string">
            <text:p>0.419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686609686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59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5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5405405405405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00 EDT</text:p>
          </table:table-cell>
          <table:table-cell office:value-type="string">
            <text:p>0.012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7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704198154767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00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311</text:p>
          </table:table-cell>
          <table:table-cell office:value-type="string">
            <text:p>0.41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11343853628666 0.4194519617367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00 EDT</text:p>
          </table:table-cell>
          <table:table-cell office:value-type="string">
            <text:p>0.08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01 EDT</text:p>
          </table:table-cell>
          <table:table-cell office:value-type="string">
            <text:p>1.212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335</text:p>
          </table:table-cell>
          <table:table-cell office:value-type="string">
            <text:p>0.41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35264323553465 0.4105826132881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02 EDT</text:p>
          </table:table-cell>
          <table:table-cell office:value-type="string">
            <text:p>1.296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76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643387368808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03 EDT</text:p>
          </table:table-cell>
          <table:table-cell office:value-type="string">
            <text:p>0.577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03 EDT</text:p>
          </table:table-cell>
          <table:table-cell office:value-type="string">
            <text:p>0.03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03 EDT</text:p>
          </table:table-cell>
          <table:table-cell office:value-type="string">
            <text:p>0.039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03 EDT</text:p>
          </table:table-cell>
          <table:table-cell office:value-type="string">
            <text:p>0.00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00</text:p>
          </table:table-cell>
          <table:table-cell office:value-type="string">
            <text:p>0.0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2.16824221168917e-05 2.16824221168917e-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03 EDT</text:p>
          </table:table-cell>
          <table:table-cell office:value-type="string">
            <text:p>0.275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03 EDT</text:p>
          </table:table-cell>
          <table:table-cell office:value-type="string">
            <text:p>0.01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4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3242318141131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03 EDT</text:p>
          </table:table-cell>
          <table:table-cell office:value-type="string">
            <text:p>0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6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689524701108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03 EDT</text:p>
          </table:table-cell>
          <table:table-cell office:value-type="string">
            <text:p>0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245</text:p>
          </table:table-cell>
          <table:table-cell office:value-type="string">
            <text:p>0.33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45284379106612 0.3317690153888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06 EDT</text:p>
          </table:table-cell>
          <table:table-cell office:value-type="string">
            <text:p>3.385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09 EDT</text:p>
          </table:table-cell>
          <table:table-cell office:value-type="string">
            <text:p>2.677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260</text:p>
          </table:table-cell>
          <table:table-cell office:value-type="string">
            <text:p>0.36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59994786821638 0.3652442904589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12 EDT</text:p>
          </table:table-cell>
          <table:table-cell office:value-type="string">
            <text:p>2.677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3308848577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12 EDT</text:p>
          </table:table-cell>
          <table:table-cell office:value-type="string">
            <text:p>0.309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13 EDT</text:p>
          </table:table-cell>
          <table:table-cell office:value-type="string">
            <text:p>0.877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5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5672232831486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13 EDT</text:p>
          </table:table-cell>
          <table:table-cell office:value-type="string">
            <text:p>0.001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1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120273080476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5:13 EDT</text:p>
          </table:table-cell>
          <table:table-cell office:value-type="string">
            <text:p>0.001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950</text:p>
          </table:table-cell>
          <table:table-cell office:value-type="string">
            <text:p>1.06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949540715924258 1.06298537255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30:08 EDT</text:p>
          </table:table-cell>
          <table:table-cell office:value-type="string">
            <text:p>294.993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32:13 EDT</text:p>
          </table:table-cell>
          <table:table-cell office:value-type="string">
            <text:p>124.922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485</text:p>
          </table:table-cell>
          <table:table-cell office:value-type="string">
            <text:p>0.50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8511023154775 0.50619250193575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34:17 EDT</text:p>
          </table:table-cell>
          <table:table-cell office:value-type="string">
            <text:p>124.429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91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1539082462249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34:18 EDT</text:p>
          </table:table-cell>
          <table:table-cell office:value-type="string">
            <text:p>0.417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34:18 EDT</text:p>
          </table:table-cell>
          <table:table-cell office:value-type="string">
            <text:p>0.006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2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043494356210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34:18 EDT</text:p>
          </table:table-cell>
          <table:table-cell office:value-type="string">
            <text:p>0.001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082727328189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34:18 EDT</text:p>
          </table:table-cell>
          <table:table-cell office:value-type="string">
            <text:p>0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327</text:p>
          </table:table-cell>
          <table:table-cell office:value-type="string">
            <text:p>0.36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27183738464997 0.36805362558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34:19 EDT</text:p>
          </table:table-cell>
          <table:table-cell office:value-type="string">
            <text:p>1.203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34:21 EDT</text:p>
          </table:table-cell>
          <table:table-cell office:value-type="string">
            <text:p>1.884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337</text:p>
          </table:table-cell>
          <table:table-cell office:value-type="string">
            <text:p>0.30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36911122609516 0.3093104008103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34:23 EDT</text:p>
          </table:table-cell>
          <table:table-cell office:value-type="string">
            <text:p>1.881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9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741407623452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34:23 EDT</text:p>
          </table:table-cell>
          <table:table-cell office:value-type="string">
            <text:p>0.517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34:48 EDT</text:p>
          </table:table-cell>
          <table:table-cell office:value-type="string">
            <text:p>24.884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870440962332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34:48 EDT</text:p>
          </table:table-cell>
          <table:table-cell office:value-type="string">
            <text:p>0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9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9298698219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34:48 EDT</text:p>
          </table:table-cell>
          <table:table-cell office:value-type="string">
            <text:p>0.001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41.727</text:p>
          </table:table-cell>
          <table:table-cell office:value-type="string">
            <text:p>41.69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41.7274530494452 41.69004423019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28:36 EDT</text:p>
          </table:table-cell>
          <table:table-cell office:value-type="string">
            <text:p>3227.794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22:48 EDT</text:p>
          </table:table-cell>
          <table:table-cell office:value-type="string">
            <text:p>3251.707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772</text:p>
          </table:table-cell>
          <table:table-cell office:value-type="string">
            <text:p>0.51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71603719582553 0.517901085359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17 EDT</text:p>
          </table:table-cell>
          <table:table-cell office:value-type="string">
            <text:p>3329.741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84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493843592673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18 EDT</text:p>
          </table:table-cell>
          <table:table-cell office:value-type="string">
            <text:p>0.269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18 EDT</text:p>
          </table:table-cell>
          <table:table-cell office:value-type="string">
            <text:p>0.003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2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043494356210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18 EDT</text:p>
          </table:table-cell>
          <table:table-cell office:value-type="string">
            <text:p>0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082727328189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18 EDT</text:p>
          </table:table-cell>
          <table:table-cell office:value-type="string">
            <text:p>0.001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327</text:p>
          </table:table-cell>
          <table:table-cell office:value-type="string">
            <text:p>0.36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27183738464997 0.36805362558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18 EDT</text:p>
          </table:table-cell>
          <table:table-cell office:value-type="string">
            <text:p>0.315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41 EDT</text:p>
          </table:table-cell>
          <table:table-cell office:value-type="string">
            <text:p>22.657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870440962332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41 EDT</text:p>
          </table:table-cell>
          <table:table-cell office:value-type="string">
            <text:p>0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9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9298698219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41 EDT</text:p>
          </table:table-cell>
          <table:table-cell office:value-type="string">
            <text:p>0.001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41.727</text:p>
          </table:table-cell>
          <table:table-cell office:value-type="string">
            <text:p>41.69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41.7274530494452 41.69004423019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41 EDT</text:p>
          </table:table-cell>
          <table:table-cell office:value-type="string">
            <text:p>0.266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41 EDT</text:p>
          </table:table-cell>
          <table:table-cell office:value-type="string">
            <text:p>0.007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8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8211320585130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41 EDT</text:p>
          </table:table-cell>
          <table:table-cell office:value-type="string">
            <text:p>0.001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8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805008205935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41 EDT</text:p>
          </table:table-cell>
          <table:table-cell office:value-type="string">
            <text:p>0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95</text:p>
          </table:table-cell>
          <table:table-cell office:value-type="string">
            <text:p>0.66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95419298035546 0.6596457097381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44 EDT</text:p>
          </table:table-cell>
          <table:table-cell office:value-type="string">
            <text:p>2.985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46 EDT</text:p>
          </table:table-cell>
          <table:table-cell office:value-type="string">
            <text:p>2.312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493</text:p>
          </table:table-cell>
          <table:table-cell office:value-type="string">
            <text:p>0.70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92656539401236 0.7013432188667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49 EDT</text:p>
          </table:table-cell>
          <table:table-cell office:value-type="string">
            <text:p>2.393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70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046451532075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49 EDT</text:p>
          </table:table-cell>
          <table:table-cell office:value-type="string">
            <text:p>0.336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49 EDT</text:p>
          </table:table-cell>
          <table:table-cell office:value-type="string">
            <text:p>0.065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73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380899281482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49 EDT</text:p>
          </table:table-cell>
          <table:table-cell office:value-type="string">
            <text:p>0.001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533969878486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8:49 EDT</text:p>
          </table:table-cell>
          <table:table-cell office:value-type="string">
            <text:p>0.001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3.179</text:p>
          </table:table-cell>
          <table:table-cell office:value-type="string">
            <text:p>1.70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3.17892769344922 1.702747837152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9:52 EDT</text:p>
          </table:table-cell>
          <table:table-cell office:value-type="string">
            <text:p>62.826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0:17 EDT</text:p>
          </table:table-cell>
          <table:table-cell office:value-type="string">
            <text:p>25.442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3.062</text:p>
          </table:table-cell>
          <table:table-cell office:value-type="string">
            <text:p>0.36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3.06207374785088 0.3646143692227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0:43 EDT</text:p>
          </table:table-cell>
          <table:table-cell office:value-type="string">
            <text:p>25.477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12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244196935956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0:43 EDT</text:p>
          </table:table-cell>
          <table:table-cell office:value-type="string">
            <text:p>0.378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0:43 EDT</text:p>
          </table:table-cell>
          <table:table-cell office:value-type="string">
            <text:p>0.011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2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043454000222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0:43 EDT</text:p>
          </table:table-cell>
          <table:table-cell office:value-type="string">
            <text:p>0.022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082745516837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0:43 EDT</text:p>
          </table:table-cell>
          <table:table-cell office:value-type="string">
            <text:p>0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327</text:p>
          </table:table-cell>
          <table:table-cell office:value-type="string">
            <text:p>0.36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27184200602713 0.3680532806071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0:47 EDT</text:p>
          </table:table-cell>
          <table:table-cell office:value-type="string">
            <text:p>3.951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0:50 EDT</text:p>
          </table:table-cell>
          <table:table-cell office:value-type="string">
            <text:p>2.535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358</text:p>
          </table:table-cell>
          <table:table-cell office:value-type="string">
            <text:p>0.36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57781480907301 0.36915035774084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0:52 EDT</text:p>
          </table:table-cell>
          <table:table-cell office:value-type="string">
            <text:p>2.267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98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845395244317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0:52 EDT</text:p>
          </table:table-cell>
          <table:table-cell office:value-type="string">
            <text:p>0.299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0:52 EDT</text:p>
          </table:table-cell>
          <table:table-cell office:value-type="string">
            <text:p>0.011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2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043454000222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0:52 EDT</text:p>
          </table:table-cell>
          <table:table-cell office:value-type="string">
            <text:p>0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082745516837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0:52 EDT</text:p>
          </table:table-cell>
          <table:table-cell office:value-type="string">
            <text:p>0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327</text:p>
          </table:table-cell>
          <table:table-cell office:value-type="string">
            <text:p>0.36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27184200602713 0.3680532806071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0:56 EDT</text:p>
          </table:table-cell>
          <table:table-cell office:value-type="string">
            <text:p>3.473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0:58 EDT</text:p>
          </table:table-cell>
          <table:table-cell office:value-type="string">
            <text:p>2.476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328</text:p>
          </table:table-cell>
          <table:table-cell office:value-type="string">
            <text:p>0.38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2781402388383 0.3795030876444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1:01 EDT</text:p>
          </table:table-cell>
          <table:table-cell office:value-type="string">
            <text:p>2.748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88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91260765415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1:01 EDT</text:p>
          </table:table-cell>
          <table:table-cell office:value-type="string">
            <text:p>0.41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1:02 EDT</text:p>
          </table:table-cell>
          <table:table-cell office:value-type="string">
            <text:p>0.017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8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8211512464907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1:02 EDT</text:p>
          </table:table-cell>
          <table:table-cell office:value-type="string">
            <text:p>0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8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804959527157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1:02 EDT</text:p>
          </table:table-cell>
          <table:table-cell office:value-type="string">
            <text:p>0.001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95</text:p>
          </table:table-cell>
          <table:table-cell office:value-type="string">
            <text:p>0.66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9541773003303 0.6596479793311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1:07 EDT</text:p>
          </table:table-cell>
          <table:table-cell office:value-type="string">
            <text:p>5.335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1:10 EDT</text:p>
          </table:table-cell>
          <table:table-cell office:value-type="string">
            <text:p>3.425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465</text:p>
          </table:table-cell>
          <table:table-cell office:value-type="string">
            <text:p>0.69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65158198063685 0.6906151295959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1:14 EDT</text:p>
          </table:table-cell>
          <table:table-cell office:value-type="string">
            <text:p>3.44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74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440444715963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1:14 EDT</text:p>
          </table:table-cell>
          <table:table-cell office:value-type="string">
            <text:p>0.528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1:14 EDT</text:p>
          </table:table-cell>
          <table:table-cell office:value-type="string">
            <text:p>0.019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8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8211512464907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1:14 EDT</text:p>
          </table:table-cell>
          <table:table-cell office:value-type="string">
            <text:p>0.001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8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804959527157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1:14 EDT</text:p>
          </table:table-cell>
          <table:table-cell office:value-type="string">
            <text:p>0.001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95</text:p>
          </table:table-cell>
          <table:table-cell office:value-type="string">
            <text:p>0.66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9541773003303 0.6596479793311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1:20 EDT</text:p>
          </table:table-cell>
          <table:table-cell office:value-type="string">
            <text:p>5.943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1:24 EDT</text:p>
          </table:table-cell>
          <table:table-cell office:value-type="string">
            <text:p>3.578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461</text:p>
          </table:table-cell>
          <table:table-cell office:value-type="string">
            <text:p>0.68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6121276510911 0.6832586528102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1:28 EDT</text:p>
          </table:table-cell>
          <table:table-cell office:value-type="string">
            <text:p>3.794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76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686763092821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1:28 EDT</text:p>
          </table:table-cell>
          <table:table-cell office:value-type="string">
            <text:p>0.349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2:04 EDT</text:p>
          </table:table-cell>
          <table:table-cell office:value-type="string">
            <text:p>35.535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6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953840535613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2:04 EDT</text:p>
          </table:table-cell>
          <table:table-cell office:value-type="string">
            <text:p>0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7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763939033524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22:04 EDT</text:p>
          </table:table-cell>
          <table:table-cell office:value-type="string">
            <text:p>0.001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45.365</text:p>
          </table:table-cell>
          <table:table-cell office:value-type="string">
            <text:p>46.75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45.3647636337068 46.75553174082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0:19:06 EDT</text:p>
          </table:table-cell>
          <table:table-cell office:value-type="string">
            <text:p>3422.526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1:19:59 EDT</text:p>
          </table:table-cell>
          <table:table-cell office:value-type="string">
            <text:p>3653.404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0.180</text:p>
          </table:table-cell>
          <table:table-cell office:value-type="string">
            <text:p>1.523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9802244051784 1.5233187903211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1:21 EDT</text:p>
          </table:table-cell>
          <table:table-cell office:value-type="string">
            <text:p>3682.04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02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025321462495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1:22 EDT</text:p>
          </table:table-cell>
          <table:table-cell office:value-type="string">
            <text:p>0.357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1:22 EDT</text:p>
          </table:table-cell>
          <table:table-cell office:value-type="string">
            <text:p>0.005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200723205815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1:22 EDT</text:p>
          </table:table-cell>
          <table:table-cell office:value-type="string">
            <text:p>0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8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85348871145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1:22 EDT</text:p>
          </table:table-cell>
          <table:table-cell office:value-type="string">
            <text:p>0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26</text:p>
          </table:table-cell>
          <table:table-cell office:value-type="string">
            <text:p>0.32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26269518252195 0.3222550541358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1:23 EDT</text:p>
          </table:table-cell>
          <table:table-cell office:value-type="string">
            <text:p>1.071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1:25 EDT</text:p>
          </table:table-cell>
          <table:table-cell office:value-type="string">
            <text:p>1.712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421</text:p>
          </table:table-cell>
          <table:table-cell office:value-type="string">
            <text:p>0.30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21177662721618 0.3045560473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1:26 EDT</text:p>
          </table:table-cell>
          <table:table-cell office:value-type="string">
            <text:p>1.801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75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5914670217458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1:27 EDT</text:p>
          </table:table-cell>
          <table:table-cell office:value-type="string">
            <text:p>0.49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1:34 EDT</text:p>
          </table:table-cell>
          <table:table-cell office:value-type="string">
            <text:p>6.822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1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519898100299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1:34 EDT</text:p>
          </table:table-cell>
          <table:table-cell office:value-type="string">
            <text:p>0.001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8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862295423783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1:34 EDT</text:p>
          </table:table-cell>
          <table:table-cell office:value-type="string">
            <text:p>0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1.711</text:p>
          </table:table-cell>
          <table:table-cell office:value-type="string">
            <text:p>1.74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71076882189933 1.741166783905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1:34 EDT</text:p>
          </table:table-cell>
          <table:table-cell office:value-type="string">
            <text:p>0.434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1:34 EDT</text:p>
          </table:table-cell>
          <table:table-cell office:value-type="string">
            <text:p>0.014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51227342609648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1:34 EDT</text:p>
          </table:table-cell>
          <table:table-cell office:value-type="string">
            <text:p>0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8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80366215819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1:34 EDT</text:p>
          </table:table-cell>
          <table:table-cell office:value-type="string">
            <text:p>0.001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309</text:p>
          </table:table-cell>
          <table:table-cell office:value-type="string">
            <text:p>0.41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08846856522569 0.4113015417418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1:35 EDT</text:p>
          </table:table-cell>
          <table:table-cell office:value-type="string">
            <text:p>0.541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06 EDT</text:p>
          </table:table-cell>
          <table:table-cell office:value-type="string">
            <text:p>30.814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7.04158372037966e-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06 EDT</text:p>
          </table:table-cell>
          <table:table-cell office:value-type="string">
            <text:p>0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7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7483998096595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06 EDT</text:p>
          </table:table-cell>
          <table:table-cell office:value-type="string">
            <text:p>0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04</text:p>
          </table:table-cell>
          <table:table-cell office:value-type="string">
            <text:p>0.00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430556630849827 0.004446397982905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06 EDT</text:p>
          </table:table-cell>
          <table:table-cell office:value-type="string">
            <text:p>0.25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06 EDT</text:p>
          </table:table-cell>
          <table:table-cell office:value-type="string">
            <text:p>0.019</text:p>
          </table:table-cell>
          <table:table-cell office:value-type="string">
            <text:p>InferenceOrdinalJonckheereTerpstraTes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exact_two_sided_pval_for_treatment_effect</text:p>
          </table:table-cell>
          <table:table-cell office:value-type="string">
            <text:p>0.80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031435491262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06 EDT</text:p>
          </table:table-cell>
          <table:table-cell office:value-type="string">
            <text:p>0</text:p>
          </table:table-cell>
          <table:table-cell office:value-type="string">
            <text:p>InferenceOrdinalJonckheereTerpstraTes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278305332359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06 EDT</text:p>
          </table:table-cell>
          <table:table-cell office:value-type="string">
            <text:p>0.013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33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376215235252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06 EDT</text:p>
          </table:table-cell>
          <table:table-cell office:value-type="string">
            <text:p>0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060904400643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06 EDT</text:p>
          </table:table-cell>
          <table:table-cell office:value-type="string">
            <text:p>0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186</text:p>
          </table:table-cell>
          <table:table-cell office:value-type="string">
            <text:p>0.86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85734839045618 0.8609778860961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06 EDT</text:p>
          </table:table-cell>
          <table:table-cell office:value-type="string">
            <text:p>0.262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09 EDT</text:p>
          </table:table-cell>
          <table:table-cell office:value-type="string">
            <text:p>2.371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09 EDT</text:p>
          </table:table-cell>
          <table:table-cell office:value-type="string">
            <text:p>0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09 EDT</text:p>
          </table:table-cell>
          <table:table-cell office:value-type="string">
            <text:p>0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837</text:p>
          </table:table-cell>
          <table:table-cell office:value-type="string">
            <text:p>0.83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837140585308789 0.8371405853087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09 EDT</text:p>
          </table:table-cell>
          <table:table-cell office:value-type="string">
            <text:p>0.23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09 EDT</text:p>
          </table:table-cell>
          <table:table-cell office:value-type="string">
            <text:p>0.002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6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857518813124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09 EDT</text:p>
          </table:table-cell>
          <table:table-cell office:value-type="string">
            <text:p>0.001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728362652861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09 EDT</text:p>
          </table:table-cell>
          <table:table-cell office:value-type="string">
            <text:p>0.001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534</text:p>
          </table:table-cell>
          <table:table-cell office:value-type="string">
            <text:p>0.39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34180635126788 0.397030258864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10 EDT</text:p>
          </table:table-cell>
          <table:table-cell office:value-type="string">
            <text:p>0.759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11 EDT</text:p>
          </table:table-cell>
          <table:table-cell office:value-type="string">
            <text:p>1.419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529</text:p>
          </table:table-cell>
          <table:table-cell office:value-type="string">
            <text:p>0.40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28775990372949 0.40053368157963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13 EDT</text:p>
          </table:table-cell>
          <table:table-cell office:value-type="string">
            <text:p>1.525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82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277687539787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13 EDT</text:p>
          </table:table-cell>
          <table:table-cell office:value-type="string">
            <text:p>0.298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20 EDT</text:p>
          </table:table-cell>
          <table:table-cell office:value-type="string">
            <text:p>7.625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2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981420784813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20 EDT</text:p>
          </table:table-cell>
          <table:table-cell office:value-type="string">
            <text:p>0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99989206963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20 EDT</text:p>
          </table:table-cell>
          <table:table-cell office:value-type="string">
            <text:p>0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28709.228</text:p>
          </table:table-cell>
          <table:table-cell office:value-type="string">
            <text:p>28709.18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28709.2277964122 28709.18816799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21 EDT</text:p>
          </table:table-cell>
          <table:table-cell office:value-type="string">
            <text:p>0.278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21 EDT</text:p>
          </table:table-cell>
          <table:table-cell office:value-type="string">
            <text:p>0.001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278305332359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21 EDT</text:p>
          </table:table-cell>
          <table:table-cell office:value-type="string">
            <text:p>0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10446555384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21 EDT</text:p>
          </table:table-cell>
          <table:table-cell office:value-type="string">
            <text:p>0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55</text:p>
          </table:table-cell>
          <table:table-cell office:value-type="string">
            <text:p>0.08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47021749780241 0.08026828162521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21 EDT</text:p>
          </table:table-cell>
          <table:table-cell office:value-type="string">
            <text:p>0.069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22 EDT</text:p>
          </table:table-cell>
          <table:table-cell office:value-type="string">
            <text:p>1.016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078</text:p>
          </table:table-cell>
          <table:table-cell office:value-type="string">
            <text:p>0.10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83262228407522 0.10720666527554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23 EDT</text:p>
          </table:table-cell>
          <table:table-cell office:value-type="string">
            <text:p>1.041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74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487246433590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23 EDT</text:p>
          </table:table-cell>
          <table:table-cell office:value-type="string">
            <text:p>0.362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0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8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333333333333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0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524311467168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0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48</text:p>
          </table:table-cell>
          <table:table-cell office:value-type="string">
            <text:p>0.28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48255883762007 0.281589217095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0 EDT</text:p>
          </table:table-cell>
          <table:table-cell office:value-type="string">
            <text:p>0.077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2 EDT</text:p>
          </table:table-cell>
          <table:table-cell office:value-type="string">
            <text:p>1.066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377</text:p>
          </table:table-cell>
          <table:table-cell office:value-type="string">
            <text:p>0.16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77054226902763 0.1595999086729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3 EDT</text:p>
          </table:table-cell>
          <table:table-cell office:value-type="string">
            <text:p>1.153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37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696655624925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3 EDT</text:p>
          </table:table-cell>
          <table:table-cell office:value-type="string">
            <text:p>0.37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3 EDT</text:p>
          </table:table-cell>
          <table:table-cell office:value-type="string">
            <text:p>0.027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3 EDT</text:p>
          </table:table-cell>
          <table:table-cell office:value-type="string">
            <text:p>0.00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3 EDT</text:p>
          </table:table-cell>
          <table:table-cell office:value-type="string">
            <text:p>0.00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00</text:p>
          </table:table-cell>
          <table:table-cell office:value-type="string">
            <text:p>0.0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3.91162523430473e-05 3.91162523430473e-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4 EDT</text:p>
          </table:table-cell>
          <table:table-cell office:value-type="string">
            <text:p>0.363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4 EDT</text:p>
          </table:table-cell>
          <table:table-cell office:value-type="string">
            <text:p>0.001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4505597014117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4 EDT</text:p>
          </table:table-cell>
          <table:table-cell office:value-type="string">
            <text:p>0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8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8321087600765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4 EDT</text:p>
          </table:table-cell>
          <table:table-cell office:value-type="string">
            <text:p>0.001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146</text:p>
          </table:table-cell>
          <table:table-cell office:value-type="string">
            <text:p>0.05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46327234552883 0.05621529427052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4 EDT</text:p>
          </table:table-cell>
          <table:table-cell office:value-type="string">
            <text:p>0.261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6 EDT</text:p>
          </table:table-cell>
          <table:table-cell office:value-type="string">
            <text:p>1.734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263</text:p>
          </table:table-cell>
          <table:table-cell office:value-type="string">
            <text:p>0.06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62820121512433 0.0635237847442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7 EDT</text:p>
          </table:table-cell>
          <table:table-cell office:value-type="string">
            <text:p>1.469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31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58633188773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7 EDT</text:p>
          </table:table-cell>
          <table:table-cell office:value-type="string">
            <text:p>0.327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7 EDT</text:p>
          </table:table-cell>
          <table:table-cell office:value-type="string">
            <text:p>0.163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8 EDT</text:p>
          </table:table-cell>
          <table:table-cell office:value-type="string">
            <text:p>0.042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8 EDT</text:p>
          </table:table-cell>
          <table:table-cell office:value-type="string">
            <text:p>0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600</text:p>
          </table:table-cell>
          <table:table-cell office:value-type="string">
            <text:p>0.6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999889748592 0.59998897485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8 EDT</text:p>
          </table:table-cell>
          <table:table-cell office:value-type="string">
            <text:p>0.288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8 EDT</text:p>
          </table:table-cell>
          <table:table-cell office:value-type="string">
            <text:p>0.141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8 EDT</text:p>
          </table:table-cell>
          <table:table-cell office:value-type="string">
            <text:p>0.024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2:38 EDT</text:p>
          </table:table-cell>
          <table:table-cell office:value-type="string">
            <text:p>0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600</text:p>
          </table:table-cell>
          <table:table-cell office:value-type="string">
            <text:p>0.6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999889748592 0.59998897485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3:23 EDT</text:p>
          </table:table-cell>
          <table:table-cell office:value-type="string">
            <text:p>45.266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4:27 EDT</text:p>
          </table:table-cell>
          <table:table-cell office:value-type="string">
            <text:p>63.249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360</text:p>
          </table:table-cell>
          <table:table-cell office:value-type="string">
            <text:p>0.0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6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5:31 EDT</text:p>
          </table:table-cell>
          <table:table-cell office:value-type="string">
            <text:p>64.152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2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735042735042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5:31 EDT</text:p>
          </table:table-cell>
          <table:table-cell office:value-type="string">
            <text:p>0.274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5:31 EDT</text:p>
          </table:table-cell>
          <table:table-cell office:value-type="string">
            <text:p>0.11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5:31 EDT</text:p>
          </table:table-cell>
          <table:table-cell office:value-type="string">
            <text:p>0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99998137765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5:31 EDT</text:p>
          </table:table-cell>
          <table:table-cell office:value-type="string">
            <text:p>0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5:37 EDT</text:p>
          </table:table-cell>
          <table:table-cell office:value-type="string">
            <text:p>6.101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5:46 EDT</text:p>
          </table:table-cell>
          <table:table-cell office:value-type="string">
            <text:p>9.048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5:56 EDT</text:p>
          </table:table-cell>
          <table:table-cell office:value-type="string">
            <text:p>10.037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92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230769230769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5:57 EDT</text:p>
          </table:table-cell>
          <table:table-cell office:value-type="string">
            <text:p>0.316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5:57 EDT</text:p>
          </table:table-cell>
          <table:table-cell office:value-type="string">
            <text:p>0.44</text:p>
          </table:table-cell>
          <table:table-cell office:value-type="string">
            <text:p>InferenceOrdinalUniv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7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75841427098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5:57 EDT</text:p>
          </table:table-cell>
          <table:table-cell office:value-type="string">
            <text:p>0.028</text:p>
          </table:table-cell>
          <table:table-cell office:value-type="string">
            <text:p>InferenceOrdinalUniv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30988250515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5:57 EDT</text:p>
          </table:table-cell>
          <table:table-cell office:value-type="string">
            <text:p>0</text:p>
          </table:table-cell>
          <table:table-cell office:value-type="string">
            <text:p>InferenceOrdinalUniv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86</text:p>
          </table:table-cell>
          <table:table-cell office:value-type="string">
            <text:p>0.24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61708481984765 0.2413391336181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5:57 EDT</text:p>
          </table:table-cell>
          <table:table-cell office:value-type="string">
            <text:p>0.291</text:p>
          </table:table-cell>
          <table:table-cell office:value-type="string">
            <text:p>InferenceOrdinalUniv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wo_sided_pval_for_treatment_effect_rand(custom)</text:p>
          </table:table-cell>
          <table:table-cell office:value-type="string">
            <text:p>1</text:p>
          </table:table-cell>
          <table:table-cell office:value-type="string">
            <text:p>4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5:59 EDT</text:p>
          </table:table-cell>
          <table:table-cell office:value-type="string">
            <text:p>1.208</text:p>
          </table:table-cell>
          <table:table-cell office:value-type="string">
            <text:p>InferenceOrdinalUniv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49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90053710606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5:59 EDT</text:p>
          </table:table-cell>
          <table:table-cell office:value-type="string">
            <text:p>0.026</text:p>
          </table:table-cell>
          <table:table-cell office:value-type="string">
            <text:p>InferenceOrdinalUniv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4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5:59 EDT</text:p>
          </table:table-cell>
          <table:table-cell office:value-type="string">
            <text:p>0</text:p>
          </table:table-cell>
          <table:table-cell office:value-type="string">
            <text:p>InferenceOrdinalUniv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4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5:59 EDT</text:p>
          </table:table-cell>
          <table:table-cell office:value-type="string">
            <text:p>0.388</text:p>
          </table:table-cell>
          <table:table-cell office:value-type="string">
            <text:p>InferenceOrdinalUniv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0 EDT</text:p>
          </table:table-cell>
          <table:table-cell office:value-type="string">
            <text:p>1.238</text:p>
          </table:table-cell>
          <table:table-cell office:value-type="string">
            <text:p>InferenceOrdinalMulti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49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90053710606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0 EDT</text:p>
          </table:table-cell>
          <table:table-cell office:value-type="string">
            <text:p>0</text:p>
          </table:table-cell>
          <table:table-cell office:value-type="string">
            <text:p>InferenceOrdinalMulti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4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0 EDT</text:p>
          </table:table-cell>
          <table:table-cell office:value-type="string">
            <text:p>0</text:p>
          </table:table-cell>
          <table:table-cell office:value-type="string">
            <text:p>InferenceOrdinalMulti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4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1 EDT</text:p>
          </table:table-cell>
          <table:table-cell office:value-type="string">
            <text:p>0.311</text:p>
          </table:table-cell>
          <table:table-cell office:value-type="string">
            <text:p>InferenceOrdinalMulti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2 EDT</text:p>
          </table:table-cell>
          <table:table-cell office:value-type="string">
            <text:p>1.348</text:p>
          </table:table-cell>
          <table:table-cell office:value-type="string">
            <text:p>InferenceOrdinalUnivKKGLMMProbi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10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065816348553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2 EDT</text:p>
          </table:table-cell>
          <table:table-cell office:value-type="string">
            <text:p>0</text:p>
          </table:table-cell>
          <table:table-cell office:value-type="string">
            <text:p>InferenceOrdinalUnivKKGLMMProbi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4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2 EDT</text:p>
          </table:table-cell>
          <table:table-cell office:value-type="string">
            <text:p>0</text:p>
          </table:table-cell>
          <table:table-cell office:value-type="string">
            <text:p>InferenceOrdinalUnivKKGLMMProbi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4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2 EDT</text:p>
          </table:table-cell>
          <table:table-cell office:value-type="string">
            <text:p>0.322</text:p>
          </table:table-cell>
          <table:table-cell office:value-type="string">
            <text:p>InferenceOrdinalUnivKKGLMMProbi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4 EDT</text:p>
          </table:table-cell>
          <table:table-cell office:value-type="string">
            <text:p>1.292</text:p>
          </table:table-cell>
          <table:table-cell office:value-type="string">
            <text:p>InferenceOrdinalMultiKKGLMMProbi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10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065816348553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4 EDT</text:p>
          </table:table-cell>
          <table:table-cell office:value-type="string">
            <text:p>0</text:p>
          </table:table-cell>
          <table:table-cell office:value-type="string">
            <text:p>InferenceOrdinalMultiKKGLMMProbi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4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4 EDT</text:p>
          </table:table-cell>
          <table:table-cell office:value-type="string">
            <text:p>0</text:p>
          </table:table-cell>
          <table:table-cell office:value-type="string">
            <text:p>InferenceOrdinalMultiKKGLMMProbi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4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4 EDT</text:p>
          </table:table-cell>
          <table:table-cell office:value-type="string">
            <text:p>0.338</text:p>
          </table:table-cell>
          <table:table-cell office:value-type="string">
            <text:p>InferenceOrdinalMultiKKGLMMProbi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4 EDT</text:p>
          </table:table-cell>
          <table:table-cell office:value-type="string">
            <text:p>0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4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4 EDT</text:p>
          </table:table-cell>
          <table:table-cell office:value-type="string">
            <text:p>0.066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4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4 EDT</text:p>
          </table:table-cell>
          <table:table-cell office:value-type="string">
            <text:p>0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4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4 EDT</text:p>
          </table:table-cell>
          <table:table-cell office:value-type="string">
            <text:p>0.377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613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12535612535613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4 EDT</text:p>
          </table:table-cell>
          <table:table-cell office:value-type="string">
            <text:p>0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Bootstrap confidence interval returned NA bounds</text:p>
          </table:table-cell>
          <table:table-cell office:value-type="string">
            <text:p>1</text:p>
          </table:table-cell>
          <table:table-cell office:value-type="string">
            <text:p>4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5 EDT</text:p>
          </table:table-cell>
          <table:table-cell office:value-type="string">
            <text:p>0.342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bootstrap_two_sided_pval</text:p>
          </table:table-cell>
          <table:table-cell office:value-type="string">
            <text:p>1</text:p>
          </table:table-cell>
          <table:table-cell office:value-type="string">
            <text:p>4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5 EDT</text:p>
          </table:table-cell>
          <table:table-cell office:value-type="string">
            <text:p>0.311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5 EDT</text:p>
          </table:table-cell>
          <table:table-cell office:value-type="string">
            <text:p>0</text:p>
          </table:table-cell>
          <table:table-cell office:value-type="string">
            <text:p>InferenceOrdinalUnivKKCondPropOddsCombined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4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5 EDT</text:p>
          </table:table-cell>
          <table:table-cell office:value-type="string">
            <text:p>0.039</text:p>
          </table:table-cell>
          <table:table-cell office:value-type="string">
            <text:p>InferenceOrdinalUnivKKCondPropOddsCombined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4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5 EDT</text:p>
          </table:table-cell>
          <table:table-cell office:value-type="string">
            <text:p>0.001</text:p>
          </table:table-cell>
          <table:table-cell office:value-type="string">
            <text:p>InferenceOrdinalUnivKKCondPropOddsCombined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4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5 EDT</text:p>
          </table:table-cell>
          <table:table-cell office:value-type="string">
            <text:p>0.31</text:p>
          </table:table-cell>
          <table:table-cell office:value-type="string">
            <text:p>InferenceOrdinalUnivKKCondPropOddsCombined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5 EDT</text:p>
          </table:table-cell>
          <table:table-cell office:value-type="string">
            <text:p>0.001</text:p>
          </table:table-cell>
          <table:table-cell office:value-type="string">
            <text:p>InferenceOrdinalUnivKKCond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4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6 EDT</text:p>
          </table:table-cell>
          <table:table-cell office:value-type="string">
            <text:p>0.053</text:p>
          </table:table-cell>
          <table:table-cell office:value-type="string">
            <text:p>InferenceOrdinalUnivKKCond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4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6 EDT</text:p>
          </table:table-cell>
          <table:table-cell office:value-type="string">
            <text:p>0.001</text:p>
          </table:table-cell>
          <table:table-cell office:value-type="string">
            <text:p>InferenceOrdinalUnivKKCond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4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6 EDT</text:p>
          </table:table-cell>
          <table:table-cell office:value-type="string">
            <text:p>0.561</text:p>
          </table:table-cell>
          <table:table-cell office:value-type="string">
            <text:p>InferenceOrdinalUnivKKCond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6 EDT</text:p>
          </table:table-cell>
          <table:table-cell office:value-type="string">
            <text:p>0.003</text:p>
          </table:table-cell>
          <table:table-cell office:value-type="string">
            <text:p>InferenceOrdinalMultiKKCond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5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6 EDT</text:p>
          </table:table-cell>
          <table:table-cell office:value-type="string">
            <text:p>0.057</text:p>
          </table:table-cell>
          <table:table-cell office:value-type="string">
            <text:p>InferenceOrdinalMultiKKCond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5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6 EDT</text:p>
          </table:table-cell>
          <table:table-cell office:value-type="string">
            <text:p>0</text:p>
          </table:table-cell>
          <table:table-cell office:value-type="string">
            <text:p>InferenceOrdinalMultiKKCond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5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6 EDT</text:p>
          </table:table-cell>
          <table:table-cell office:value-type="string">
            <text:p>0.267</text:p>
          </table:table-cell>
          <table:table-cell office:value-type="string">
            <text:p>InferenceOrdinalMultiKKCond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6 EDT</text:p>
          </table:table-cell>
          <table:table-cell office:value-type="string">
            <text:p>0.001</text:p>
          </table:table-cell>
          <table:table-cell office:value-type="string">
            <text:p>InferenceOrdinalUnivKKCond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5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6 EDT</text:p>
          </table:table-cell>
          <table:table-cell office:value-type="string">
            <text:p>0.037</text:p>
          </table:table-cell>
          <table:table-cell office:value-type="string">
            <text:p>InferenceOrdinalUnivKKCond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5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6 EDT</text:p>
          </table:table-cell>
          <table:table-cell office:value-type="string">
            <text:p>0.001</text:p>
          </table:table-cell>
          <table:table-cell office:value-type="string">
            <text:p>InferenceOrdinalUnivKKCond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5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7 EDT</text:p>
          </table:table-cell>
          <table:table-cell office:value-type="string">
            <text:p>0.231</text:p>
          </table:table-cell>
          <table:table-cell office:value-type="string">
            <text:p>InferenceOrdinalUnivKKCond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7 EDT</text:p>
          </table:table-cell>
          <table:table-cell office:value-type="string">
            <text:p>0.003</text:p>
          </table:table-cell>
          <table:table-cell office:value-type="string">
            <text:p>InferenceOrdinalMultiKKCond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5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7 EDT</text:p>
          </table:table-cell>
          <table:table-cell office:value-type="string">
            <text:p>0.039</text:p>
          </table:table-cell>
          <table:table-cell office:value-type="string">
            <text:p>InferenceOrdinalMultiKKCond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5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7 EDT</text:p>
          </table:table-cell>
          <table:table-cell office:value-type="string">
            <text:p>0</text:p>
          </table:table-cell>
          <table:table-cell office:value-type="string">
            <text:p>InferenceOrdinalMultiKKCond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5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26:07 EDT</text:p>
          </table:table-cell>
          <table:table-cell office:value-type="string">
            <text:p>0.248</text:p>
          </table:table-cell>
          <table:table-cell office:value-type="string">
            <text:p>InferenceOrdinalMultiKKCond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7 EDT</text:p>
          </table:table-cell>
          <table:table-cell office:value-type="string">
            <text:p>0.001</text:p>
          </table:table-cell>
          <table:table-cell office:value-type="string">
            <text:p>InferenceOrdinalPairedSignTes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666666666666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7 EDT</text:p>
          </table:table-cell>
          <table:table-cell office:value-type="string">
            <text:p>0.019</text:p>
          </table:table-cell>
          <table:table-cell office:value-type="string">
            <text:p>InferenceOrdinalPairedSignTes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4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40291374607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7 EDT</text:p>
          </table:table-cell>
          <table:table-cell office:value-type="string">
            <text:p>0</text:p>
          </table:table-cell>
          <table:table-cell office:value-type="string">
            <text:p>InferenceOrdinalPairedSignTes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700</text:p>
          </table:table-cell>
          <table:table-cell office:value-type="string">
            <text:p>0.36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00101297372812 0.36676796403947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7 EDT</text:p>
          </table:table-cell>
          <table:table-cell office:value-type="string">
            <text:p>0.248</text:p>
          </table:table-cell>
          <table:table-cell office:value-type="string">
            <text:p>InferenceOrdinalPairedSignTes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7 EDT</text:p>
          </table:table-cell>
          <table:table-cell office:value-type="string">
            <text:p>0.008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679794597670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7 EDT</text:p>
          </table:table-cell>
          <table:table-cell office:value-type="string">
            <text:p>0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503634860885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07 EDT</text:p>
          </table:table-cell>
          <table:table-cell office:value-type="string">
            <text:p>0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356</text:p>
          </table:table-cell>
          <table:table-cell office:value-type="string">
            <text:p>0.22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55643977346307 0.2220480853929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10 EDT</text:p>
          </table:table-cell>
          <table:table-cell office:value-type="string">
            <text:p>2.945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13 EDT</text:p>
          </table:table-cell>
          <table:table-cell office:value-type="string">
            <text:p>2.368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295</text:p>
          </table:table-cell>
          <table:table-cell office:value-type="string">
            <text:p>0.10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94811326223382 0.1007945543865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15 EDT</text:p>
          </table:table-cell>
          <table:table-cell office:value-type="string">
            <text:p>2.477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48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803333339094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15 EDT</text:p>
          </table:table-cell>
          <table:table-cell office:value-type="string">
            <text:p>0.296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16 EDT</text:p>
          </table:table-cell>
          <table:table-cell office:value-type="string">
            <text:p>0.845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9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9422224012269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16 EDT</text:p>
          </table:table-cell>
          <table:table-cell office:value-type="string">
            <text:p>0.001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2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27351271932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26:16 EDT</text:p>
          </table:table-cell>
          <table:table-cell office:value-type="string">
            <text:p>0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753</text:p>
          </table:table-cell>
          <table:table-cell office:value-type="string">
            <text:p>0.94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525098927414 0.9409543729867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30:38 EDT</text:p>
          </table:table-cell>
          <table:table-cell office:value-type="string">
            <text:p>261.78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32:28 EDT</text:p>
          </table:table-cell>
          <table:table-cell office:value-type="string">
            <text:p>110.135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161</text:p>
          </table:table-cell>
          <table:table-cell office:value-type="string">
            <text:p>0.48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61357007442973 0.4893722175899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34:19 EDT</text:p>
          </table:table-cell>
          <table:table-cell office:value-type="string">
            <text:p>110.567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18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881131642181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34:19 EDT</text:p>
          </table:table-cell>
          <table:table-cell office:value-type="string">
            <text:p>0.368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34:19 EDT</text:p>
          </table:table-cell>
          <table:table-cell office:value-type="string">
            <text:p>0.005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076917968605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34:19 EDT</text:p>
          </table:table-cell>
          <table:table-cell office:value-type="string">
            <text:p>0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9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898875219072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34:19 EDT</text:p>
          </table:table-cell>
          <table:table-cell office:value-type="string">
            <text:p>0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18</text:p>
          </table:table-cell>
          <table:table-cell office:value-type="string">
            <text:p>0.27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18394148519317 0.2768557891472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34:20 EDT</text:p>
          </table:table-cell>
          <table:table-cell office:value-type="string">
            <text:p>1.143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34:22 EDT</text:p>
          </table:table-cell>
          <table:table-cell office:value-type="string">
            <text:p>1.731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331</text:p>
          </table:table-cell>
          <table:table-cell office:value-type="string">
            <text:p>0.17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31474427539057 0.1791235699220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34:24 EDT</text:p>
          </table:table-cell>
          <table:table-cell office:value-type="string">
            <text:p>1.703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51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107650860242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34:24 EDT</text:p>
          </table:table-cell>
          <table:table-cell office:value-type="string">
            <text:p>0.434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34:51 EDT</text:p>
          </table:table-cell>
          <table:table-cell office:value-type="string">
            <text:p>27.274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1190370978924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34:51 EDT</text:p>
          </table:table-cell>
          <table:table-cell office:value-type="string">
            <text:p>0.001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9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81536349330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34:51 EDT</text:p>
          </table:table-cell>
          <table:table-cell office:value-type="string">
            <text:p>0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60.225</text:p>
          </table:table-cell>
          <table:table-cell office:value-type="string">
            <text:p>60.36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60.2252183632173 60.36759910517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3:22:33 EDT</text:p>
          </table:table-cell>
          <table:table-cell office:value-type="string">
            <text:p>2861.988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0:13:59 EDT</text:p>
          </table:table-cell>
          <table:table-cell office:value-type="string">
            <text:p>3085.706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243</text:p>
          </table:table-cell>
          <table:table-cell office:value-type="string">
            <text:p>0.68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42894891331921 0.6805380481227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5:43 EDT</text:p>
          </table:table-cell>
          <table:table-cell office:value-type="string">
            <text:p>3103.603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34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402071621147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5:43 EDT</text:p>
          </table:table-cell>
          <table:table-cell office:value-type="string">
            <text:p>0.239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5:43 EDT</text:p>
          </table:table-cell>
          <table:table-cell office:value-type="string">
            <text:p>0.003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076917968605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5:43 EDT</text:p>
          </table:table-cell>
          <table:table-cell office:value-type="string">
            <text:p>0.001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9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898875219072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5:43 EDT</text:p>
          </table:table-cell>
          <table:table-cell office:value-type="string">
            <text:p>0.001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18</text:p>
          </table:table-cell>
          <table:table-cell office:value-type="string">
            <text:p>0.27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18394148519317 0.2768557891472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5:43 EDT</text:p>
          </table:table-cell>
          <table:table-cell office:value-type="string">
            <text:p>0.236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6:11 EDT</text:p>
          </table:table-cell>
          <table:table-cell office:value-type="string">
            <text:p>27.577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1190370978924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6:11 EDT</text:p>
          </table:table-cell>
          <table:table-cell office:value-type="string">
            <text:p>0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9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81536349330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6:11 EDT</text:p>
          </table:table-cell>
          <table:table-cell office:value-type="string">
            <text:p>0.001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60.225</text:p>
          </table:table-cell>
          <table:table-cell office:value-type="string">
            <text:p>60.36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60.2252183632173 60.36759910517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6:11 EDT</text:p>
          </table:table-cell>
          <table:table-cell office:value-type="string">
            <text:p>0.279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6:11 EDT</text:p>
          </table:table-cell>
          <table:table-cell office:value-type="string">
            <text:p>0.007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2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287823938947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6:11 EDT</text:p>
          </table:table-cell>
          <table:table-cell office:value-type="string">
            <text:p>0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618193123995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6:11 EDT</text:p>
          </table:table-cell>
          <table:table-cell office:value-type="string">
            <text:p>0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706</text:p>
          </table:table-cell>
          <table:table-cell office:value-type="string">
            <text:p>0.44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05845230398626 0.4482804426092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6:14 EDT</text:p>
          </table:table-cell>
          <table:table-cell office:value-type="string">
            <text:p>3.255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6:17 EDT</text:p>
          </table:table-cell>
          <table:table-cell office:value-type="string">
            <text:p>2.345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481</text:p>
          </table:table-cell>
          <table:table-cell office:value-type="string">
            <text:p>0.31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81229890310648 0.3178765165204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6:19 EDT</text:p>
          </table:table-cell>
          <table:table-cell office:value-type="string">
            <text:p>2.391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58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874781354340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6:20 EDT</text:p>
          </table:table-cell>
          <table:table-cell office:value-type="string">
            <text:p>0.364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6:20 EDT</text:p>
          </table:table-cell>
          <table:table-cell office:value-type="string">
            <text:p>0.286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1.03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.034822637837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6:20 EDT</text:p>
          </table:table-cell>
          <table:table-cell office:value-type="string">
            <text:p>0.001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9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92477026542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6:20 EDT</text:p>
          </table:table-cell>
          <table:table-cell office:value-type="string">
            <text:p>0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2150.084</text:p>
          </table:table-cell>
          <table:table-cell office:value-type="string">
            <text:p>2152.15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2150.08439126301 2152.154036538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7:29 EDT</text:p>
          </table:table-cell>
          <table:table-cell office:value-type="string">
            <text:p>69.431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7:53 EDT</text:p>
          </table:table-cell>
          <table:table-cell office:value-type="string">
            <text:p>24.087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0.779</text:p>
          </table:table-cell>
          <table:table-cell office:value-type="string">
            <text:p>2.595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7942435324895 2.595053539788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18 EDT</text:p>
          </table:table-cell>
          <table:table-cell office:value-type="string">
            <text:p>24.233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00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1657362410824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18 EDT</text:p>
          </table:table-cell>
          <table:table-cell office:value-type="string">
            <text:p>0.363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18 EDT</text:p>
          </table:table-cell>
          <table:table-cell office:value-type="string">
            <text:p>0.013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076910594538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18 EDT</text:p>
          </table:table-cell>
          <table:table-cell office:value-type="string">
            <text:p>0.022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9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898878124045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18 EDT</text:p>
          </table:table-cell>
          <table:table-cell office:value-type="string">
            <text:p>0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18</text:p>
          </table:table-cell>
          <table:table-cell office:value-type="string">
            <text:p>0.27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183940560386 0.2768558441478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22 EDT</text:p>
          </table:table-cell>
          <table:table-cell office:value-type="string">
            <text:p>3.965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25 EDT</text:p>
          </table:table-cell>
          <table:table-cell office:value-type="string">
            <text:p>2.863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295</text:p>
          </table:table-cell>
          <table:table-cell office:value-type="string">
            <text:p>0.18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95330942935439 0.1820399453426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28 EDT</text:p>
          </table:table-cell>
          <table:table-cell office:value-type="string">
            <text:p>2.816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58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829819894652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28 EDT</text:p>
          </table:table-cell>
          <table:table-cell office:value-type="string">
            <text:p>0.29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28 EDT</text:p>
          </table:table-cell>
          <table:table-cell office:value-type="string">
            <text:p>0.011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076910594538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28 EDT</text:p>
          </table:table-cell>
          <table:table-cell office:value-type="string">
            <text:p>0.001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9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898878124045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28 EDT</text:p>
          </table:table-cell>
          <table:table-cell office:value-type="string">
            <text:p>0.001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18</text:p>
          </table:table-cell>
          <table:table-cell office:value-type="string">
            <text:p>0.27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183940560386 0.2768558441478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31 EDT</text:p>
          </table:table-cell>
          <table:table-cell office:value-type="string">
            <text:p>3.251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34 EDT</text:p>
          </table:table-cell>
          <table:table-cell office:value-type="string">
            <text:p>2.394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301</text:p>
          </table:table-cell>
          <table:table-cell office:value-type="string">
            <text:p>0.19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00749721536681 0.1895459732057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36 EDT</text:p>
          </table:table-cell>
          <table:table-cell office:value-type="string">
            <text:p>2.442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56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643498857517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36 EDT</text:p>
          </table:table-cell>
          <table:table-cell office:value-type="string">
            <text:p>0.3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36 EDT</text:p>
          </table:table-cell>
          <table:table-cell office:value-type="string">
            <text:p>0.015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2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287824794028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36 EDT</text:p>
          </table:table-cell>
          <table:table-cell office:value-type="string">
            <text:p>0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618191996031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36 EDT</text:p>
          </table:table-cell>
          <table:table-cell office:value-type="string">
            <text:p>0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706</text:p>
          </table:table-cell>
          <table:table-cell office:value-type="string">
            <text:p>0.44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05845493830828 0.4482805350251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41 EDT</text:p>
          </table:table-cell>
          <table:table-cell office:value-type="string">
            <text:p>4.782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44 EDT</text:p>
          </table:table-cell>
          <table:table-cell office:value-type="string">
            <text:p>3.061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508</text:p>
          </table:table-cell>
          <table:table-cell office:value-type="string">
            <text:p>0.26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07770529300713 0.2599881785715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47 EDT</text:p>
          </table:table-cell>
          <table:table-cell office:value-type="string">
            <text:p>3.253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5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007573527385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48 EDT</text:p>
          </table:table-cell>
          <table:table-cell office:value-type="string">
            <text:p>0.377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48 EDT</text:p>
          </table:table-cell>
          <table:table-cell office:value-type="string">
            <text:p>0.018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2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287824794028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48 EDT</text:p>
          </table:table-cell>
          <table:table-cell office:value-type="string">
            <text:p>0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618191996031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48 EDT</text:p>
          </table:table-cell>
          <table:table-cell office:value-type="string">
            <text:p>0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706</text:p>
          </table:table-cell>
          <table:table-cell office:value-type="string">
            <text:p>0.44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05845493830828 0.4482805350251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53 EDT</text:p>
          </table:table-cell>
          <table:table-cell office:value-type="string">
            <text:p>5.447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8:57 EDT</text:p>
          </table:table-cell>
          <table:table-cell office:value-type="string">
            <text:p>3.661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475</text:p>
          </table:table-cell>
          <table:table-cell office:value-type="string">
            <text:p>0.23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74826478144655 0.2299154373522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9:01 EDT</text:p>
          </table:table-cell>
          <table:table-cell office:value-type="string">
            <text:p>3.375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59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903964611827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9:01 EDT</text:p>
          </table:table-cell>
          <table:table-cell office:value-type="string">
            <text:p>0.303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9:42 EDT</text:p>
          </table:table-cell>
          <table:table-cell office:value-type="string">
            <text:p>40.779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8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4988254398149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9:42 EDT</text:p>
          </table:table-cell>
          <table:table-cell office:value-type="string">
            <text:p>0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8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812552150452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09:42 EDT</text:p>
          </table:table-cell>
          <table:table-cell office:value-type="string">
            <text:p>0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70.047</text:p>
          </table:table-cell>
          <table:table-cell office:value-type="string">
            <text:p>71.74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70.0469191482711 71.74668423623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2:08:41 EDT</text:p>
          </table:table-cell>
          <table:table-cell office:value-type="string">
            <text:p>3539.704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3:08:54 EDT</text:p>
          </table:table-cell>
          <table:table-cell office:value-type="string">
            <text:p>3612.626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0.930</text:p>
          </table:table-cell>
          <table:table-cell office:value-type="string">
            <text:p>1.400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30225663501988 1.400036572242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8:56 EDT</text:p>
          </table:table-cell>
          <table:table-cell office:value-type="string">
            <text:p>3602.072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.98026993168087e-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8:57 EDT</text:p>
          </table:table-cell>
          <table:table-cell office:value-type="string">
            <text:p>0.385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8:57 EDT</text:p>
          </table:table-cell>
          <table:table-cell office:value-type="string">
            <text:p>0.003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1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095478041181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8:57 EDT</text:p>
          </table:table-cell>
          <table:table-cell office:value-type="string">
            <text:p>0.001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6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661900488890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8:57 EDT</text:p>
          </table:table-cell>
          <table:table-cell office:value-type="string">
            <text:p>0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265</text:p>
          </table:table-cell>
          <table:table-cell office:value-type="string">
            <text:p>0.48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64725124903222 0.4838207331394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8:58 EDT</text:p>
          </table:table-cell>
          <table:table-cell office:value-type="string">
            <text:p>1.052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8:59 EDT</text:p>
          </table:table-cell>
          <table:table-cell office:value-type="string">
            <text:p>1.726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129</text:p>
          </table:table-cell>
          <table:table-cell office:value-type="string">
            <text:p>0.34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29271426115694 0.3462581136805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01 EDT</text:p>
          </table:table-cell>
          <table:table-cell office:value-type="string">
            <text:p>1.791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43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305694600993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02 EDT</text:p>
          </table:table-cell>
          <table:table-cell office:value-type="string">
            <text:p>0.391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07 EDT</text:p>
          </table:table-cell>
          <table:table-cell office:value-type="string">
            <text:p>5.929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8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8807824056690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07 EDT</text:p>
          </table:table-cell>
          <table:table-cell office:value-type="string">
            <text:p>0.001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3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308688708982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07 EDT</text:p>
          </table:table-cell>
          <table:table-cell office:value-type="string">
            <text:p>0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955</text:p>
          </table:table-cell>
          <table:table-cell office:value-type="string">
            <text:p>0.57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955244328971473 0.5790878478376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08 EDT</text:p>
          </table:table-cell>
          <table:table-cell office:value-type="string">
            <text:p>0.4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08 EDT</text:p>
          </table:table-cell>
          <table:table-cell office:value-type="string">
            <text:p>0.021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8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033189755317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08 EDT</text:p>
          </table:table-cell>
          <table:table-cell office:value-type="string">
            <text:p>0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615569783184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08 EDT</text:p>
          </table:table-cell>
          <table:table-cell office:value-type="string">
            <text:p>0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40</text:p>
          </table:table-cell>
          <table:table-cell office:value-type="string">
            <text:p>0.27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39994710538878 0.2793309154325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08 EDT</text:p>
          </table:table-cell>
          <table:table-cell office:value-type="string">
            <text:p>0.405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49 EDT</text:p>
          </table:table-cell>
          <table:table-cell office:value-type="string">
            <text:p>40.694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2.38805286119081e-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49 EDT</text:p>
          </table:table-cell>
          <table:table-cell office:value-type="string">
            <text:p>0.001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8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82149402661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49 EDT</text:p>
          </table:table-cell>
          <table:table-cell office:value-type="string">
            <text:p>0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02</text:p>
          </table:table-cell>
          <table:table-cell office:value-type="string">
            <text:p>0.00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206802997660815 0.002115791033831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49 EDT</text:p>
          </table:table-cell>
          <table:table-cell office:value-type="string">
            <text:p>0.387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49 EDT</text:p>
          </table:table-cell>
          <table:table-cell office:value-type="string">
            <text:p>0.022</text:p>
          </table:table-cell>
          <table:table-cell office:value-type="string">
            <text:p>InferenceOrdinalJonckheereTerpstraTes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exact_two_sided_pval_for_treatment_effect</text:p>
          </table:table-cell>
          <table:table-cell office:value-type="string">
            <text:p>0.68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836946028162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49 EDT</text:p>
          </table:table-cell>
          <table:table-cell office:value-type="string">
            <text:p>0</text:p>
          </table:table-cell>
          <table:table-cell office:value-type="string">
            <text:p>InferenceOrdinalJonckheereTerpstraTes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2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010233918128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49 EDT</text:p>
          </table:table-cell>
          <table:table-cell office:value-type="string">
            <text:p>0.011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6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643156214206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49 EDT</text:p>
          </table:table-cell>
          <table:table-cell office:value-type="string">
            <text:p>0.001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2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2905527500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49 EDT</text:p>
          </table:table-cell>
          <table:table-cell office:value-type="string">
            <text:p>0.001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676</text:p>
          </table:table-cell>
          <table:table-cell office:value-type="string">
            <text:p>0.34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7595802595008 0.3473267831087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50 EDT</text:p>
          </table:table-cell>
          <table:table-cell office:value-type="string">
            <text:p>0.397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52 EDT</text:p>
          </table:table-cell>
          <table:table-cell office:value-type="string">
            <text:p>2.426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52 EDT</text:p>
          </table:table-cell>
          <table:table-cell office:value-type="string">
            <text:p>0.001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52 EDT</text:p>
          </table:table-cell>
          <table:table-cell office:value-type="string">
            <text:p>0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588</text:p>
          </table:table-cell>
          <table:table-cell office:value-type="string">
            <text:p>0.58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87634596831779 0.58763459683177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53 EDT</text:p>
          </table:table-cell>
          <table:table-cell office:value-type="string">
            <text:p>0.463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53 EDT</text:p>
          </table:table-cell>
          <table:table-cell office:value-type="string">
            <text:p>0.002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13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314603981755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53 EDT</text:p>
          </table:table-cell>
          <table:table-cell office:value-type="string">
            <text:p>0.001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8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797010514725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53 EDT</text:p>
          </table:table-cell>
          <table:table-cell office:value-type="string">
            <text:p>0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334</text:p>
          </table:table-cell>
          <table:table-cell office:value-type="string">
            <text:p>0.59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33775552706496 0.5966963490576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54 EDT</text:p>
          </table:table-cell>
          <table:table-cell office:value-type="string">
            <text:p>0.809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55 EDT</text:p>
          </table:table-cell>
          <table:table-cell office:value-type="string">
            <text:p>1.78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186</text:p>
          </table:table-cell>
          <table:table-cell office:value-type="string">
            <text:p>0.45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86280571460041 0.4550046907347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57 EDT</text:p>
          </table:table-cell>
          <table:table-cell office:value-type="string">
            <text:p>1.924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4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409621232340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09:58 EDT</text:p>
          </table:table-cell>
          <table:table-cell office:value-type="string">
            <text:p>0.301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00 EDT</text:p>
          </table:table-cell>
          <table:table-cell office:value-type="string">
            <text:p>2.473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0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6741256078581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00 EDT</text:p>
          </table:table-cell>
          <table:table-cell office:value-type="string">
            <text:p>0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999957181718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00 EDT</text:p>
          </table:table-cell>
          <table:table-cell office:value-type="string">
            <text:p>0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24620.670</text:p>
          </table:table-cell>
          <table:table-cell office:value-type="string">
            <text:p>24620.65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24620.6695331276 24620.656050615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00 EDT</text:p>
          </table:table-cell>
          <table:table-cell office:value-type="string">
            <text:p>0.275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00 EDT</text:p>
          </table:table-cell>
          <table:table-cell office:value-type="string">
            <text:p>0.001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2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010233918128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00 EDT</text:p>
          </table:table-cell>
          <table:table-cell office:value-type="string">
            <text:p>0.001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2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252510136884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00 EDT</text:p>
          </table:table-cell>
          <table:table-cell office:value-type="string">
            <text:p>0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82</text:p>
          </table:table-cell>
          <table:table-cell office:value-type="string">
            <text:p>0.04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21227950948211 0.041918116732247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00 EDT</text:p>
          </table:table-cell>
          <table:table-cell office:value-type="string">
            <text:p>0.097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01 EDT</text:p>
          </table:table-cell>
          <table:table-cell office:value-type="string">
            <text:p>0.877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074</text:p>
          </table:table-cell>
          <table:table-cell office:value-type="string">
            <text:p>0.04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36787201980415 0.04053754735319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02 EDT</text:p>
          </table:table-cell>
          <table:table-cell office:value-type="string">
            <text:p>1.042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64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436784007591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03 EDT</text:p>
          </table:table-cell>
          <table:table-cell office:value-type="string">
            <text:p>0.33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0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7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894736842105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0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7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698506289846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0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44</text:p>
          </table:table-cell>
          <table:table-cell office:value-type="string">
            <text:p>0.28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44168145091347 0.2862734082492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0 EDT</text:p>
          </table:table-cell>
          <table:table-cell office:value-type="string">
            <text:p>0.045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1 EDT</text:p>
          </table:table-cell>
          <table:table-cell office:value-type="string">
            <text:p>1.146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281</text:p>
          </table:table-cell>
          <table:table-cell office:value-type="string">
            <text:p>0.13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81362924478989 0.138705235713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2 EDT</text:p>
          </table:table-cell>
          <table:table-cell office:value-type="string">
            <text:p>1.164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49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89818169317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3 EDT</text:p>
          </table:table-cell>
          <table:table-cell office:value-type="string">
            <text:p>0.349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3 EDT</text:p>
          </table:table-cell>
          <table:table-cell office:value-type="string">
            <text:p>0.025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3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3 EDT</text:p>
          </table:table-cell>
          <table:table-cell office:value-type="string">
            <text:p>0.00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00</text:p>
          </table:table-cell>
          <table:table-cell office:value-type="string">
            <text:p>0.0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2.5986867272959e-05 2.5986867272959e-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3 EDT</text:p>
          </table:table-cell>
          <table:table-cell office:value-type="string">
            <text:p>0.35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3 EDT</text:p>
          </table:table-cell>
          <table:table-cell office:value-type="string">
            <text:p>0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432915946228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3 EDT</text:p>
          </table:table-cell>
          <table:table-cell office:value-type="string">
            <text:p>0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4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48839559444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3 EDT</text:p>
          </table:table-cell>
          <table:table-cell office:value-type="string">
            <text:p>0.001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175</text:p>
          </table:table-cell>
          <table:table-cell office:value-type="string">
            <text:p>0.02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75242283112209 0.026583964187632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3 EDT</text:p>
          </table:table-cell>
          <table:table-cell office:value-type="string">
            <text:p>0.146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5 EDT</text:p>
          </table:table-cell>
          <table:table-cell office:value-type="string">
            <text:p>2.152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178</text:p>
          </table:table-cell>
          <table:table-cell office:value-type="string">
            <text:p>0.01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77528731236676 0.0172949771730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7 EDT</text:p>
          </table:table-cell>
          <table:table-cell office:value-type="string">
            <text:p>1.42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1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515737431593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7 EDT</text:p>
          </table:table-cell>
          <table:table-cell office:value-type="string">
            <text:p>0.325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7 EDT</text:p>
          </table:table-cell>
          <table:table-cell office:value-type="string">
            <text:p>0.047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4.33076523581649e-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7 EDT</text:p>
          </table:table-cell>
          <table:table-cell office:value-type="string">
            <text:p>0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4114340257958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7 EDT</text:p>
          </table:table-cell>
          <table:table-cell office:value-type="string">
            <text:p>0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00</text:p>
          </table:table-cell>
          <table:table-cell office:value-type="string">
            <text:p>-0.000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7.28906989285648e-05 -1.37246057877651e-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8 EDT</text:p>
          </table:table-cell>
          <table:table-cell office:value-type="string">
            <text:p>0.328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0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025641025641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8 EDT</text:p>
          </table:table-cell>
          <table:table-cell office:value-type="string">
            <text:p>0.042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4.33076523581649e-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8 EDT</text:p>
          </table:table-cell>
          <table:table-cell office:value-type="string">
            <text:p>0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4114340257958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18 EDT</text:p>
          </table:table-cell>
          <table:table-cell office:value-type="string">
            <text:p>0.001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00</text:p>
          </table:table-cell>
          <table:table-cell office:value-type="string">
            <text:p>-0.000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7.28906989285648e-05 -1.37246057877651e-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31 EDT</text:p>
          </table:table-cell>
          <table:table-cell office:value-type="string">
            <text:p>13.059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.02279202279202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0:49 EDT</text:p>
          </table:table-cell>
          <table:table-cell office:value-type="string">
            <text:p>18.36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1.000</text:p>
          </table:table-cell>
          <table:table-cell office:value-type="string">
            <text:p>0.0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08 EDT</text:p>
          </table:table-cell>
          <table:table-cell office:value-type="string">
            <text:p>19.134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07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191190229913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08 EDT</text:p>
          </table:table-cell>
          <table:table-cell office:value-type="string">
            <text:p>0.288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08 EDT</text:p>
          </table:table-cell>
          <table:table-cell office:value-type="string">
            <text:p>0.029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08 EDT</text:p>
          </table:table-cell>
          <table:table-cell office:value-type="string">
            <text:p>0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8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83009547364527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08 EDT</text:p>
          </table:table-cell>
          <table:table-cell office:value-type="string">
            <text:p>0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15 EDT</text:p>
          </table:table-cell>
          <table:table-cell office:value-type="string">
            <text:p>6.601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25 EDT</text:p>
          </table:table-cell>
          <table:table-cell office:value-type="string">
            <text:p>10.233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1.991</text:p>
          </table:table-cell>
          <table:table-cell office:value-type="string">
            <text:p>0.0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99120312764457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35 EDT</text:p>
          </table:table-cell>
          <table:table-cell office:value-type="string">
            <text:p>9.957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0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0942495959175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36 EDT</text:p>
          </table:table-cell>
          <table:table-cell office:value-type="string">
            <text:p>0.253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36 EDT</text:p>
          </table:table-cell>
          <table:table-cell office:value-type="string">
            <text:p>0.312</text:p>
          </table:table-cell>
          <table:table-cell office:value-type="string">
            <text:p>InferenceOrdinalUnivKKGEE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11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180323991610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36 EDT</text:p>
          </table:table-cell>
          <table:table-cell office:value-type="string">
            <text:p>0.001</text:p>
          </table:table-cell>
          <table:table-cell office:value-type="string">
            <text:p>InferenceOrdinalUnivKKGEE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5127445523257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36 EDT</text:p>
          </table:table-cell>
          <table:table-cell office:value-type="string">
            <text:p>0.001</text:p>
          </table:table-cell>
          <table:table-cell office:value-type="string">
            <text:p>InferenceOrdinalUnivKKGEE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43</text:p>
          </table:table-cell>
          <table:table-cell office:value-type="string">
            <text:p>0.27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431746385673889 0.279239436889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36 EDT</text:p>
          </table:table-cell>
          <table:table-cell office:value-type="string">
            <text:p>0.289</text:p>
          </table:table-cell>
          <table:table-cell office:value-type="string">
            <text:p>InferenceOrdinalUnivKKGEE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wo_sided_pval_for_treatment_effect_rand(custom)</text:p>
          </table:table-cell>
          <table:table-cell office:value-type="string">
            <text:p>1</text:p>
          </table:table-cell>
          <table:table-cell office:value-type="string">
            <text:p>6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04:11:37 EDT</text:p>
          </table:table-cell>
          <table:table-cell office:value-type="string">
            <text:p>1.112</text:p>
          </table:table-cell>
          <table:table-cell office:value-type="string">
            <text:p>InferenceOrdinalUniv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31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109466029494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37 EDT</text:p>
          </table:table-cell>
          <table:table-cell office:value-type="string">
            <text:p>0</text:p>
          </table:table-cell>
          <table:table-cell office:value-type="string">
            <text:p>InferenceOrdinalUniv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6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04:11:37 EDT</text:p>
          </table:table-cell>
          <table:table-cell office:value-type="string">
            <text:p>0</text:p>
          </table:table-cell>
          <table:table-cell office:value-type="string">
            <text:p>InferenceOrdinalUniv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6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04:11:38 EDT</text:p>
          </table:table-cell>
          <table:table-cell office:value-type="string">
            <text:p>0.285</text:p>
          </table:table-cell>
          <table:table-cell office:value-type="string">
            <text:p>InferenceOrdinalUniv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39 EDT</text:p>
          </table:table-cell>
          <table:table-cell office:value-type="string">
            <text:p>1.112</text:p>
          </table:table-cell>
          <table:table-cell office:value-type="string">
            <text:p>InferenceOrdinalMulti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31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109466029494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39 EDT</text:p>
          </table:table-cell>
          <table:table-cell office:value-type="string">
            <text:p>0</text:p>
          </table:table-cell>
          <table:table-cell office:value-type="string">
            <text:p>InferenceOrdinalMulti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6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04:11:39 EDT</text:p>
          </table:table-cell>
          <table:table-cell office:value-type="string">
            <text:p>0</text:p>
          </table:table-cell>
          <table:table-cell office:value-type="string">
            <text:p>InferenceOrdinalMulti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6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04:11:39 EDT</text:p>
          </table:table-cell>
          <table:table-cell office:value-type="string">
            <text:p>0.292</text:p>
          </table:table-cell>
          <table:table-cell office:value-type="string">
            <text:p>InferenceOrdinalMulti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0 EDT</text:p>
          </table:table-cell>
          <table:table-cell office:value-type="string">
            <text:p>1.205</text:p>
          </table:table-cell>
          <table:table-cell office:value-type="string">
            <text:p>InferenceOrdinalUnivKKGLMMProbi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6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388804775052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0 EDT</text:p>
          </table:table-cell>
          <table:table-cell office:value-type="string">
            <text:p>0.001</text:p>
          </table:table-cell>
          <table:table-cell office:value-type="string">
            <text:p>InferenceOrdinalUnivKKGLMMProbi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6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04:11:40 EDT</text:p>
          </table:table-cell>
          <table:table-cell office:value-type="string">
            <text:p>0.001</text:p>
          </table:table-cell>
          <table:table-cell office:value-type="string">
            <text:p>InferenceOrdinalUnivKKGLMMProbi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6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04:11:41 EDT</text:p>
          </table:table-cell>
          <table:table-cell office:value-type="string">
            <text:p>0.343</text:p>
          </table:table-cell>
          <table:table-cell office:value-type="string">
            <text:p>InferenceOrdinalUnivKKGLMMProbi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2 EDT</text:p>
          </table:table-cell>
          <table:table-cell office:value-type="string">
            <text:p>1.187</text:p>
          </table:table-cell>
          <table:table-cell office:value-type="string">
            <text:p>InferenceOrdinalMultiKKGLMMProbi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6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388804775052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2 EDT</text:p>
          </table:table-cell>
          <table:table-cell office:value-type="string">
            <text:p>0</text:p>
          </table:table-cell>
          <table:table-cell office:value-type="string">
            <text:p>InferenceOrdinalMultiKKGLMMProbi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7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04:11:42 EDT</text:p>
          </table:table-cell>
          <table:table-cell office:value-type="string">
            <text:p>0.001</text:p>
          </table:table-cell>
          <table:table-cell office:value-type="string">
            <text:p>InferenceOrdinalMultiKKGLMMProbi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7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04:11:42 EDT</text:p>
          </table:table-cell>
          <table:table-cell office:value-type="string">
            <text:p>0.29</text:p>
          </table:table-cell>
          <table:table-cell office:value-type="string">
            <text:p>InferenceOrdinalMultiKKGLMMProbi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2 EDT</text:p>
          </table:table-cell>
          <table:table-cell office:value-type="string">
            <text:p>0.002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1.09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0986106576288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2 EDT</text:p>
          </table:table-cell>
          <table:table-cell office:value-type="string">
            <text:p>0.001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7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84579100701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2 EDT</text:p>
          </table:table-cell>
          <table:table-cell office:value-type="string">
            <text:p>0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2.699</text:p>
          </table:table-cell>
          <table:table-cell office:value-type="string">
            <text:p>0.50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2.69891389720814 0.5016925819505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3 EDT</text:p>
          </table:table-cell>
          <table:table-cell office:value-type="string">
            <text:p>0.471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1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997150997150997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4 EDT</text:p>
          </table:table-cell>
          <table:table-cell office:value-type="string">
            <text:p>1.853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11.306</text:p>
          </table:table-cell>
          <table:table-cell office:value-type="string">
            <text:p>0.32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1.3056216660599 0.3248376983147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6 EDT</text:p>
          </table:table-cell>
          <table:table-cell office:value-type="string">
            <text:p>2.025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1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665049924397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7 EDT</text:p>
          </table:table-cell>
          <table:table-cell office:value-type="string">
            <text:p>0.381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7 EDT</text:p>
          </table:table-cell>
          <table:table-cell office:value-type="string">
            <text:p>0.001</text:p>
          </table:table-cell>
          <table:table-cell office:value-type="string">
            <text:p>InferenceOrdinalUnivKKCondPropOddsCombined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1.09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0986106576288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7 EDT</text:p>
          </table:table-cell>
          <table:table-cell office:value-type="string">
            <text:p>0</text:p>
          </table:table-cell>
          <table:table-cell office:value-type="string">
            <text:p>InferenceOrdinalUnivKKCondPropOddsCombined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7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84579100701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7 EDT</text:p>
          </table:table-cell>
          <table:table-cell office:value-type="string">
            <text:p>0</text:p>
          </table:table-cell>
          <table:table-cell office:value-type="string">
            <text:p>InferenceOrdinalUnivKKCondPropOddsCombined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2.699</text:p>
          </table:table-cell>
          <table:table-cell office:value-type="string">
            <text:p>0.50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2.69891389720814 0.5016925819505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7 EDT</text:p>
          </table:table-cell>
          <table:table-cell office:value-type="string">
            <text:p>0.328</text:p>
          </table:table-cell>
          <table:table-cell office:value-type="string">
            <text:p>InferenceOrdinalUnivKKCondPropOddsCombined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7 EDT</text:p>
          </table:table-cell>
          <table:table-cell office:value-type="string">
            <text:p>0.002</text:p>
          </table:table-cell>
          <table:table-cell office:value-type="string">
            <text:p>InferenceOrdinalUnivKKCond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1.09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.0986106576288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7 EDT</text:p>
          </table:table-cell>
          <table:table-cell office:value-type="string">
            <text:p>0</text:p>
          </table:table-cell>
          <table:table-cell office:value-type="string">
            <text:p>InferenceOrdinalUnivKKCond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7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84579100701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7 EDT</text:p>
          </table:table-cell>
          <table:table-cell office:value-type="string">
            <text:p>0</text:p>
          </table:table-cell>
          <table:table-cell office:value-type="string">
            <text:p>InferenceOrdinalUnivKKCond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502</text:p>
          </table:table-cell>
          <table:table-cell office:value-type="string">
            <text:p>2.69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01692581950525 2.698913897208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8 EDT</text:p>
          </table:table-cell>
          <table:table-cell office:value-type="string">
            <text:p>0.369</text:p>
          </table:table-cell>
          <table:table-cell office:value-type="string">
            <text:p>InferenceOrdinalUnivKKCond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8 EDT</text:p>
          </table:table-cell>
          <table:table-cell office:value-type="string">
            <text:p>0.004</text:p>
          </table:table-cell>
          <table:table-cell office:value-type="string">
            <text:p>InferenceOrdinalMultiKKCond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7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04:11:48 EDT</text:p>
          </table:table-cell>
          <table:table-cell office:value-type="string">
            <text:p>0</text:p>
          </table:table-cell>
          <table:table-cell office:value-type="string">
            <text:p>InferenceOrdinalMultiKKCond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7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04:11:48 EDT</text:p>
          </table:table-cell>
          <table:table-cell office:value-type="string">
            <text:p>0.001</text:p>
          </table:table-cell>
          <table:table-cell office:value-type="string">
            <text:p>InferenceOrdinalMultiKKCond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7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04:11:48 EDT</text:p>
          </table:table-cell>
          <table:table-cell office:value-type="string">
            <text:p>0.347</text:p>
          </table:table-cell>
          <table:table-cell office:value-type="string">
            <text:p>InferenceOrdinalMultiKKCond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8 EDT</text:p>
          </table:table-cell>
          <table:table-cell office:value-type="string">
            <text:p>0.001</text:p>
          </table:table-cell>
          <table:table-cell office:value-type="string">
            <text:p>InferenceOrdinalUnivKKCond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1.09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0986106576288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8 EDT</text:p>
          </table:table-cell>
          <table:table-cell office:value-type="string">
            <text:p>0.04</text:p>
          </table:table-cell>
          <table:table-cell office:value-type="string">
            <text:p>InferenceOrdinalUnivKKCond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7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84579100701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8 EDT</text:p>
          </table:table-cell>
          <table:table-cell office:value-type="string">
            <text:p>0.001</text:p>
          </table:table-cell>
          <table:table-cell office:value-type="string">
            <text:p>InferenceOrdinalUnivKKCond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2.699</text:p>
          </table:table-cell>
          <table:table-cell office:value-type="string">
            <text:p>0.50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2.69891389720814 0.5016925819505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8 EDT</text:p>
          </table:table-cell>
          <table:table-cell office:value-type="string">
            <text:p>0.389</text:p>
          </table:table-cell>
          <table:table-cell office:value-type="string">
            <text:p>InferenceOrdinalUnivKKCond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8 EDT</text:p>
          </table:table-cell>
          <table:table-cell office:value-type="string">
            <text:p>0.005</text:p>
          </table:table-cell>
          <table:table-cell office:value-type="string">
            <text:p>InferenceOrdinalMultiKKCond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7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04:11:48 EDT</text:p>
          </table:table-cell>
          <table:table-cell office:value-type="string">
            <text:p>0</text:p>
          </table:table-cell>
          <table:table-cell office:value-type="string">
            <text:p>InferenceOrdinalMultiKKCond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7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04:11:48 EDT</text:p>
          </table:table-cell>
          <table:table-cell office:value-type="string">
            <text:p>0.001</text:p>
          </table:table-cell>
          <table:table-cell office:value-type="string">
            <text:p>InferenceOrdinalMultiKKCond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7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04:11:49 EDT</text:p>
          </table:table-cell>
          <table:table-cell office:value-type="string">
            <text:p>0.386</text:p>
          </table:table-cell>
          <table:table-cell office:value-type="string">
            <text:p>InferenceOrdinalMultiKKCond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9 EDT</text:p>
          </table:table-cell>
          <table:table-cell office:value-type="string">
            <text:p>0.001</text:p>
          </table:table-cell>
          <table:table-cell office:value-type="string">
            <text:p>InferenceOrdinalPairedSignTes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2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9 EDT</text:p>
          </table:table-cell>
          <table:table-cell office:value-type="string">
            <text:p>0</text:p>
          </table:table-cell>
          <table:table-cell office:value-type="string">
            <text:p>InferenceOrdinalPairedSignTes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0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024704348597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9 EDT</text:p>
          </table:table-cell>
          <table:table-cell office:value-type="string">
            <text:p>0</text:p>
          </table:table-cell>
          <table:table-cell office:value-type="string">
            <text:p>InferenceOrdinalPairedSignTes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550</text:p>
          </table:table-cell>
          <table:table-cell office:value-type="string">
            <text:p>0.05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50056979772207 0.05005697977220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9 EDT</text:p>
          </table:table-cell>
          <table:table-cell office:value-type="string">
            <text:p>0.34</text:p>
          </table:table-cell>
          <table:table-cell office:value-type="string">
            <text:p>InferenceOrdinalPairedSignTes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9 EDT</text:p>
          </table:table-cell>
          <table:table-cell office:value-type="string">
            <text:p>0.008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320037957257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9 EDT</text:p>
          </table:table-cell>
          <table:table-cell office:value-type="string">
            <text:p>0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6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679533137656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49 EDT</text:p>
          </table:table-cell>
          <table:table-cell office:value-type="string">
            <text:p>0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352</text:p>
          </table:table-cell>
          <table:table-cell office:value-type="string">
            <text:p>0.22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51970559381019 0.225569800235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52 EDT</text:p>
          </table:table-cell>
          <table:table-cell office:value-type="string">
            <text:p>2.944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55 EDT</text:p>
          </table:table-cell>
          <table:table-cell office:value-type="string">
            <text:p>2.71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240</text:p>
          </table:table-cell>
          <table:table-cell office:value-type="string">
            <text:p>0.13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40101567533589 0.1334551365551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58 EDT</text:p>
          </table:table-cell>
          <table:table-cell office:value-type="string">
            <text:p>3.014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43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319760928366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58 EDT</text:p>
          </table:table-cell>
          <table:table-cell office:value-type="string">
            <text:p>0.221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59 EDT</text:p>
          </table:table-cell>
          <table:table-cell office:value-type="string">
            <text:p>0.838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3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3594438894183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59 EDT</text:p>
          </table:table-cell>
          <table:table-cell office:value-type="string">
            <text:p>0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3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3886109378660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1:59 EDT</text:p>
          </table:table-cell>
          <table:table-cell office:value-type="string">
            <text:p>0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883</text:p>
          </table:table-cell>
          <table:table-cell office:value-type="string">
            <text:p>0.95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882548770738058 0.9544375486217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6:25 EDT</text:p>
          </table:table-cell>
          <table:table-cell office:value-type="string">
            <text:p>266.398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18:16 EDT</text:p>
          </table:table-cell>
          <table:table-cell office:value-type="string">
            <text:p>111.246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242</text:p>
          </table:table-cell>
          <table:table-cell office:value-type="string">
            <text:p>0.53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42276746623174 0.5327994953324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20:08 EDT</text:p>
          </table:table-cell>
          <table:table-cell office:value-type="string">
            <text:p>111.968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43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333445236941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20:09 EDT</text:p>
          </table:table-cell>
          <table:table-cell office:value-type="string">
            <text:p>0.304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20:09 EDT</text:p>
          </table:table-cell>
          <table:table-cell office:value-type="string">
            <text:p>0.003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6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032437354376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20:09 EDT</text:p>
          </table:table-cell>
          <table:table-cell office:value-type="string">
            <text:p>0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337997668792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20:09 EDT</text:p>
          </table:table-cell>
          <table:table-cell office:value-type="string">
            <text:p>0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08</text:p>
          </table:table-cell>
          <table:table-cell office:value-type="string">
            <text:p>0.28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07993181055128 0.2873444339675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20:10 EDT</text:p>
          </table:table-cell>
          <table:table-cell office:value-type="string">
            <text:p>1.149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20:12 EDT</text:p>
          </table:table-cell>
          <table:table-cell office:value-type="string">
            <text:p>1.736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289</text:p>
          </table:table-cell>
          <table:table-cell office:value-type="string">
            <text:p>0.18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89445835603203 0.1876647577635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20:13 EDT</text:p>
          </table:table-cell>
          <table:table-cell office:value-type="string">
            <text:p>1.793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68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870763574456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20:14 EDT</text:p>
          </table:table-cell>
          <table:table-cell office:value-type="string">
            <text:p>0.393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20:36 EDT</text:p>
          </table:table-cell>
          <table:table-cell office:value-type="string">
            <text:p>22.113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711333417873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20:36 EDT</text:p>
          </table:table-cell>
          <table:table-cell office:value-type="string">
            <text:p>0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9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739344839194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20:36 EDT</text:p>
          </table:table-cell>
          <table:table-cell office:value-type="string">
            <text:p>0.001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40.332</text:p>
          </table:table-cell>
          <table:table-cell office:value-type="string">
            <text:p>40.19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40.3323139225972 40.19808725423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5:06:48 EDT</text:p>
          </table:table-cell>
          <table:table-cell office:value-type="string">
            <text:p>2772.155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5:56:47 EDT</text:p>
          </table:table-cell>
          <table:table-cell office:value-type="string">
            <text:p>2998.412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586</text:p>
          </table:table-cell>
          <table:table-cell office:value-type="string">
            <text:p>0.46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85703691720322 0.4602936803822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6:30 EDT</text:p>
          </table:table-cell>
          <table:table-cell office:value-type="string">
            <text:p>2983.442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93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350365858484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6:30 EDT</text:p>
          </table:table-cell>
          <table:table-cell office:value-type="string">
            <text:p>0.447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6:30 EDT</text:p>
          </table:table-cell>
          <table:table-cell office:value-type="string">
            <text:p>0.005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6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032437354376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6:30 EDT</text:p>
          </table:table-cell>
          <table:table-cell office:value-type="string">
            <text:p>0.001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337997668792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6:30 EDT</text:p>
          </table:table-cell>
          <table:table-cell office:value-type="string">
            <text:p>0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08</text:p>
          </table:table-cell>
          <table:table-cell office:value-type="string">
            <text:p>0.28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07993181055128 0.2873444339675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6:31 EDT</text:p>
          </table:table-cell>
          <table:table-cell office:value-type="string">
            <text:p>0.487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6:53 EDT</text:p>
          </table:table-cell>
          <table:table-cell office:value-type="string">
            <text:p>22.264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711333417873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6:53 EDT</text:p>
          </table:table-cell>
          <table:table-cell office:value-type="string">
            <text:p>0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9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739344839194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6:53 EDT</text:p>
          </table:table-cell>
          <table:table-cell office:value-type="string">
            <text:p>0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40.332</text:p>
          </table:table-cell>
          <table:table-cell office:value-type="string">
            <text:p>40.19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40.3323139225972 40.19808725423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6:54 EDT</text:p>
          </table:table-cell>
          <table:table-cell office:value-type="string">
            <text:p>0.4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6:54 EDT</text:p>
          </table:table-cell>
          <table:table-cell office:value-type="string">
            <text:p>0.01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2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289030615544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6:54 EDT</text:p>
          </table:table-cell>
          <table:table-cell office:value-type="string">
            <text:p>0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616706692093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6:54 EDT</text:p>
          </table:table-cell>
          <table:table-cell office:value-type="string">
            <text:p>0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706</text:p>
          </table:table-cell>
          <table:table-cell office:value-type="string">
            <text:p>0.44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06236007967742 0.4484298848588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6:58 EDT</text:p>
          </table:table-cell>
          <table:table-cell office:value-type="string">
            <text:p>3.941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7:01 EDT</text:p>
          </table:table-cell>
          <table:table-cell office:value-type="string">
            <text:p>3.322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530</text:p>
          </table:table-cell>
          <table:table-cell office:value-type="string">
            <text:p>0.22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30246584519984 0.2204826105320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7:04 EDT</text:p>
          </table:table-cell>
          <table:table-cell office:value-type="string">
            <text:p>2.735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5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043581284186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7:04 EDT</text:p>
          </table:table-cell>
          <table:table-cell office:value-type="string">
            <text:p>0.242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7:04 EDT</text:p>
          </table:table-cell>
          <table:table-cell office:value-type="string">
            <text:p>0.082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6284015699903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7:04 EDT</text:p>
          </table:table-cell>
          <table:table-cell office:value-type="string">
            <text:p>0.001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47702605406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7:04 EDT</text:p>
          </table:table-cell>
          <table:table-cell office:value-type="string">
            <text:p>0.001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2.726</text:p>
          </table:table-cell>
          <table:table-cell office:value-type="string">
            <text:p>2.85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2.72568646187661 2.851366775874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8:08 EDT</text:p>
          </table:table-cell>
          <table:table-cell office:value-type="string">
            <text:p>63.82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8:24 EDT</text:p>
          </table:table-cell>
          <table:table-cell office:value-type="string">
            <text:p>16.364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1.233</text:p>
          </table:table-cell>
          <table:table-cell office:value-type="string">
            <text:p>1.34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23322373154775 1.349394144863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8:41 EDT</text:p>
          </table:table-cell>
          <table:table-cell office:value-type="string">
            <text:p>16.751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57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758274226265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8:41 EDT</text:p>
          </table:table-cell>
          <table:table-cell office:value-type="string">
            <text:p>0.377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8:41 EDT</text:p>
          </table:table-cell>
          <table:table-cell office:value-type="string">
            <text:p>0.01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6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03223450699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8:41 EDT</text:p>
          </table:table-cell>
          <table:table-cell office:value-type="string">
            <text:p>0.023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338083163444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8:41 EDT</text:p>
          </table:table-cell>
          <table:table-cell office:value-type="string">
            <text:p>0.001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08</text:p>
          </table:table-cell>
          <table:table-cell office:value-type="string">
            <text:p>0.28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07991068348034 0.2873463782081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8:45 EDT</text:p>
          </table:table-cell>
          <table:table-cell office:value-type="string">
            <text:p>3.48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8:48 EDT</text:p>
          </table:table-cell>
          <table:table-cell office:value-type="string">
            <text:p>2.789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268</text:p>
          </table:table-cell>
          <table:table-cell office:value-type="string">
            <text:p>0.14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68355397461272 0.1403339704586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8:50 EDT</text:p>
          </table:table-cell>
          <table:table-cell office:value-type="string">
            <text:p>2.8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58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8232354181788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8:51 EDT</text:p>
          </table:table-cell>
          <table:table-cell office:value-type="string">
            <text:p>0.377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8:51 EDT</text:p>
          </table:table-cell>
          <table:table-cell office:value-type="string">
            <text:p>0.014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6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03223450699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8:51 EDT</text:p>
          </table:table-cell>
          <table:table-cell office:value-type="string">
            <text:p>0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338083163444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8:51 EDT</text:p>
          </table:table-cell>
          <table:table-cell office:value-type="string">
            <text:p>0.001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08</text:p>
          </table:table-cell>
          <table:table-cell office:value-type="string">
            <text:p>0.28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07991068348034 0.2873463782081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8:55 EDT</text:p>
          </table:table-cell>
          <table:table-cell office:value-type="string">
            <text:p>3.77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8:58 EDT</text:p>
          </table:table-cell>
          <table:table-cell office:value-type="string">
            <text:p>3.2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287</text:p>
          </table:table-cell>
          <table:table-cell office:value-type="string">
            <text:p>0.16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86761953481583 0.169216097597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9:01 EDT</text:p>
          </table:table-cell>
          <table:table-cell office:value-type="string">
            <text:p>3.419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65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5410549103437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9:02 EDT</text:p>
          </table:table-cell>
          <table:table-cell office:value-type="string">
            <text:p>0.432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9:02 EDT</text:p>
          </table:table-cell>
          <table:table-cell office:value-type="string">
            <text:p>0.014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2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289028541358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9:02 EDT</text:p>
          </table:table-cell>
          <table:table-cell office:value-type="string">
            <text:p>0.001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616711485813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9:02 EDT</text:p>
          </table:table-cell>
          <table:table-cell office:value-type="string">
            <text:p>0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706</text:p>
          </table:table-cell>
          <table:table-cell office:value-type="string">
            <text:p>0.44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06235743843002 0.4484300355713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9:07 EDT</text:p>
          </table:table-cell>
          <table:table-cell office:value-type="string">
            <text:p>4.784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9:10 EDT</text:p>
          </table:table-cell>
          <table:table-cell office:value-type="string">
            <text:p>3.653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528</text:p>
          </table:table-cell>
          <table:table-cell office:value-type="string">
            <text:p>0.23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28455374603609 0.2365649220663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9:14 EDT</text:p>
          </table:table-cell>
          <table:table-cell office:value-type="string">
            <text:p>3.707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44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481721928222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9:14 EDT</text:p>
          </table:table-cell>
          <table:table-cell office:value-type="string">
            <text:p>0.251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9:14 EDT</text:p>
          </table:table-cell>
          <table:table-cell office:value-type="string">
            <text:p>0.013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2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289028541358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9:14 EDT</text:p>
          </table:table-cell>
          <table:table-cell office:value-type="string">
            <text:p>0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616711485813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9:14 EDT</text:p>
          </table:table-cell>
          <table:table-cell office:value-type="string">
            <text:p>0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706</text:p>
          </table:table-cell>
          <table:table-cell office:value-type="string">
            <text:p>0.44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06235743843002 0.4484300355713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9:20 EDT</text:p>
          </table:table-cell>
          <table:table-cell office:value-type="string">
            <text:p>5.7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9:23 EDT</text:p>
          </table:table-cell>
          <table:table-cell office:value-type="string">
            <text:p>3.371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458</text:p>
          </table:table-cell>
          <table:table-cell office:value-type="string">
            <text:p>0.28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57615748305345 0.2849493689248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9:27 EDT</text:p>
          </table:table-cell>
          <table:table-cell office:value-type="string">
            <text:p>3.496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55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554255001407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9:27 EDT</text:p>
          </table:table-cell>
          <table:table-cell office:value-type="string">
            <text:p>0.328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9:54 EDT</text:p>
          </table:table-cell>
          <table:table-cell office:value-type="string">
            <text:p>26.601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2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2895351899311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9:54 EDT</text:p>
          </table:table-cell>
          <table:table-cell office:value-type="string">
            <text:p>0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479667368694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6:49:54 EDT</text:p>
          </table:table-cell>
          <table:table-cell office:value-type="string">
            <text:p>0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38.885</text:p>
          </table:table-cell>
          <table:table-cell office:value-type="string">
            <text:p>38.62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38.8847984703234 38.62689143233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7:43:43 EDT</text:p>
          </table:table-cell>
          <table:table-cell office:value-type="string">
            <text:p>3229.491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8:45:23 EDT</text:p>
          </table:table-cell>
          <table:table-cell office:value-type="string">
            <text:p>3699.397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1.048</text:p>
          </table:table-cell>
          <table:table-cell office:value-type="string">
            <text:p>0.74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04811230316515 0.7398885020575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7:44 EDT</text:p>
          </table:table-cell>
          <table:table-cell office:value-type="string">
            <text:p>3740.96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88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2442869117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7:44 EDT</text:p>
          </table:table-cell>
          <table:table-cell office:value-type="string">
            <text:p>0.446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7:44 EDT</text:p>
          </table:table-cell>
          <table:table-cell office:value-type="string">
            <text:p>0.004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3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3869102175415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7:44 EDT</text:p>
          </table:table-cell>
          <table:table-cell office:value-type="string">
            <text:p>0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3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393919817992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7:44 EDT</text:p>
          </table:table-cell>
          <table:table-cell office:value-type="string">
            <text:p>0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335</text:p>
          </table:table-cell>
          <table:table-cell office:value-type="string">
            <text:p>0.41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35476514967719 0.4128585584760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7:45 EDT</text:p>
          </table:table-cell>
          <table:table-cell office:value-type="string">
            <text:p>1.06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7:47 EDT</text:p>
          </table:table-cell>
          <table:table-cell office:value-type="string">
            <text:p>2.012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181</text:p>
          </table:table-cell>
          <table:table-cell office:value-type="string">
            <text:p>0.25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80910334289299 0.2591792511775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7:49 EDT</text:p>
          </table:table-cell>
          <table:table-cell office:value-type="string">
            <text:p>1.96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71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159805837725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7:50 EDT</text:p>
          </table:table-cell>
          <table:table-cell office:value-type="string">
            <text:p>0.503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7:55 EDT</text:p>
          </table:table-cell>
          <table:table-cell office:value-type="string">
            <text:p>5.216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8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8762637663618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7:55 EDT</text:p>
          </table:table-cell>
          <table:table-cell office:value-type="string">
            <text:p>0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42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277746642315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7:55 EDT</text:p>
          </table:table-cell>
          <table:table-cell office:value-type="string">
            <text:p>0.001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129</text:p>
          </table:table-cell>
          <table:table-cell office:value-type="string">
            <text:p>0.30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28947858161165 0.3042006114335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7:55 EDT</text:p>
          </table:table-cell>
          <table:table-cell office:value-type="string">
            <text:p>0.417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7:55 EDT</text:p>
          </table:table-cell>
          <table:table-cell office:value-type="string">
            <text:p>0.019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8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039434397011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7:55 EDT</text:p>
          </table:table-cell>
          <table:table-cell office:value-type="string">
            <text:p>0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6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613586433513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7:55 EDT</text:p>
          </table:table-cell>
          <table:table-cell office:value-type="string">
            <text:p>0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40</text:p>
          </table:table-cell>
          <table:table-cell office:value-type="string">
            <text:p>0.27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40111930470217 0.27932324252998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7:56 EDT</text:p>
          </table:table-cell>
          <table:table-cell office:value-type="string">
            <text:p>0.478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23 EDT</text:p>
          </table:table-cell>
          <table:table-cell office:value-type="string">
            <text:p>27.519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9.78121906536344e-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23 EDT</text:p>
          </table:table-cell>
          <table:table-cell office:value-type="string">
            <text:p>0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49026211677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23 EDT</text:p>
          </table:table-cell>
          <table:table-cell office:value-type="string">
            <text:p>0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03</text:p>
          </table:table-cell>
          <table:table-cell office:value-type="string">
            <text:p>0.00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301054129329386 0.002990978855163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24 EDT</text:p>
          </table:table-cell>
          <table:table-cell office:value-type="string">
            <text:p>0.42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24 EDT</text:p>
          </table:table-cell>
          <table:table-cell office:value-type="string">
            <text:p>0.026</text:p>
          </table:table-cell>
          <table:table-cell office:value-type="string">
            <text:p>InferenceOrdinalJonckheereTerpstraTes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exact_two_sided_pval_for_treatment_effect</text:p>
          </table:table-cell>
          <table:table-cell office:value-type="string">
            <text:p>0.6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6296552516187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24 EDT</text:p>
          </table:table-cell>
          <table:table-cell office:value-type="string">
            <text:p>0</text:p>
          </table:table-cell>
          <table:table-cell office:value-type="string">
            <text:p>InferenceOrdinalJonckheereTerpstraTes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2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010233918128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24 EDT</text:p>
          </table:table-cell>
          <table:table-cell office:value-type="string">
            <text:p>0.012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25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586473451557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24 EDT</text:p>
          </table:table-cell>
          <table:table-cell office:value-type="string">
            <text:p>0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2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251645201641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24 EDT</text:p>
          </table:table-cell>
          <table:table-cell office:value-type="string">
            <text:p>0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774</text:p>
          </table:table-cell>
          <table:table-cell office:value-type="string">
            <text:p>0.25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73881931845585 0.2565872415341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24 EDT</text:p>
          </table:table-cell>
          <table:table-cell office:value-type="string">
            <text:p>0.436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27 EDT</text:p>
          </table:table-cell>
          <table:table-cell office:value-type="string">
            <text:p>2.421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27 EDT</text:p>
          </table:table-cell>
          <table:table-cell office:value-type="string">
            <text:p>0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27 EDT</text:p>
          </table:table-cell>
          <table:table-cell office:value-type="string">
            <text:p>0.001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635</text:p>
          </table:table-cell>
          <table:table-cell office:value-type="string">
            <text:p>0.63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35277518894755 0.6352775188947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27 EDT</text:p>
          </table:table-cell>
          <table:table-cell office:value-type="string">
            <text:p>0.447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27 EDT</text:p>
          </table:table-cell>
          <table:table-cell office:value-type="string">
            <text:p>0.003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6158422369650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27 EDT</text:p>
          </table:table-cell>
          <table:table-cell office:value-type="string">
            <text:p>0.001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52170296421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27 EDT</text:p>
          </table:table-cell>
          <table:table-cell office:value-type="string">
            <text:p>0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03</text:p>
          </table:table-cell>
          <table:table-cell office:value-type="string">
            <text:p>0.52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03476651809093 0.5266450992021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28 EDT</text:p>
          </table:table-cell>
          <table:table-cell office:value-type="string">
            <text:p>0.809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30 EDT</text:p>
          </table:table-cell>
          <table:table-cell office:value-type="string">
            <text:p>2.036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219</text:p>
          </table:table-cell>
          <table:table-cell office:value-type="string">
            <text:p>0.42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18672267106616 0.4198451910851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32 EDT</text:p>
          </table:table-cell>
          <table:table-cell office:value-type="string">
            <text:p>2.302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66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6099891891214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32 EDT</text:p>
          </table:table-cell>
          <table:table-cell office:value-type="string">
            <text:p>0.247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35 EDT</text:p>
          </table:table-cell>
          <table:table-cell office:value-type="string">
            <text:p>2.664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0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2835702454406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35 EDT</text:p>
          </table:table-cell>
          <table:table-cell office:value-type="string">
            <text:p>0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99998059926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35 EDT</text:p>
          </table:table-cell>
          <table:table-cell office:value-type="string">
            <text:p>0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22857.595</text:p>
          </table:table-cell>
          <table:table-cell office:value-type="string">
            <text:p>22857.60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22857.5949212811 22857.6005926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35 EDT</text:p>
          </table:table-cell>
          <table:table-cell office:value-type="string">
            <text:p>0.243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35 EDT</text:p>
          </table:table-cell>
          <table:table-cell office:value-type="string">
            <text:p>0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2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010233918128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35 EDT</text:p>
          </table:table-cell>
          <table:table-cell office:value-type="string">
            <text:p>0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4128792318435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35 EDT</text:p>
          </table:table-cell>
          <table:table-cell office:value-type="string">
            <text:p>0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85</text:p>
          </table:table-cell>
          <table:table-cell office:value-type="string">
            <text:p>0.04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46006490380752 0.04439597067550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36 EDT</text:p>
          </table:table-cell>
          <table:table-cell office:value-type="string">
            <text:p>0.101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37 EDT</text:p>
          </table:table-cell>
          <table:table-cell office:value-type="string">
            <text:p>1.069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085</text:p>
          </table:table-cell>
          <table:table-cell office:value-type="string">
            <text:p>0.02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47709460230763 0.028968417826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38 EDT</text:p>
          </table:table-cell>
          <table:table-cell office:value-type="string">
            <text:p>1.103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42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237310927124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38 EDT</text:p>
          </table:table-cell>
          <table:table-cell office:value-type="string">
            <text:p>0.336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0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2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702702702702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0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8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40031868900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0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393</text:p>
          </table:table-cell>
          <table:table-cell office:value-type="string">
            <text:p>0.33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92511485796801 0.3384574317427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0 EDT</text:p>
          </table:table-cell>
          <table:table-cell office:value-type="string">
            <text:p>0.056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1 EDT</text:p>
          </table:table-cell>
          <table:table-cell office:value-type="string">
            <text:p>1.2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377</text:p>
          </table:table-cell>
          <table:table-cell office:value-type="string">
            <text:p>0.32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76898935193987 0.3283971902119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3 EDT</text:p>
          </table:table-cell>
          <table:table-cell office:value-type="string">
            <text:p>1.378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9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3425196660828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3 EDT</text:p>
          </table:table-cell>
          <table:table-cell office:value-type="string">
            <text:p>0.4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8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88888888888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3 EDT</text:p>
          </table:table-cell>
          <table:table-cell office:value-type="string">
            <text:p>0.025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3 EDT</text:p>
          </table:table-cell>
          <table:table-cell office:value-type="string">
            <text:p>0.00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3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00</text:p>
          </table:table-cell>
          <table:table-cell office:value-type="string">
            <text:p>0.0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8.44765107090664e-05 8.44765107090664e-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3 EDT</text:p>
          </table:table-cell>
          <table:table-cell office:value-type="string">
            <text:p>0.403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8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88888888888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3 EDT</text:p>
          </table:table-cell>
          <table:table-cell office:value-type="string">
            <text:p>0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2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702702702702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3 EDT</text:p>
          </table:table-cell>
          <table:table-cell office:value-type="string">
            <text:p>0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8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38007579459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3 EDT</text:p>
          </table:table-cell>
          <table:table-cell office:value-type="string">
            <text:p>0.001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389</text:p>
          </table:table-cell>
          <table:table-cell office:value-type="string">
            <text:p>0.33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89469594759642 0.3354155407055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4 EDT</text:p>
          </table:table-cell>
          <table:table-cell office:value-type="string">
            <text:p>0.101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5 EDT</text:p>
          </table:table-cell>
          <table:table-cell office:value-type="string">
            <text:p>1.852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476</text:p>
          </table:table-cell>
          <table:table-cell office:value-type="string">
            <text:p>0.29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76132694724133 0.29945652380364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7 EDT</text:p>
          </table:table-cell>
          <table:table-cell office:value-type="string">
            <text:p>2.069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92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226633008049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8 EDT</text:p>
          </table:table-cell>
          <table:table-cell office:value-type="string">
            <text:p>0.451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8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88888888888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8 EDT</text:p>
          </table:table-cell>
          <table:table-cell office:value-type="string">
            <text:p>0.028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3.86464400484254e-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8 EDT</text:p>
          </table:table-cell>
          <table:table-cell office:value-type="string">
            <text:p>0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2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285536487310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8 EDT</text:p>
          </table:table-cell>
          <table:table-cell office:value-type="string">
            <text:p>0.001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00</text:p>
          </table:table-cell>
          <table:table-cell office:value-type="string">
            <text:p>0.0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8.8341154713909e-05 8.06118667042239e-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8 EDT</text:p>
          </table:table-cell>
          <table:table-cell office:value-type="string">
            <text:p>0.412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7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7749287749287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8 EDT</text:p>
          </table:table-cell>
          <table:table-cell office:value-type="string">
            <text:p>0.029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3.86464400484254e-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8 EDT</text:p>
          </table:table-cell>
          <table:table-cell office:value-type="string">
            <text:p>0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2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285536487310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48 EDT</text:p>
          </table:table-cell>
          <table:table-cell office:value-type="string">
            <text:p>0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00</text:p>
          </table:table-cell>
          <table:table-cell office:value-type="string">
            <text:p>0.0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8.8341154713909e-05 8.06118667042239e-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8:58 EDT</text:p>
          </table:table-cell>
          <table:table-cell office:value-type="string">
            <text:p>9.305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9:13 EDT</text:p>
          </table:table-cell>
          <table:table-cell office:value-type="string">
            <text:p>15.408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000</text:p>
          </table:table-cell>
          <table:table-cell office:value-type="string">
            <text:p>0.0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7.9986752202128e-05 7.60759618722559e-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9:26 EDT</text:p>
          </table:table-cell>
          <table:table-cell office:value-type="string">
            <text:p>12.887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8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665792016318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9:26 EDT</text:p>
          </table:table-cell>
          <table:table-cell office:value-type="string">
            <text:p>0.292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8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88888888888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9:26 EDT</text:p>
          </table:table-cell>
          <table:table-cell office:value-type="string">
            <text:p>0.088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9:26 EDT</text:p>
          </table:table-cell>
          <table:table-cell office:value-type="string">
            <text:p>0.001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99999992485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9:26 EDT</text:p>
          </table:table-cell>
          <table:table-cell office:value-type="string">
            <text:p>0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93</text:p>
          </table:table-cell>
          <table:table-cell office:value-type="string">
            <text:p>0.09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933471110725039 0.09334711116221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49:58 EDT</text:p>
          </table:table-cell>
          <table:table-cell office:value-type="string">
            <text:p>32.087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50:45 EDT</text:p>
          </table:table-cell>
          <table:table-cell office:value-type="string">
            <text:p>46.222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0.000</text:p>
          </table:table-cell>
          <table:table-cell office:value-type="string">
            <text:p>0.66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.6666666621750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51:30 EDT</text:p>
          </table:table-cell>
          <table:table-cell office:value-type="string">
            <text:p>45.078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0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412877037768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51:30 EDT</text:p>
          </table:table-cell>
          <table:table-cell office:value-type="string">
            <text:p>0.247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8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88888888888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9:51:30 EDT</text:p>
          </table:table-cell>
          <table:table-cell office:value-type="string">
            <text:p>0.005</text:p>
          </table:table-cell>
          <table:table-cell office:value-type="string">
            <text:p>InferenceOrdinalUnivKKGEE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9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07 EDT</text:p>
          </table:table-cell>
          <table:table-cell office:value-type="string">
            <text:p>0.545</text:p>
          </table:table-cell>
          <table:table-cell office:value-type="string">
            <text:p>InferenceOrdinalUniv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wo_sided_pval_for_treatment_effect_rand(custom)</text:p>
          </table:table-cell>
          <table:table-cell office:value-type="string">
            <text:p>1</text:p>
          </table:table-cell>
          <table:table-cell office:value-type="string">
            <text:p>9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08 EDT</text:p>
          </table:table-cell>
          <table:table-cell office:value-type="string">
            <text:p>1.389</text:p>
          </table:table-cell>
          <table:table-cell office:value-type="string">
            <text:p>InferenceOrdinalUniv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08 EDT</text:p>
          </table:table-cell>
          <table:table-cell office:value-type="string">
            <text:p>0.026</text:p>
          </table:table-cell>
          <table:table-cell office:value-type="string">
            <text:p>InferenceOrdinalUniv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09 EDT</text:p>
          </table:table-cell>
          <table:table-cell office:value-type="string">
            <text:p>1.096</text:p>
          </table:table-cell>
          <table:table-cell office:value-type="string">
            <text:p>InferenceOrdinalMulti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09 EDT</text:p>
          </table:table-cell>
          <table:table-cell office:value-type="string">
            <text:p>0</text:p>
          </table:table-cell>
          <table:table-cell office:value-type="string">
            <text:p>InferenceOrdinalMulti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0 EDT</text:p>
          </table:table-cell>
          <table:table-cell office:value-type="string">
            <text:p>1.208</text:p>
          </table:table-cell>
          <table:table-cell office:value-type="string">
            <text:p>InferenceOrdinalUnivKKGLMMProbi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0 EDT</text:p>
          </table:table-cell>
          <table:table-cell office:value-type="string">
            <text:p>0</text:p>
          </table:table-cell>
          <table:table-cell office:value-type="string">
            <text:p>InferenceOrdinalUnivKKGLMMProbi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1.329</text:p>
          </table:table-cell>
          <table:table-cell office:value-type="string">
            <text:p>InferenceOrdinalMultiKKGLMMProbi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</text:p>
          </table:table-cell>
          <table:table-cell office:value-type="string">
            <text:p>InferenceOrdinalMultiKKGLMMProbit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9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.044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.001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Bootstrap confidence interval returned NA bounds</text:p>
          </table:table-cell>
          <table:table-cell office:value-type="string">
            <text:p>1</text:p>
          </table:table-cell>
          <table:table-cell office:value-type="string">
            <text:p>9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.347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bootstrap_two_sided_pval</text:p>
          </table:table-cell>
          <table:table-cell office:value-type="string">
            <text:p>1</text:p>
          </table:table-cell>
          <table:table-cell office:value-type="string">
            <text:p>9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.001</text:p>
          </table:table-cell>
          <table:table-cell office:value-type="string">
            <text:p>InferenceOrdinalUnivKKCondPropOddsCombined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9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.039</text:p>
          </table:table-cell>
          <table:table-cell office:value-type="string">
            <text:p>InferenceOrdinalUnivKKCondPropOddsCombined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.001</text:p>
          </table:table-cell>
          <table:table-cell office:value-type="string">
            <text:p>InferenceOrdinalUnivKKCondPropOddsCombined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.001</text:p>
          </table:table-cell>
          <table:table-cell office:value-type="string">
            <text:p>InferenceOrdinalUnivKKCond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9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.032</text:p>
          </table:table-cell>
          <table:table-cell office:value-type="string">
            <text:p>InferenceOrdinalUnivKKCond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</text:p>
          </table:table-cell>
          <table:table-cell office:value-type="string">
            <text:p>InferenceOrdinalUnivKKCond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.003</text:p>
          </table:table-cell>
          <table:table-cell office:value-type="string">
            <text:p>InferenceOrdinalMultiKKCond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9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.033</text:p>
          </table:table-cell>
          <table:table-cell office:value-type="string">
            <text:p>InferenceOrdinalMultiKKCond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</text:p>
          </table:table-cell>
          <table:table-cell office:value-type="string">
            <text:p>InferenceOrdinalMultiKKCondContRatio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</text:p>
          </table:table-cell>
          <table:table-cell office:value-type="string">
            <text:p>InferenceOrdinalUnivKKCond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9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.032</text:p>
          </table:table-cell>
          <table:table-cell office:value-type="string">
            <text:p>InferenceOrdinalUnivKKCond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</text:p>
          </table:table-cell>
          <table:table-cell office:value-type="string">
            <text:p>InferenceOrdinalUnivKKCond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.006</text:p>
          </table:table-cell>
          <table:table-cell office:value-type="string">
            <text:p>InferenceOrdinalMultiKKCond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9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.043</text:p>
          </table:table-cell>
          <table:table-cell office:value-type="string">
            <text:p>InferenceOrdinalMultiKKCond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12 EDT</text:p>
          </table:table-cell>
          <table:table-cell office:value-type="string">
            <text:p>0</text:p>
          </table:table-cell>
          <table:table-cell office:value-type="string">
            <text:p>InferenceOrdinalMultiKKCondAdjCatLogit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20 EDT</text:p>
          </table:table-cell>
          <table:table-cell office:value-type="string">
            <text:p>0.412</text:p>
          </table:table-cell>
          <table:table-cell office:value-type="string">
            <text:p>InferenceOrdinalUnivKKGEE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wo_sided_pval_for_treatment_effect_rand(custom)</text:p>
          </table:table-cell>
          <table:table-cell office:value-type="string">
            <text:p>1</text:p>
          </table:table-cell>
          <table:table-cell office:value-type="string">
            <text:p>9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21 EDT</text:p>
          </table:table-cell>
          <table:table-cell office:value-type="string">
            <text:p>1.151</text:p>
          </table:table-cell>
          <table:table-cell office:value-type="string">
            <text:p>InferenceOrdinalUniv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21 EDT</text:p>
          </table:table-cell>
          <table:table-cell office:value-type="string">
            <text:p>0</text:p>
          </table:table-cell>
          <table:table-cell office:value-type="string">
            <text:p>InferenceOrdinalUniv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23 EDT</text:p>
          </table:table-cell>
          <table:table-cell office:value-type="string">
            <text:p>1.14</text:p>
          </table:table-cell>
          <table:table-cell office:value-type="string">
            <text:p>InferenceOrdinalMulti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23 EDT</text:p>
          </table:table-cell>
          <table:table-cell office:value-type="string">
            <text:p>0.001</text:p>
          </table:table-cell>
          <table:table-cell office:value-type="string">
            <text:p>InferenceOrdinalMulti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24 EDT</text:p>
          </table:table-cell>
          <table:table-cell office:value-type="string">
            <text:p>1.201</text:p>
          </table:table-cell>
          <table:table-cell office:value-type="string">
            <text:p>InferenceOrdinalUnivKKGLMMProbi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24 EDT</text:p>
          </table:table-cell>
          <table:table-cell office:value-type="string">
            <text:p>0</text:p>
          </table:table-cell>
          <table:table-cell office:value-type="string">
            <text:p>InferenceOrdinalUnivKKGLMMProbi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25 EDT</text:p>
          </table:table-cell>
          <table:table-cell office:value-type="string">
            <text:p>1.362</text:p>
          </table:table-cell>
          <table:table-cell office:value-type="string">
            <text:p>InferenceOrdinalMultiKKGLMMProbi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25 EDT</text:p>
          </table:table-cell>
          <table:table-cell office:value-type="string">
            <text:p>0</text:p>
          </table:table-cell>
          <table:table-cell office:value-type="string">
            <text:p>InferenceOrdinalMultiKKGLMMProbit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25 EDT</text:p>
          </table:table-cell>
          <table:table-cell office:value-type="string">
            <text:p>0.003</text:p>
          </table:table-cell>
          <table:table-cell office:value-type="string">
            <text:p>InferenceOrdinalMultiKKCond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9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25 EDT</text:p>
          </table:table-cell>
          <table:table-cell office:value-type="string">
            <text:p>0</text:p>
          </table:table-cell>
          <table:table-cell office:value-type="string">
            <text:p>InferenceOrdinalMultiKKCond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25 EDT</text:p>
          </table:table-cell>
          <table:table-cell office:value-type="string">
            <text:p>0</text:p>
          </table:table-cell>
          <table:table-cell office:value-type="string">
            <text:p>InferenceOrdinalMultiKKCondContRatio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25 EDT</text:p>
          </table:table-cell>
          <table:table-cell office:value-type="string">
            <text:p>0.005</text:p>
          </table:table-cell>
          <table:table-cell office:value-type="string">
            <text:p>InferenceOrdinalMultiKKCond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9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25 EDT</text:p>
          </table:table-cell>
          <table:table-cell office:value-type="string">
            <text:p>0.001</text:p>
          </table:table-cell>
          <table:table-cell office:value-type="string">
            <text:p>InferenceOrdinalMultiKKCond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25 EDT</text:p>
          </table:table-cell>
          <table:table-cell office:value-type="string">
            <text:p>0</text:p>
          </table:table-cell>
          <table:table-cell office:value-type="string">
            <text:p>InferenceOrdinalMultiKKCondAdjCatLogit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27 EDT</text:p>
          </table:table-cell>
          <table:table-cell office:value-type="string">
            <text:p>0.274</text:p>
          </table:table-cell>
          <table:table-cell office:value-type="string">
            <text:p>InferenceOrdinalUnivKKGEE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2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2103231209054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27 EDT</text:p>
          </table:table-cell>
          <table:table-cell office:value-type="string">
            <text:p>0.047</text:p>
          </table:table-cell>
          <table:table-cell office:value-type="string">
            <text:p>InferenceOrdinalUnivKKGEE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4729700992221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27 EDT</text:p>
          </table:table-cell>
          <table:table-cell office:value-type="string">
            <text:p>0</text:p>
          </table:table-cell>
          <table:table-cell office:value-type="string">
            <text:p>InferenceOrdinalUnivKKGEE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785</text:p>
          </table:table-cell>
          <table:table-cell office:value-type="string">
            <text:p>0.36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784729765854609 0.3640835240436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28 EDT</text:p>
          </table:table-cell>
          <table:table-cell office:value-type="string">
            <text:p>0.257</text:p>
          </table:table-cell>
          <table:table-cell office:value-type="string">
            <text:p>InferenceOrdinalUnivKKGEE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wo_sided_pval_for_treatment_effect_rand(custom)</text:p>
          </table:table-cell>
          <table:table-cell office:value-type="string">
            <text:p>1</text:p>
          </table:table-cell>
          <table:table-cell office:value-type="string">
            <text:p>9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29 EDT</text:p>
          </table:table-cell>
          <table:table-cell office:value-type="string">
            <text:p>0.809</text:p>
          </table:table-cell>
          <table:table-cell office:value-type="string">
            <text:p>InferenceOrdinalUnivKKGLMM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63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6365221519689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29 EDT</text:p>
          </table:table-cell>
          <table:table-cell office:value-type="string">
            <text:p>0</text:p>
          </table:table-cell>
          <table:table-cell office:value-type="string">
            <text:p>InferenceOrdinalUnivKKGLMM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29 EDT</text:p>
          </table:table-cell>
          <table:table-cell office:value-type="string">
            <text:p>0</text:p>
          </table:table-cell>
          <table:table-cell office:value-type="string">
            <text:p>InferenceOrdinalUnivKKGLMM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29 EDT</text:p>
          </table:table-cell>
          <table:table-cell office:value-type="string">
            <text:p>0.41</text:p>
          </table:table-cell>
          <table:table-cell office:value-type="string">
            <text:p>InferenceOrdinalUnivKKGLMM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30 EDT</text:p>
          </table:table-cell>
          <table:table-cell office:value-type="string">
            <text:p>0.771</text:p>
          </table:table-cell>
          <table:table-cell office:value-type="string">
            <text:p>InferenceOrdinalMultiKKGLMM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63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6365221519689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30 EDT</text:p>
          </table:table-cell>
          <table:table-cell office:value-type="string">
            <text:p>0</text:p>
          </table:table-cell>
          <table:table-cell office:value-type="string">
            <text:p>InferenceOrdinalMultiKKGLMM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0 EDT</text:p>
          </table:table-cell>
          <table:table-cell office:value-type="string">
            <text:p>0.001</text:p>
          </table:table-cell>
          <table:table-cell office:value-type="string">
            <text:p>InferenceOrdinalMultiKKGLMM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0 EDT</text:p>
          </table:table-cell>
          <table:table-cell office:value-type="string">
            <text:p>0.256</text:p>
          </table:table-cell>
          <table:table-cell office:value-type="string">
            <text:p>InferenceOrdinalMultiKKGLMM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31 EDT</text:p>
          </table:table-cell>
          <table:table-cell office:value-type="string">
            <text:p>0.979</text:p>
          </table:table-cell>
          <table:table-cell office:value-type="string">
            <text:p>InferenceOrdinalUnivKKGLMMProbi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3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3451634615803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31 EDT</text:p>
          </table:table-cell>
          <table:table-cell office:value-type="string">
            <text:p>0</text:p>
          </table:table-cell>
          <table:table-cell office:value-type="string">
            <text:p>InferenceOrdinalUnivKKGLMMProbi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1 EDT</text:p>
          </table:table-cell>
          <table:table-cell office:value-type="string">
            <text:p>0</text:p>
          </table:table-cell>
          <table:table-cell office:value-type="string">
            <text:p>InferenceOrdinalUnivKKGLMMProbi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1 EDT</text:p>
          </table:table-cell>
          <table:table-cell office:value-type="string">
            <text:p>0.27</text:p>
          </table:table-cell>
          <table:table-cell office:value-type="string">
            <text:p>InferenceOrdinalUnivKKGLMMProbi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32 EDT</text:p>
          </table:table-cell>
          <table:table-cell office:value-type="string">
            <text:p>0.952</text:p>
          </table:table-cell>
          <table:table-cell office:value-type="string">
            <text:p>InferenceOrdinalMultiKKGLMMProbi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3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3451634615803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32 EDT</text:p>
          </table:table-cell>
          <table:table-cell office:value-type="string">
            <text:p>0</text:p>
          </table:table-cell>
          <table:table-cell office:value-type="string">
            <text:p>InferenceOrdinalMultiKKGLMMProbi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2 EDT</text:p>
          </table:table-cell>
          <table:table-cell office:value-type="string">
            <text:p>0</text:p>
          </table:table-cell>
          <table:table-cell office:value-type="string">
            <text:p>InferenceOrdinalMultiKKGLMMProbi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2 EDT</text:p>
          </table:table-cell>
          <table:table-cell office:value-type="string">
            <text:p>0.249</text:p>
          </table:table-cell>
          <table:table-cell office:value-type="string">
            <text:p>InferenceOrdinalMultiKKGLMMProbi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32 EDT</text:p>
          </table:table-cell>
          <table:table-cell office:value-type="string">
            <text:p>0.001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9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2 EDT</text:p>
          </table:table-cell>
          <table:table-cell office:value-type="string">
            <text:p>0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3 EDT</text:p>
          </table:table-cell>
          <table:table-cell office:value-type="string">
            <text:p>0.001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3 EDT</text:p>
          </table:table-cell>
          <table:table-cell office:value-type="string">
            <text:p>0.215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798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797720797720798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33 EDT</text:p>
          </table:table-cell>
          <table:table-cell office:value-type="string">
            <text:p>0.001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Bootstrap confidence interval returned NA bounds</text:p>
          </table:table-cell>
          <table:table-cell office:value-type="string">
            <text:p>1</text:p>
          </table:table-cell>
          <table:table-cell office:value-type="string">
            <text:p>9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3 EDT</text:p>
          </table:table-cell>
          <table:table-cell office:value-type="string">
            <text:p>0.24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bootstrap_two_sided_pval</text:p>
          </table:table-cell>
          <table:table-cell office:value-type="string">
            <text:p>1</text:p>
          </table:table-cell>
          <table:table-cell office:value-type="string">
            <text:p>9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3 EDT</text:p>
          </table:table-cell>
          <table:table-cell office:value-type="string">
            <text:p>0.27</text:p>
          </table:table-cell>
          <table:table-cell office:value-type="string">
            <text:p>InferenceOrdinalUnivKKCondProp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33 EDT</text:p>
          </table:table-cell>
          <table:table-cell office:value-type="string">
            <text:p>0.001</text:p>
          </table:table-cell>
          <table:table-cell office:value-type="string">
            <text:p>InferenceOrdinalUnivKKCondPropOddsCombined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9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3 EDT</text:p>
          </table:table-cell>
          <table:table-cell office:value-type="string">
            <text:p>0</text:p>
          </table:table-cell>
          <table:table-cell office:value-type="string">
            <text:p>InferenceOrdinalUnivKKCondPropOddsCombined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3 EDT</text:p>
          </table:table-cell>
          <table:table-cell office:value-type="string">
            <text:p>0</text:p>
          </table:table-cell>
          <table:table-cell office:value-type="string">
            <text:p>InferenceOrdinalUnivKKCondPropOddsCombined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4 EDT</text:p>
          </table:table-cell>
          <table:table-cell office:value-type="string">
            <text:p>0.264</text:p>
          </table:table-cell>
          <table:table-cell office:value-type="string">
            <text:p>InferenceOrdinalUnivKKCondPropOddsCombined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34 EDT</text:p>
          </table:table-cell>
          <table:table-cell office:value-type="string">
            <text:p>0</text:p>
          </table:table-cell>
          <table:table-cell office:value-type="string">
            <text:p>InferenceOrdinalUnivKKCondContRatio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9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4 EDT</text:p>
          </table:table-cell>
          <table:table-cell office:value-type="string">
            <text:p>0</text:p>
          </table:table-cell>
          <table:table-cell office:value-type="string">
            <text:p>InferenceOrdinalUnivKKCondContRatio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4 EDT</text:p>
          </table:table-cell>
          <table:table-cell office:value-type="string">
            <text:p>0</text:p>
          </table:table-cell>
          <table:table-cell office:value-type="string">
            <text:p>InferenceOrdinalUnivKKCondContRatio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4 EDT</text:p>
          </table:table-cell>
          <table:table-cell office:value-type="string">
            <text:p>0.254</text:p>
          </table:table-cell>
          <table:table-cell office:value-type="string">
            <text:p>InferenceOrdinalUnivKKCondContRatio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34 EDT</text:p>
          </table:table-cell>
          <table:table-cell office:value-type="string">
            <text:p>0.004</text:p>
          </table:table-cell>
          <table:table-cell office:value-type="string">
            <text:p>InferenceOrdinalMultiKKCondContRatio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9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4 EDT</text:p>
          </table:table-cell>
          <table:table-cell office:value-type="string">
            <text:p>0</text:p>
          </table:table-cell>
          <table:table-cell office:value-type="string">
            <text:p>InferenceOrdinalMultiKKCondContRatio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4 EDT</text:p>
          </table:table-cell>
          <table:table-cell office:value-type="string">
            <text:p>0</text:p>
          </table:table-cell>
          <table:table-cell office:value-type="string">
            <text:p>InferenceOrdinalMultiKKCondContRatio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4 EDT</text:p>
          </table:table-cell>
          <table:table-cell office:value-type="string">
            <text:p>0.292</text:p>
          </table:table-cell>
          <table:table-cell office:value-type="string">
            <text:p>InferenceOrdinalMultiKKCondContRatio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34 EDT</text:p>
          </table:table-cell>
          <table:table-cell office:value-type="string">
            <text:p>0</text:p>
          </table:table-cell>
          <table:table-cell office:value-type="string">
            <text:p>InferenceOrdinalUnivKKCond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9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4 EDT</text:p>
          </table:table-cell>
          <table:table-cell office:value-type="string">
            <text:p>0</text:p>
          </table:table-cell>
          <table:table-cell office:value-type="string">
            <text:p>InferenceOrdinalUnivKKCond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4 EDT</text:p>
          </table:table-cell>
          <table:table-cell office:value-type="string">
            <text:p>0</text:p>
          </table:table-cell>
          <table:table-cell office:value-type="string">
            <text:p>InferenceOrdinalUnivKKCond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4 EDT</text:p>
          </table:table-cell>
          <table:table-cell office:value-type="string">
            <text:p>0.263</text:p>
          </table:table-cell>
          <table:table-cell office:value-type="string">
            <text:p>InferenceOrdinalUnivKKCond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34 EDT</text:p>
          </table:table-cell>
          <table:table-cell office:value-type="string">
            <text:p>0.003</text:p>
          </table:table-cell>
          <table:table-cell office:value-type="string">
            <text:p>InferenceOrdinalMultiKKCond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treatment_estimate</text:p>
          </table:table-cell>
          <table:table-cell office:value-type="string">
            <text:p>1</text:p>
          </table:table-cell>
          <table:table-cell office:value-type="string">
            <text:p>9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4 EDT</text:p>
          </table:table-cell>
          <table:table-cell office:value-type="string">
            <text:p>0</text:p>
          </table:table-cell>
          <table:table-cell office:value-type="string">
            <text:p>InferenceOrdinalMultiKKCond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4 EDT</text:p>
          </table:table-cell>
          <table:table-cell office:value-type="string">
            <text:p>0</text:p>
          </table:table-cell>
          <table:table-cell office:value-type="string">
            <text:p>InferenceOrdinalMultiKKCond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5 EDT</text:p>
          </table:table-cell>
          <table:table-cell office:value-type="string">
            <text:p>0.266</text:p>
          </table:table-cell>
          <table:table-cell office:value-type="string">
            <text:p>InferenceOrdinalMultiKKCond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35 EDT</text:p>
          </table:table-cell>
          <table:table-cell office:value-type="string">
            <text:p>0</text:p>
          </table:table-cell>
          <table:table-cell office:value-type="string">
            <text:p>InferenceOrdinalPairedSignTes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5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35 EDT</text:p>
          </table:table-cell>
          <table:table-cell office:value-type="string">
            <text:p>0.023</text:p>
          </table:table-cell>
          <table:table-cell office:value-type="string">
            <text:p>InferenceOrdinalPairedSignTes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9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5 EDT</text:p>
          </table:table-cell>
          <table:table-cell office:value-type="string">
            <text:p>0</text:p>
          </table:table-cell>
          <table:table-cell office:value-type="string">
            <text:p>InferenceOrdinalPairedSignTes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9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0:51:35 EDT</text:p>
          </table:table-cell>
          <table:table-cell office:value-type="string">
            <text:p>0.282</text:p>
          </table:table-cell>
          <table:table-cell office:value-type="string">
            <text:p>InferenceOrdinalPairedSignTes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35 EDT</text:p>
          </table:table-cell>
          <table:table-cell office:value-type="string">
            <text:p>0.007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2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2041142095718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35 EDT</text:p>
          </table:table-cell>
          <table:table-cell office:value-type="string">
            <text:p>0.017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6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639082574320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35 EDT</text:p>
          </table:table-cell>
          <table:table-cell office:value-type="string">
            <text:p>0.001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83</text:p>
          </table:table-cell>
          <table:table-cell office:value-type="string">
            <text:p>0.49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832730598922787 0.4915014790360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38 EDT</text:p>
          </table:table-cell>
          <table:table-cell office:value-type="string">
            <text:p>3.278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41 EDT</text:p>
          </table:table-cell>
          <table:table-cell office:value-type="string">
            <text:p>2.833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053</text:p>
          </table:table-cell>
          <table:table-cell office:value-type="string">
            <text:p>0.47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531526363070015 0.478668899993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44 EDT</text:p>
          </table:table-cell>
          <table:table-cell office:value-type="string">
            <text:p>2.825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14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432513678622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44 EDT</text:p>
          </table:table-cell>
          <table:table-cell office:value-type="string">
            <text:p>0.4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44 EDT</text:p>
          </table:table-cell>
          <table:table-cell office:value-type="string">
            <text:p>0.085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43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43207001332998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44 EDT</text:p>
          </table:table-cell>
          <table:table-cell office:value-type="string">
            <text:p>0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5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05858715169980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44 EDT</text:p>
          </table:table-cell>
          <table:table-cell office:value-type="string">
            <text:p>0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16</text:p>
          </table:table-cell>
          <table:table-cell office:value-type="string">
            <text:p>0.88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156914239474587 0.8798314506074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2:17 EDT</text:p>
          </table:table-cell>
          <table:table-cell office:value-type="string">
            <text:p>32.422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2:32 EDT</text:p>
          </table:table-cell>
          <table:table-cell office:value-type="string">
            <text:p>15.046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0.404</text:p>
          </table:table-cell>
          <table:table-cell office:value-type="string">
            <text:p>0.767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404156882577285 0.7671924845027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2:47 EDT</text:p>
          </table:table-cell>
          <table:table-cell office:value-type="string">
            <text:p>15.029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2:47 EDT</text:p>
          </table:table-cell>
          <table:table-cell office:value-type="string">
            <text:p>0.405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2:47 EDT</text:p>
          </table:table-cell>
          <table:table-cell office:value-type="string">
            <text:p>0.011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26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26895125667030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2:47 EDT</text:p>
          </table:table-cell>
          <table:table-cell office:value-type="string">
            <text:p>0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3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317465128102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2:47 EDT</text:p>
          </table:table-cell>
          <table:table-cell office:value-type="string">
            <text:p>0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81</text:p>
          </table:table-cell>
          <table:table-cell office:value-type="string">
            <text:p>0.61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807814840298505 0.6186839973704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2:49 EDT</text:p>
          </table:table-cell>
          <table:table-cell office:value-type="string">
            <text:p>1.26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2:51 EDT</text:p>
          </table:table-cell>
          <table:table-cell office:value-type="string">
            <text:p>2.48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122</text:p>
          </table:table-cell>
          <table:table-cell office:value-type="string">
            <text:p>0.6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121775616390411 0.5996814276975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2:54 EDT</text:p>
          </table:table-cell>
          <table:table-cell office:value-type="string">
            <text:p>2.485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16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596067935851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2:54 EDT</text:p>
          </table:table-cell>
          <table:table-cell office:value-type="string">
            <text:p>0.631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2:55 EDT</text:p>
          </table:table-cell>
          <table:table-cell office:value-type="string">
            <text:p>0.652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3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34511926982795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2:55 EDT</text:p>
          </table:table-cell>
          <table:table-cell office:value-type="string">
            <text:p>0.001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095077657383290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2:55 EDT</text:p>
          </table:table-cell>
          <table:table-cell office:value-type="string">
            <text:p>0.001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60</text:p>
          </table:table-cell>
          <table:table-cell office:value-type="string">
            <text:p>0.75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601174600682512 0.7503559997241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7:32 EDT</text:p>
          </table:table-cell>
          <table:table-cell office:value-type="string">
            <text:p>277.093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9:50 EDT</text:p>
          </table:table-cell>
          <table:table-cell office:value-type="string">
            <text:p>137.523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017</text:p>
          </table:table-cell>
          <table:table-cell office:value-type="string">
            <text:p>0.81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174658442817172 0.8171192128664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12 EDT</text:p>
          </table:table-cell>
          <table:table-cell office:value-type="string">
            <text:p>142.549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0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06504013354973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13 EDT</text:p>
          </table:table-cell>
          <table:table-cell office:value-type="string">
            <text:p>0.497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13 EDT</text:p>
          </table:table-cell>
          <table:table-cell office:value-type="string">
            <text:p>0.006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26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26895125667030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13 EDT</text:p>
          </table:table-cell>
          <table:table-cell office:value-type="string">
            <text:p>0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3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317465128102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13 EDT</text:p>
          </table:table-cell>
          <table:table-cell office:value-type="string">
            <text:p>0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81</text:p>
          </table:table-cell>
          <table:table-cell office:value-type="string">
            <text:p>0.61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807814840298505 0.6186839973704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13 EDT</text:p>
          </table:table-cell>
          <table:table-cell office:value-type="string">
            <text:p>0.386</text:p>
          </table:table-cell>
          <table:table-cell office:value-type="string">
            <text:p>InferenceOrdinalUniOrdered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14 EDT</text:p>
          </table:table-cell>
          <table:table-cell office:value-type="string">
            <text:p>0.824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3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34511926982795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14 EDT</text:p>
          </table:table-cell>
          <table:table-cell office:value-type="string">
            <text:p>0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095077657383290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14 EDT</text:p>
          </table:table-cell>
          <table:table-cell office:value-type="string">
            <text:p>0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60</text:p>
          </table:table-cell>
          <table:table-cell office:value-type="string">
            <text:p>0.75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601174600682512 0.7503559997241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14 EDT</text:p>
          </table:table-cell>
          <table:table-cell office:value-type="string">
            <text:p>0.552</text:p>
          </table:table-cell>
          <table:table-cell office:value-type="string">
            <text:p>InferenceOrdinalMultiOrdered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14 EDT</text:p>
          </table:table-cell>
          <table:table-cell office:value-type="string">
            <text:p>0.013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42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424110216531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14 EDT</text:p>
          </table:table-cell>
          <table:table-cell office:value-type="string">
            <text:p>0.001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525095543418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14 EDT</text:p>
          </table:table-cell>
          <table:table-cell office:value-type="string">
            <text:p>0.001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157</text:p>
          </table:table-cell>
          <table:table-cell office:value-type="string">
            <text:p>1.00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156883182869866 1.005103615932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19 EDT</text:p>
          </table:table-cell>
          <table:table-cell office:value-type="string">
            <text:p>4.672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23 EDT</text:p>
          </table:table-cell>
          <table:table-cell office:value-type="string">
            <text:p>3.523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150</text:p>
          </table:table-cell>
          <table:table-cell office:value-type="string">
            <text:p>0.97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150190765355061 0.9726058733313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27 EDT</text:p>
          </table:table-cell>
          <table:table-cell office:value-type="string">
            <text:p>4.154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17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703649342327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27 EDT</text:p>
          </table:table-cell>
          <table:table-cell office:value-type="string">
            <text:p>0.48</text:p>
          </table:table-cell>
          <table:table-cell office:value-type="string">
            <text:p>InferenceOrdinalUniStereotype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27 EDT</text:p>
          </table:table-cell>
          <table:table-cell office:value-type="string">
            <text:p>0.015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75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7577336341803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27 EDT</text:p>
          </table:table-cell>
          <table:table-cell office:value-type="string">
            <text:p>0.001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4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417970202033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27 EDT</text:p>
          </table:table-cell>
          <table:table-cell office:value-type="string">
            <text:p>0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253</text:p>
          </table:table-cell>
          <table:table-cell office:value-type="string">
            <text:p>1.76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253156297003649 1.768623565364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36 EDT</text:p>
          </table:table-cell>
          <table:table-cell office:value-type="string">
            <text:p>8.809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39 EDT</text:p>
          </table:table-cell>
          <table:table-cell office:value-type="string">
            <text:p>3.344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0.069</text:p>
          </table:table-cell>
          <table:table-cell office:value-type="string">
            <text:p>2.070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068744244347363 2.070288869442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43 EDT</text:p>
          </table:table-cell>
          <table:table-cell office:value-type="string">
            <text:p>3.623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03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03239216445880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44 EDT</text:p>
          </table:table-cell>
          <table:table-cell office:value-type="string">
            <text:p>0.733</text:p>
          </table:table-cell>
          <table:table-cell office:value-type="string">
            <text:p>InferenceOrdinalMultiStereotypeLog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44 EDT</text:p>
          </table:table-cell>
          <table:table-cell office:value-type="string">
            <text:p>0.024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26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2689513538430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44 EDT</text:p>
          </table:table-cell>
          <table:table-cell office:value-type="string">
            <text:p>0.043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3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317463704716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44 EDT</text:p>
          </table:table-cell>
          <table:table-cell office:value-type="string">
            <text:p>0.001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81</text:p>
          </table:table-cell>
          <table:table-cell office:value-type="string">
            <text:p>0.61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807813843174345 0.61868409200361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50 EDT</text:p>
          </table:table-cell>
          <table:table-cell office:value-type="string">
            <text:p>5.733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54 EDT</text:p>
          </table:table-cell>
          <table:table-cell office:value-type="string">
            <text:p>4.431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110</text:p>
          </table:table-cell>
          <table:table-cell office:value-type="string">
            <text:p>0.58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110112150361804 0.5879354862468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2:59 EDT</text:p>
          </table:table-cell>
          <table:table-cell office:value-type="string">
            <text:p>4.821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1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503543137963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00 EDT</text:p>
          </table:table-cell>
          <table:table-cell office:value-type="string">
            <text:p>0.623</text:p>
          </table:table-cell>
          <table:table-cell office:value-type="string">
            <text:p>InferenceOrdinalUniStereotype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00 EDT</text:p>
          </table:table-cell>
          <table:table-cell office:value-type="string">
            <text:p>0.022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26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2689513538430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00 EDT</text:p>
          </table:table-cell>
          <table:table-cell office:value-type="string">
            <text:p>0.001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3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317463704716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00 EDT</text:p>
          </table:table-cell>
          <table:table-cell office:value-type="string">
            <text:p>0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81</text:p>
          </table:table-cell>
          <table:table-cell office:value-type="string">
            <text:p>0.61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807813843174345 0.61868409200361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05 EDT</text:p>
          </table:table-cell>
          <table:table-cell office:value-type="string">
            <text:p>5.391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08 EDT</text:p>
          </table:table-cell>
          <table:table-cell office:value-type="string">
            <text:p>3.418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027</text:p>
          </table:table-cell>
          <table:table-cell office:value-type="string">
            <text:p>0.63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268084762777744 0.6386318246686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12 EDT</text:p>
          </table:table-cell>
          <table:table-cell office:value-type="string">
            <text:p>3.476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07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06990440533658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12 EDT</text:p>
          </table:table-cell>
          <table:table-cell office:value-type="string">
            <text:p>0.356</text:p>
          </table:table-cell>
          <table:table-cell office:value-type="string">
            <text:p>InferenceOrdinalMultiStereotypeProb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12 EDT</text:p>
          </table:table-cell>
          <table:table-cell office:value-type="string">
            <text:p>0.022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42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42411064980440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12 EDT</text:p>
          </table:table-cell>
          <table:table-cell office:value-type="string">
            <text:p>0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525092626339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12 EDT</text:p>
          </table:table-cell>
          <table:table-cell office:value-type="string">
            <text:p>0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157</text:p>
          </table:table-cell>
          <table:table-cell office:value-type="string">
            <text:p>1.00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156882929982893 1.00510422959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18 EDT</text:p>
          </table:table-cell>
          <table:table-cell office:value-type="string">
            <text:p>5.669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22 EDT</text:p>
          </table:table-cell>
          <table:table-cell office:value-type="string">
            <text:p>4.042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113</text:p>
          </table:table-cell>
          <table:table-cell office:value-type="string">
            <text:p>0.94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113233817147231 0.9407624536498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26 EDT</text:p>
          </table:table-cell>
          <table:table-cell office:value-type="string">
            <text:p>4.174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10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0851687665590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27 EDT</text:p>
          </table:table-cell>
          <table:table-cell office:value-type="string">
            <text:p>0.47</text:p>
          </table:table-cell>
          <table:table-cell office:value-type="string">
            <text:p>InferenceOrdinalUniProp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27 EDT</text:p>
          </table:table-cell>
          <table:table-cell office:value-type="string">
            <text:p>0.023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42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42411064980440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27 EDT</text:p>
          </table:table-cell>
          <table:table-cell office:value-type="string">
            <text:p>0.031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525092626339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27 EDT</text:p>
          </table:table-cell>
          <table:table-cell office:value-type="string">
            <text:p>0.001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157</text:p>
          </table:table-cell>
          <table:table-cell office:value-type="string">
            <text:p>1.00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156882929982893 1.00510422959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33 EDT</text:p>
          </table:table-cell>
          <table:table-cell office:value-type="string">
            <text:p>6.77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38 EDT</text:p>
          </table:table-cell>
          <table:table-cell office:value-type="string">
            <text:p>4.874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204</text:p>
          </table:table-cell>
          <table:table-cell office:value-type="string">
            <text:p>1.01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203934785112344 1.018440317357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43 EDT</text:p>
          </table:table-cell>
          <table:table-cell office:value-type="string">
            <text:p>4.973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15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574412719892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44 EDT</text:p>
          </table:table-cell>
          <table:table-cell office:value-type="string">
            <text:p>0.548</text:p>
          </table:table-cell>
          <table:table-cell office:value-type="string">
            <text:p>InferenceOrdinalUniPartialProportional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45 EDT</text:p>
          </table:table-cell>
          <table:table-cell office:value-type="string">
            <text:p>1.28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63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63640108514820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45 EDT</text:p>
          </table:table-cell>
          <table:table-cell office:value-type="string">
            <text:p>0.001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7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07855981147626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45 EDT</text:p>
          </table:table-cell>
          <table:table-cell office:value-type="string">
            <text:p>0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73</text:p>
          </table:table-cell>
          <table:table-cell office:value-type="string">
            <text:p>1.34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726661808892934 1.345468351185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2:09 EDT</text:p>
          </table:table-cell>
          <table:table-cell office:value-type="string">
            <text:p>503.42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5:56 EDT</text:p>
          </table:table-cell>
          <table:table-cell office:value-type="string">
            <text:p>227.119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0.063</text:p>
          </table:table-cell>
          <table:table-cell office:value-type="string">
            <text:p>1.432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0633922048985042 1.431575933593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42 EDT</text:p>
          </table:table-cell>
          <table:table-cell office:value-type="string">
            <text:p>226.042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03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03070675111666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42 EDT</text:p>
          </table:table-cell>
          <table:table-cell office:value-type="string">
            <text:p>0.599</text:p>
          </table:table-cell>
          <table:table-cell office:value-type="string">
            <text:p>InferenceOrdinalMultiPartialProportionalOdds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42 EDT</text:p>
          </table:table-cell>
          <table:table-cell office:value-type="string">
            <text:p>0.005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24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24275513590884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42 EDT</text:p>
          </table:table-cell>
          <table:table-cell office:value-type="string">
            <text:p>0.001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0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20537910971800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42 EDT</text:p>
          </table:table-cell>
          <table:table-cell office:value-type="string">
            <text:p>0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618</text:p>
          </table:table-cell>
          <table:table-cell office:value-type="string">
            <text:p>0.13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618466586909599 0.13295631509190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44 EDT</text:p>
          </table:table-cell>
          <table:table-cell office:value-type="string">
            <text:p>1.634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48 EDT</text:p>
          </table:table-cell>
          <table:table-cell office:value-type="string">
            <text:p>3.529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597</text:p>
          </table:table-cell>
          <table:table-cell office:value-type="string">
            <text:p>0.18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596605250280633 0.1805704145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1 EDT</text:p>
          </table:table-cell>
          <table:table-cell office:value-type="string">
            <text:p>3.729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24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2442211355254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2 EDT</text:p>
          </table:table-cell>
          <table:table-cell office:value-type="string">
            <text:p>0.737</text:p>
          </table:table-cell>
          <table:table-cell office:value-type="string">
            <text:p>InferenceOrdinalUniCLL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3 EDT</text:p>
          </table:table-cell>
          <table:table-cell office:value-type="string">
            <text:p>1.133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1508961617165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3 EDT</text:p>
          </table:table-cell>
          <table:table-cell office:value-type="string">
            <text:p>0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48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4888478622117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3 EDT</text:p>
          </table:table-cell>
          <table:table-cell office:value-type="string">
            <text:p>0.001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578</text:p>
          </table:table-cell>
          <table:table-cell office:value-type="string">
            <text:p>0.27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578194087601885 0.2764017641687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4 EDT</text:p>
          </table:table-cell>
          <table:table-cell office:value-type="string">
            <text:p>0.7</text:p>
          </table:table-cell>
          <table:table-cell office:value-type="string">
            <text:p>InferenceOrdinalMultiCLL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4 EDT</text:p>
          </table:table-cell>
          <table:table-cell office:value-type="string">
            <text:p>0.022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2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2674041755746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4 EDT</text:p>
          </table:table-cell>
          <table:table-cell office:value-type="string">
            <text:p>0.079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496316732016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4 EDT</text:p>
          </table:table-cell>
          <table:table-cell office:value-type="string">
            <text:p>0.001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96</text:p>
          </table:table-cell>
          <table:table-cell office:value-type="string">
            <text:p>0.63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963453377839172 0.6311536889331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5 EDT</text:p>
          </table:table-cell>
          <table:table-cell office:value-type="string">
            <text:p>0.631</text:p>
          </table:table-cell>
          <table:table-cell office:value-type="string">
            <text:p>InferenceOrdinalUniGComp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6 EDT</text:p>
          </table:table-cell>
          <table:table-cell office:value-type="string">
            <text:p>1.685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23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2360258051540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6 EDT</text:p>
          </table:table-cell>
          <table:table-cell office:value-type="string">
            <text:p>0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7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07456665728278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6 EDT</text:p>
          </table:table-cell>
          <table:table-cell office:value-type="string">
            <text:p>0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023</text:p>
          </table:table-cell>
          <table:table-cell office:value-type="string">
            <text:p>0.49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234081620315377 0.4954597723396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7 EDT</text:p>
          </table:table-cell>
          <table:table-cell office:value-type="string">
            <text:p>0.758</text:p>
          </table:table-cell>
          <table:table-cell office:value-type="string">
            <text:p>InferenceOrdinalMultiGComp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7 EDT</text:p>
          </table:table-cell>
          <table:table-cell office:value-type="string">
            <text:p>0.034</text:p>
          </table:table-cell>
          <table:table-cell office:value-type="string">
            <text:p>InferenceOrdinalJonckheereTerpstraTes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exact_two_sided_pval_for_treatment_effect</text:p>
          </table:table-cell>
          <table:table-cell office:value-type="string">
            <text:p>0.1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504798977080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7 EDT</text:p>
          </table:table-cell>
          <table:table-cell office:value-type="string">
            <text:p>0.036</text:p>
          </table:table-cell>
          <table:table-cell office:value-type="string">
            <text:p>InferenceOrdinalJonckheereTerpstraTes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6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065758185476495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7 EDT</text:p>
          </table:table-cell>
          <table:table-cell office:value-type="string">
            <text:p>0.019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21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2145067333179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7 EDT</text:p>
          </table:table-cell>
          <table:table-cell office:value-type="string">
            <text:p>0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42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4198480331407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7 EDT</text:p>
          </table:table-cell>
          <table:table-cell office:value-type="string">
            <text:p>0.001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307</text:p>
          </table:table-cell>
          <table:table-cell office:value-type="string">
            <text:p>0.73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306670073393051 0.7356835400290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8 EDT</text:p>
          </table:table-cell>
          <table:table-cell office:value-type="string">
            <text:p>1.043</text:p>
          </table:table-cell>
          <table:table-cell office:value-type="string">
            <text:p>InferenceOrdinalUniCauch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9 EDT</text:p>
          </table:table-cell>
          <table:table-cell office:value-type="string">
            <text:p>0.38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32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3250625439719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9 EDT</text:p>
          </table:table-cell>
          <table:table-cell office:value-type="string">
            <text:p>0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2412122995355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9 EDT</text:p>
          </table:table-cell>
          <table:table-cell office:value-type="string">
            <text:p>0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219</text:p>
          </table:table-cell>
          <table:table-cell office:value-type="string">
            <text:p>0.86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218565031621071 0.8686901195648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9 EDT</text:p>
          </table:table-cell>
          <table:table-cell office:value-type="string">
            <text:p>0.381</text:p>
          </table:table-cell>
          <table:table-cell office:value-type="string">
            <text:p>InferenceOrdinalMultiCauchit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9 EDT</text:p>
          </table:table-cell>
          <table:table-cell office:value-type="string">
            <text:p>0.006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30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3091415277022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9 EDT</text:p>
          </table:table-cell>
          <table:table-cell office:value-type="string">
            <text:p>0.001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9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942529553200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9:59 EDT</text:p>
          </table:table-cell>
          <table:table-cell office:value-type="string">
            <text:p>0.001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776</text:p>
          </table:table-cell>
          <table:table-cell office:value-type="string">
            <text:p>0.15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775905440039818 0.157622384635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00 EDT</text:p>
          </table:table-cell>
          <table:table-cell office:value-type="string">
            <text:p>1.272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03 EDT</text:p>
          </table:table-cell>
          <table:table-cell office:value-type="string">
            <text:p>2.241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844</text:p>
          </table:table-cell>
          <table:table-cell office:value-type="string">
            <text:p>0.12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844343956996094 0.1241107615945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05 EDT</text:p>
          </table:table-cell>
          <table:table-cell office:value-type="string">
            <text:p>2.07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14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438673249470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05 EDT</text:p>
          </table:table-cell>
          <table:table-cell office:value-type="string">
            <text:p>0.377</text:p>
          </table:table-cell>
          <table:table-cell office:value-type="string">
            <text:p>InferenceOrdinalContRatio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06 EDT</text:p>
          </table:table-cell>
          <table:table-cell office:value-type="string">
            <text:p>0.555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35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3588978888937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06 EDT</text:p>
          </table:table-cell>
          <table:table-cell office:value-type="string">
            <text:p>0.001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3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2390792534510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06 EDT</text:p>
          </table:table-cell>
          <table:table-cell office:value-type="string">
            <text:p>0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956</text:p>
          </table:table-cell>
          <table:table-cell office:value-type="string">
            <text:p>0.23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956393962517426 0.23859818472990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06 EDT</text:p>
          </table:table-cell>
          <table:table-cell office:value-type="string">
            <text:p>0.368</text:p>
          </table:table-cell>
          <table:table-cell office:value-type="string">
            <text:p>InferenceOrdinalMultiContRatio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06 EDT</text:p>
          </table:table-cell>
          <table:table-cell office:value-type="string">
            <text:p>0.001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6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06575818547649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06 EDT</text:p>
          </table:table-cell>
          <table:table-cell office:value-type="string">
            <text:p>0.031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3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030304024552784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06 EDT</text:p>
          </table:table-cell>
          <table:table-cell office:value-type="string">
            <text:p>0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0.006</text:p>
          </table:table-cell>
          <table:table-cell office:value-type="string">
            <text:p>0.125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00625767868686045 0.1252586922661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06 EDT</text:p>
          </table:table-cell>
          <table:table-cell office:value-type="string">
            <text:p>0.221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08 EDT</text:p>
          </table:table-cell>
          <table:table-cell office:value-type="string">
            <text:p>1.656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023</text:p>
          </table:table-cell>
          <table:table-cell office:value-type="string">
            <text:p>0.15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234882827817223 0.15615794278565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10 EDT</text:p>
          </table:table-cell>
          <table:table-cell office:value-type="string">
            <text:p>1.663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15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55168080673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10 EDT</text:p>
          </table:table-cell>
          <table:table-cell office:value-type="string">
            <text:p>0.471</text:p>
          </table:table-cell>
          <table:table-cell office:value-type="string">
            <text:p>InferenceOrdinalRidit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10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7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1720588235294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10 EDT</text:p>
          </table:table-cell>
          <table:table-cell office:value-type="string">
            <text:p>0.016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3616305976856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10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544</text:p>
          </table:table-cell>
          <table:table-cell office:value-type="string">
            <text:p>0.2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543697427005077 0.19957977994625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10 EDT</text:p>
          </table:table-cell>
          <table:table-cell office:value-type="string">
            <text:p>0.053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12 EDT</text:p>
          </table:table-cell>
          <table:table-cell office:value-type="string">
            <text:p>1.584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555</text:p>
          </table:table-cell>
          <table:table-cell office:value-type="string">
            <text:p>0.21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554815623207638 0.21388573650724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14 EDT</text:p>
          </table:table-cell>
          <table:table-cell office:value-type="string">
            <text:p>1.825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41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4164541779413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14 EDT</text:p>
          </table:table-cell>
          <table:table-cell office:value-type="string">
            <text:p>0.596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3646723646723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14 EDT</text:p>
          </table:table-cell>
          <table:table-cell office:value-type="string">
            <text:p>0.043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14 EDT</text:p>
          </table:table-cell>
          <table:table-cell office:value-type="string">
            <text:p>0.06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14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500</text:p>
          </table:table-cell>
          <table:table-cell office:value-type="string">
            <text:p>0.5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499965965443097 0.4999659654430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15 EDT</text:p>
          </table:table-cell>
          <table:table-cell office:value-type="string">
            <text:p>0.654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3646723646723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15 EDT</text:p>
          </table:table-cell>
          <table:table-cell office:value-type="string">
            <text:p>0.018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1341112627063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15 EDT</text:p>
          </table:table-cell>
          <table:table-cell office:value-type="string">
            <text:p>0.001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5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3587223523337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15 EDT</text:p>
          </table:table-cell>
          <table:table-cell office:value-type="string">
            <text:p>0.001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421</text:p>
          </table:table-cell>
          <table:table-cell office:value-type="string">
            <text:p>0.15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420505435865767 0.1522829104530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19 EDT</text:p>
          </table:table-cell>
          <table:table-cell office:value-type="string">
            <text:p>4.369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23 EDT</text:p>
          </table:table-cell>
          <table:table-cell office:value-type="string">
            <text:p>3.953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457</text:p>
          </table:table-cell>
          <table:table-cell office:value-type="string">
            <text:p>0.11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456708224447251 0.11261592911408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28 EDT</text:p>
          </table:table-cell>
          <table:table-cell office:value-type="string">
            <text:p>4.178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29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2987617586718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28 EDT</text:p>
          </table:table-cell>
          <table:table-cell office:value-type="string">
            <text:p>0.516</text:p>
          </table:table-cell>
          <table:table-cell office:value-type="string">
            <text:p>InferenceOrdinalUniAdjCatLog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3646723646723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29 EDT</text:p>
          </table:table-cell>
          <table:table-cell office:value-type="string">
            <text:p>1.112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05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573633495722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29 EDT</text:p>
          </table:table-cell>
          <table:table-cell office:value-type="string">
            <text:p>0.001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3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9314041880389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0:29 EDT</text:p>
          </table:table-cell>
          <table:table-cell office:value-type="string">
            <text:p>0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1.364</text:p>
          </table:table-cell>
          <table:table-cell office:value-type="string">
            <text:p>1.24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1.3635011658179 1.2487744666734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6:42 EDT</text:p>
          </table:table-cell>
          <table:table-cell office:value-type="string">
            <text:p>373.079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9:59 EDT</text:p>
          </table:table-cell>
          <table:table-cell office:value-type="string">
            <text:p>196.896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502</text:p>
          </table:table-cell>
          <table:table-cell office:value-type="string">
            <text:p>0.64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501676796763924 0.6424978334580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32:42 EDT</text:p>
          </table:table-cell>
          <table:table-cell office:value-type="string">
            <text:p>162.457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84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84264690775584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32:42 EDT</text:p>
          </table:table-cell>
          <table:table-cell office:value-type="string">
            <text:p>0.705</text:p>
          </table:table-cell>
          <table:table-cell office:value-type="string">
            <text:p>InferenceOrdinalMultiAdjCatLog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3646723646723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32:42 EDT</text:p>
          </table:table-cell>
          <table:table-cell office:value-type="string">
            <text:p>0.004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17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1724300857309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32:42 EDT</text:p>
          </table:table-cell>
          <table:table-cell office:value-type="string">
            <text:p>0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3343163881405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32:42 EDT</text:p>
          </table:table-cell>
          <table:table-cell office:value-type="string">
            <text:p>0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-0.522</text:p>
          </table:table-cell>
          <table:table-cell office:value-type="string">
            <text:p>0.17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522478875833467 0.1776187043715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32:44 EDT</text:p>
          </table:table-cell>
          <table:table-cell office:value-type="string">
            <text:p>1.591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32:46 EDT</text:p>
          </table:table-cell>
          <table:table-cell office:value-type="string">
            <text:p>2.035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bootstrap_confidence_interval</text:p>
          </table:table-cell>
          <table:table-cell office:value-type="string">
            <text:p>-0.495</text:p>
          </table:table-cell>
          <table:table-cell office:value-type="string">
            <text:p>0.26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494538509141011 0.2676455871254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32:48 EDT</text:p>
          </table:table-cell>
          <table:table-cell office:value-type="string">
            <text:p>2.231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bootstrap_two_sided_pval</text:p>
          </table:table-cell>
          <table:table-cell office:value-type="string">
            <text:p>0.5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5674096801611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32:49 EDT</text:p>
          </table:table-cell>
          <table:table-cell office:value-type="string">
            <text:p>0.403</text:p>
          </table:table-cell>
          <table:table-cell office:value-type="string">
            <text:p>InferenceOrdinalUniCumulProb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3646723646723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33:12 EDT</text:p>
          </table:table-cell>
          <table:table-cell office:value-type="string">
            <text:p>23.583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treatment_estimate</text:p>
          </table:table-cell>
          <table:table-cell office:value-type="string">
            <text:p>-0.7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7708708193413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33:12 EDT</text:p>
          </table:table-cell>
          <table:table-cell office:value-type="string">
            <text:p>0.002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11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21:33:12 EDT</text:p>
          </table:table-cell>
          <table:table-cell office:value-type="string">
            <text:p>0.002</text:p>
          </table:table-cell>
          <table:table-cell office:value-type="string">
            <text:p>InferenceOrdinalMultiCumulProbit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ordin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11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</table:table>
      <table:named-expressions>
        <table:named-range table:name="DATA" table:base-cell-address="$Data.$A$1" table:cell-range-address="$Data.$A$1:.$W$1167"/>
      </table:named-expressions>
    </office:spreadsheet>
  </office:body>
</office:document>
</file>